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3.204cm" fo:margin-left="2.233cm" fo:margin-right="1.563cm" table:align="margins" style:writing-mode="lr-tb"/>
    </style:style>
    <style:style style:name="表3.A" style:family="table-column">
      <style:table-column-properties style:column-width="1.058cm" style:rel-column-width="5252*"/>
    </style:style>
    <style:style style:name="表3.B" style:family="table-column">
      <style:table-column-properties style:column-width="12.146cm" style:rel-column-width="60283*"/>
    </style:style>
    <style:style style:name="表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none" fo:border-top="none" fo:border-bottom="0.002cm solid #000000"/>
    </style:style>
    <style:style style:name="表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3.204cm" fo:margin-left="2.233cm" fo:margin-right="1.563cm" table:align="margins" style:writing-mode="lr-tb"/>
    </style:style>
    <style:style style:name="表6.A" style:family="table-column">
      <style:table-column-properties style:column-width="1.058cm" style:rel-column-width="5252*"/>
    </style:style>
    <style:style style:name="表6.B" style:family="table-column">
      <style:table-column-properties style:column-width="12.146cm" style:rel-column-width="60283*"/>
    </style:style>
    <style:style style:name="表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17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2.508cm" fo:margin-left="1.871cm" fo:margin-right="2.621cm" table:align="margins" style:writing-mode="lr-tb"/>
    </style:style>
    <style:style style:name="表8.A" style:family="table-column">
      <style:table-column-properties style:column-width="1.348cm" style:rel-column-width="7060*"/>
    </style:style>
    <style:style style:name="表8.B" style:family="table-column">
      <style:table-column-properties style:column-width="11.16cm" style:rel-column-width="58475*"/>
    </style:style>
    <style:style style:name="表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none" fo:border-right="0.002cm solid #000000" fo:border-top="none" fo:border-bottom="0.002cm solid #000000"/>
    </style:style>
    <style:style style:name="表9" style:family="table">
      <style:table-properties style:width="12.508cm" fo:margin-left="1.871cm" fo:margin-right="2.621cm" table:align="margins" style:writing-mode="lr-tb"/>
    </style:style>
    <style:style style:name="表9.A" style:family="table-column">
      <style:table-column-properties style:column-width="1.348cm" style:rel-column-width="7060*"/>
    </style:style>
    <style:style style:name="表9.B" style:family="table-column">
      <style:table-column-properties style:column-width="11.16cm" style:rel-column-width="58475*"/>
    </style:style>
    <style:style style:name="表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9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9.B2" style:family="table-cell">
      <style:table-cell-properties fo:padding="0.097cm" fo:border-left="none" fo:border-right="0.002cm solid #000000" fo:border-top="none" fo:border-bottom="0.002cm solid #000000"/>
    </style:style>
    <style:style style:name="表11" style:family="table">
      <style:table-properties style:width="17cm" table:align="margins" style:writing-mode="lr-tb"/>
    </style:style>
    <style:style style:name="表11.A" style:family="table-column">
      <style:table-column-properties style:column-width="0.938cm" style:rel-column-width="3617*"/>
    </style:style>
    <style:style style:name="表11.B" style:family="table-column">
      <style:table-column-properties style:column-width="16.062cm" style:rel-column-width="61918*"/>
    </style:style>
    <style:style style:name="表1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1.B1" style:family="table-cell">
      <style:table-cell-properties fo:padding="0.097cm" fo:border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17cm" style:rel-column-width="65535*"/>
    </style:style>
    <style:style style:name="表12.A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3.254cm" fo:margin-left="1.367cm" fo:margin-right="2.379cm" table:align="margins" style:writing-mode="lr-tb"/>
    </style:style>
    <style:style style:name="表13.A" style:family="table-column">
      <style:table-column-properties style:column-width="1.034cm" style:rel-column-width="5110*"/>
    </style:style>
    <style:style style:name="表13.B" style:family="table-column">
      <style:table-column-properties style:column-width="12.22cm" style:rel-column-width="60425*"/>
    </style:style>
    <style:style style:name="表1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="0.002cm solid #000000"/>
    </style:style>
    <style:style style:name="表1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3.254cm" fo:margin-left="1.367cm" fo:margin-right="2.379cm" table:align="margins" style:writing-mode="lr-tb"/>
    </style:style>
    <style:style style:name="表14.A" style:family="table-column">
      <style:table-column-properties style:column-width="1.034cm" style:rel-column-width="5110*"/>
    </style:style>
    <style:style style:name="表14.B" style:family="table-column">
      <style:table-column-properties style:column-width="12.22cm" style:rel-column-width="60425*"/>
    </style:style>
    <style:style style:name="表1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="0.002cm solid #000000"/>
    </style:style>
    <style:style style:name="表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.A5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.49cm" style:rel-column-width="5745*"/>
    </style:style>
    <style:style style:name="表15.B" style:family="table-column">
      <style:table-column-properties style:column-width="15.51cm" style:rel-column-width="59790*"/>
    </style:style>
    <style:style style:name="表1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5.B1" style:family="table-cell">
      <style:table-cell-properties fo:padding="0.097cm" fo:border="0.002cm solid #000000"/>
    </style:style>
    <style:style style:name="表1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.49cm" style:rel-column-width="5745*"/>
    </style:style>
    <style:style style:name="表16.B" style:family="table-column">
      <style:table-column-properties style:column-width="15.51cm" style:rel-column-width="59790*"/>
    </style:style>
    <style:style style:name="表1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6.B1" style:family="table-cell">
      <style:table-cell-properties fo:padding="0.097cm" fo:border="0.002cm solid #000000"/>
    </style:style>
    <style:style style:name="表1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cm" table:align="margins" style:writing-mode="lr-tb"/>
    </style:style>
    <style:style style:name="表17.A" style:family="table-column">
      <style:table-column-properties style:column-width="1.49cm" style:rel-column-width="5745*"/>
    </style:style>
    <style:style style:name="表17.B" style:family="table-column">
      <style:table-column-properties style:column-width="15.51cm" style:rel-column-width="59790*"/>
    </style:style>
    <style:style style:name="表1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7.B1" style:family="table-cell">
      <style:table-cell-properties fo:padding="0.097cm" fo:border="0.002cm solid #000000"/>
    </style:style>
    <style:style style:name="表1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7cm" table:align="margins" style:writing-mode="lr-tb"/>
    </style:style>
    <style:style style:name="表18.A" style:family="table-column">
      <style:table-column-properties style:column-width="17cm" style:rel-column-width="65535*"/>
    </style:style>
    <style:style style:name="表18.A1" style:family="table-cell">
      <style:table-cell-properties fo:padding="0.097cm" fo:border="0.002cm solid #000000"/>
    </style:style>
    <style:style style:name="表19" style:family="table">
      <style:table-properties style:width="17cm" table:align="margins" style:writing-mode="lr-tb"/>
    </style:style>
    <style:style style:name="表19.A" style:family="table-column">
      <style:table-column-properties style:column-width="17cm" style:rel-column-width="65535*"/>
    </style:style>
    <style:style style:name="表19.A1" style:family="table-cell">
      <style:table-cell-properties fo:padding="0.097cm" fo:border="0.002cm solid #000000"/>
    </style:style>
    <style:style style:name="表1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7cm" table:align="margins" style:writing-mode="lr-tb"/>
    </style:style>
    <style:style style:name="表20.A" style:family="table-column">
      <style:table-column-properties style:column-width="17cm" style:rel-column-width="65535*"/>
    </style:style>
    <style:style style:name="表20.A1" style:family="table-cell">
      <style:table-cell-properties fo:padding="0.097cm" fo:border="0.002cm solid #000000"/>
    </style:style>
    <style:style style:name="表2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17cm" table:align="margins" style:writing-mode="lr-tb"/>
    </style:style>
    <style:style style:name="表21.A" style:family="table-column">
      <style:table-column-properties style:column-width="17cm" style:rel-column-width="65535*"/>
    </style:style>
    <style:style style:name="表21.A1" style:family="table-cell">
      <style:table-cell-properties fo:padding="0.097cm" fo:border="0.002cm solid #000000"/>
    </style:style>
    <style:style style:name="表2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cm" table:align="margins" style:writing-mode="lr-tb"/>
    </style:style>
    <style:style style:name="表22.A" style:family="table-column">
      <style:table-column-properties style:column-width="17cm" style:rel-column-width="65535*"/>
    </style:style>
    <style:style style:name="表22.A1" style:family="table-cell">
      <style:table-cell-properties fo:padding="0.097cm" fo:border="0.002cm solid #000000"/>
    </style:style>
    <style:style style:name="表2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7cm" table:align="margins" style:writing-mode="lr-tb"/>
    </style:style>
    <style:style style:name="表23.A" style:family="table-column">
      <style:table-column-properties style:column-width="17cm" style:rel-column-width="65535*"/>
    </style:style>
    <style:style style:name="表23.A1" style:family="table-cell">
      <style:table-cell-properties fo:padding="0.097cm" fo:border="0.002cm solid #000000"/>
    </style:style>
    <style:style style:name="表2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" style:family="table">
      <style:table-properties style:width="17cm" table:align="margins" style:writing-mode="lr-tb"/>
    </style:style>
    <style:style style:name="表24.A" style:family="table-column">
      <style:table-column-properties style:column-width="17cm" style:rel-column-width="65535*"/>
    </style:style>
    <style:style style:name="表24.A1" style:family="table-cell">
      <style:table-cell-properties fo:padding="0.097cm" fo:border="0.002cm solid #000000"/>
    </style:style>
    <style:style style:name="表2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5" style:family="table">
      <style:table-properties style:width="17cm" table:align="margins" style:writing-mode="lr-tb"/>
    </style:style>
    <style:style style:name="表25.A" style:family="table-column">
      <style:table-column-properties style:column-width="17cm" style:rel-column-width="65535*"/>
    </style:style>
    <style:style style:name="表25.A1" style:family="table-cell">
      <style:table-cell-properties fo:padding="0.097cm" fo:border="0.002cm solid #000000"/>
    </style:style>
    <style:style style:name="表2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6" style:family="table">
      <style:table-properties style:width="17cm" table:align="margins" style:writing-mode="lr-tb"/>
    </style:style>
    <style:style style:name="表26.A" style:family="table-column">
      <style:table-column-properties style:column-width="17cm" style:rel-column-width="65535*"/>
    </style:style>
    <style:style style:name="表26.A1" style:family="table-cell">
      <style:table-cell-properties fo:padding="0.097cm" fo:border="0.002cm solid #000000"/>
    </style:style>
    <style:style style:name="表2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" style:family="table">
      <style:table-properties style:width="17cm" table:align="margins" style:writing-mode="lr-tb"/>
    </style:style>
    <style:style style:name="表27.A" style:family="table-column">
      <style:table-column-properties style:column-width="17cm" style:rel-column-width="65535*"/>
    </style:style>
    <style:style style:name="表27.A1" style:family="table-cell">
      <style:table-cell-properties fo:padding="0.097cm" fo:border="0.002cm solid #000000"/>
    </style:style>
    <style:style style:name="表2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8" style:family="table">
      <style:table-properties style:width="17cm" table:align="margins" style:writing-mode="lr-tb"/>
    </style:style>
    <style:style style:name="表28.A" style:family="table-column">
      <style:table-column-properties style:column-width="17cm" style:rel-column-width="65535*"/>
    </style:style>
    <style:style style:name="表28.A1" style:family="table-cell">
      <style:table-cell-properties fo:padding="0.097cm" fo:border="0.002cm solid #000000"/>
    </style:style>
    <style:style style:name="表2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9" style:family="table">
      <style:table-properties style:width="17cm" table:align="margins" style:writing-mode="lr-tb"/>
    </style:style>
    <style:style style:name="表29.A" style:family="table-column">
      <style:table-column-properties style:column-width="17cm" style:rel-column-width="65535*"/>
    </style:style>
    <style:style style:name="表29.A1" style:family="table-cell">
      <style:table-cell-properties fo:padding="0.097cm" fo:border="0.002cm solid #000000"/>
    </style:style>
    <style:style style:name="表2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0" style:family="table">
      <style:table-properties style:width="17cm" table:align="margins" style:writing-mode="lr-tb"/>
    </style:style>
    <style:style style:name="表30.A" style:family="table-column">
      <style:table-column-properties style:column-width="17cm" style:rel-column-width="65535*"/>
    </style:style>
    <style:style style:name="表30.A1" style:family="table-cell">
      <style:table-cell-properties fo:padding="0.097cm" fo:border="0.002cm solid #000000"/>
    </style:style>
    <style:style style:name="表3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1" style:family="table">
      <style:table-properties style:width="17cm" table:align="margins" style:writing-mode="lr-tb"/>
    </style:style>
    <style:style style:name="表31.A" style:family="table-column">
      <style:table-column-properties style:column-width="17cm" style:rel-column-width="65535*"/>
    </style:style>
    <style:style style:name="表31.A1" style:family="table-cell">
      <style:table-cell-properties fo:padding="0.097cm" fo:border="0.002cm solid #000000"/>
    </style:style>
    <style:style style:name="表3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2" style:family="table">
      <style:table-properties style:width="17cm" table:align="margins" style:writing-mode="lr-tb"/>
    </style:style>
    <style:style style:name="表32.A" style:family="table-column">
      <style:table-column-properties style:column-width="17cm" style:rel-column-width="65535*"/>
    </style:style>
    <style:style style:name="表32.A1" style:family="table-cell">
      <style:table-cell-properties fo:padding="0.097cm" fo:border="0.002cm solid #000000"/>
    </style:style>
    <style:style style:name="表3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background-color="#ffff99" fo:padding="0.097cm" fo:border="0.002cm solid #000000">
        <style:background-image/>
      </style:table-cell-properties>
    </style:style>
    <style:style style:name="表5.A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5.A3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.A4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5.A9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background-color="#996600" fo:padding="0.097cm" fo:border="0.002cm solid #000000">
        <style:background-image/>
      </style:table-cell-properties>
    </style:style>
    <style:style style:name="表1.A2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4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background-color="#996633" fo:padding="0.097cm" fo:border="0.002cm solid #000000">
        <style:background-image/>
      </style:table-cell-properties>
    </style:style>
    <style:style style:name="表10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Contents">
      <style:text-properties style:font-name="Verdana" fo:font-size="14pt" style:font-size-asian="14pt" style:font-size-complex="14pt"/>
    </style:style>
    <style:style style:name="P2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3" style:family="paragraph" style:parent-style-name="Table_20_Contents">
      <style:text-properties style:font-name="Arial" fo:font-size="14pt" style:font-name-asian="Arial" style:font-size-asian="14pt" style:language-asian="ja" style:country-asian="JP" style:font-size-complex="14pt"/>
    </style:style>
    <style:style style:name="P4" style:family="paragraph" style:parent-style-name="Table_20_Contents">
      <style:text-properties style:font-name="Arial" fo:font-size="14pt" fo:background-color="#33ff99" style:font-name-asian="Arial" style:font-size-asian="14pt" style:font-size-complex="14pt"/>
    </style:style>
    <style:style style:name="P5" style:family="paragraph" style:parent-style-name="Table_20_Contents">
      <style:text-properties style:font-name="Arial" fo:font-size="14pt" fo:background-color="#ffff00" style:font-name-asian="Arial" style:font-size-asian="14pt" style:font-size-complex="14pt"/>
    </style:style>
    <style:style style:name="P6" style:family="paragraph" style:parent-style-name="Table_20_Contents">
      <style:text-properties style:font-name="Arial" fo:font-size="14pt" style:text-underline-style="solid" style:text-underline-type="double" style:text-underline-width="auto" style:text-underline-color="font-color" style:font-name-asian="Arial" style:font-size-asian="14pt" style:font-size-complex="14pt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tyle-asian="italic" style:font-weight-asian="bold" style:font-size-complex="14pt" style:font-style-complex="italic" style:font-weight-complex="bold"/>
    </style:style>
    <style:style style:name="P1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1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1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1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6pt" fo:font-style="normal" style:text-underline-style="none" fo:font-weight="bold" style:text-blinking="false" fo:background-color="#ffff00" style:font-name-asian="Arial" style:font-size-asian="26pt" style:language-asian="ja" style:country-asian="JP" style:font-weight-asian="bold" style:font-size-complex="26pt" style:font-weight-complex="bold"/>
    </style:style>
    <style:style style:name="P1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13pt" fo:font-style="normal" style:text-underline-style="none" fo:font-weight="bold" style:text-blinking="false" fo:background-color="#ffff00" style:font-name-asian="Arial" style:font-size-asian="13pt" style:language-asian="ja" style:country-asian="JP" style:font-weight-asian="bold" style:font-size-complex="13pt" style:font-weight-complex="bold"/>
    </style:style>
    <style:style style:name="P1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0pt" fo:font-style="normal" style:text-underline-style="none" fo:font-weight="bold" style:text-blinking="false" fo:background-color="#ffff00" style:font-name-asian="Arial" style:font-size-asian="20pt" style:language-asian="ja" style:country-asian="JP" style:font-weight-asian="bold" style:font-size-complex="20pt" style:font-weight-complex="bold"/>
    </style:style>
    <style:style style:name="P1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0pt" fo:font-style="normal" style:text-underline-style="none" fo:font-weight="bold" style:text-blinking="false" fo:background-color="#ffff00" style:font-name-asian="Arial" style:font-size-asian="20pt" style:language-asian="ja" style:country-asian="JP" style:font-style-asian="italic" style:font-weight-asian="bold" style:font-size-complex="20pt" style:font-style-complex="italic" style:font-weight-complex="bold"/>
    </style:style>
    <style:style style:name="P19" style:family="paragraph" style:parent-style-name="Text_20_body">
      <style:paragraph-properties fo:margin-top="0cm" fo:margin-bottom="0cm" fo:line-height="150%" style:writing-mode="lr-tb"/>
      <style:text-properties style:font-name="Arial" fo:font-size="14pt" fo:font-weight="normal" style:font-name-asian="Arial" style:font-size-asian="14pt" style:font-size-complex="14pt"/>
    </style:style>
    <style:style style:name="P20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1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font-name="Arial" fo:font-size="14pt" fo:letter-spacing="normal" fo:font-style="normal" fo:font-weight="normal" style:font-name-asian="Arial" style:font-size-asian="14pt" style:font-size-complex="14pt"/>
    </style:style>
    <style:style style:name="P22" style:family="paragraph" style:parent-style-name="Standard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3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24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84d1" style:text-line-through-style="none" style:font-name="Arial" fo:font-size="20pt" fo:font-style="normal" style:text-underline-style="none" fo:font-weight="bold" style:text-blinking="false" fo:background-color="#ffff00" style:font-name-asian="Arial" style:font-size-asian="20pt" style:language-asian="ja" style:country-asian="JP" style:font-style-asian="italic" style:font-weight-asian="bold" style:font-size-complex="20pt" style:font-style-complex="italic" style:font-weight-complex="bold"/>
    </style:style>
    <style:style style:name="P25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6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style:font-name="Arial" fo:font-size="14pt" style:font-size-asian="14pt" style:font-size-complex="14pt"/>
    </style:style>
    <style:style style:name="P27" style:family="paragraph" style:parent-style-name="Text_20_body">
      <style:paragraph-properties fo:margin-top="0cm" fo:margin-bottom="0cm" fo:line-height="150%" fo:background-color="#ffff66" style:writing-mode="lr-tb">
        <style:background-image/>
      </style:paragraph-properties>
      <style:text-properties style:font-name="Arial" fo:font-size="14pt" style:font-size-asian="14pt" style:font-size-complex="14pt"/>
    </style:style>
    <style:style style:name="P28" style:family="paragraph" style:parent-style-name="Text_20_body">
      <style:paragraph-properties fo:margin-top="0cm" fo:margin-bottom="0cm" fo:line-height="150%" fo:background-color="#ffff66" style:writing-mode="lr-tb">
        <style:background-image/>
      </style:paragraph-properties>
      <style:text-properties style:font-name="Arial" fo:font-size="14pt" fo:background-color="#ffffff" style:font-size-asian="14pt" style:font-size-complex="14pt"/>
    </style:style>
    <style:style style:name="P29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30" style:family="paragraph" style:parent-style-name="Text_20_body">
      <style:paragraph-properties fo:line-height="150%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31" style:family="paragraph" style:parent-style-name="Preformatted_20_Text">
      <style:text-properties fo:font-variant="normal" fo:text-transform="none" fo:color="#000000" style:font-name="Arial" fo:font-size="14pt" fo:letter-spacing="normal" fo:font-style="normal" fo:font-weight="normal" style:font-name-asian="Arial" style:font-size-asian="14pt" style:font-size-complex="14pt"/>
    </style:style>
    <style:style style:name="P32" style:family="paragraph" style:parent-style-name="Table_20_Contents">
      <style:paragraph-properties fo:background-color="#996600">
        <style:background-image/>
      </style:paragraph-properties>
      <style:text-properties style:font-name="Verdana" fo:font-size="14pt" style:font-size-asian="14pt" style:font-size-complex="14pt"/>
    </style:style>
    <style:style style:name="P33" style:family="paragraph" style:parent-style-name="Table_20_Contents">
      <style:paragraph-properties fo:background-color="#ffff99">
        <style:background-image/>
      </style:paragraph-properties>
      <style:text-properties style:font-name="Verdana" fo:font-size="14pt" style:font-size-asian="14pt" style:font-size-complex="14pt"/>
    </style:style>
    <style:style style:name="P34" style:family="paragraph" style:parent-style-name="Text_20_body" style:list-style-name="L107">
      <style:paragraph-properties fo:line-height="150%"/>
      <style:text-properties style:font-name="Arial" style:font-name-asian="Arial"/>
    </style:style>
    <style:style style:name="P3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6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7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8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9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0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1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2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3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4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5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6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7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8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9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0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1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2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3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4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5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6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7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8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9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0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1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2" style:family="paragraph" style:parent-style-name="Text_20_body" style:list-style-name="L33">
      <style:paragraph-properties fo:margin-top="0cm" fo:margin-bottom="0cm" fo:line-height="150%" fo:text-align="start" style:justify-single-word="false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3" style:family="paragraph" style:parent-style-name="Text_20_body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4" style:family="paragraph" style:parent-style-name="Text_20_body" style:list-style-name="L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5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6" style:family="paragraph" style:parent-style-name="Text_20_body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7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8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9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0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1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2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3" style:family="paragraph" style:parent-style-name="Text_20_body" style:list-style-name="L4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4" style:family="paragraph" style:parent-style-name="Text_20_body" style:list-style-name="L4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5" style:family="paragraph" style:parent-style-name="Text_20_body" style:list-style-name="L4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6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7" style:family="paragraph" style:parent-style-name="Text_20_body" style:list-style-name="L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8" style:family="paragraph" style:parent-style-name="Text_20_body" style:list-style-name="L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9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0" style:family="paragraph" style:parent-style-name="Text_20_body" style:list-style-name="L5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1" style:family="paragraph" style:parent-style-name="Text_20_body" style:list-style-name="L5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2" style:family="paragraph" style:parent-style-name="Text_20_body" style:list-style-name="L5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3" style:family="paragraph" style:parent-style-name="Text_20_body" style:list-style-name="L5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4" style:family="paragraph" style:parent-style-name="Text_20_body" style:list-style-name="L5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5" style:family="paragraph" style:parent-style-name="Text_20_body" style:list-style-name="L5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6" style:family="paragraph" style:parent-style-name="Text_20_body" style:list-style-name="L5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7" style:family="paragraph" style:parent-style-name="Text_20_body" style:list-style-name="L5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8" style:family="paragraph" style:parent-style-name="Text_20_body" style:list-style-name="L5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9" style:family="paragraph" style:parent-style-name="Text_20_body" style:list-style-name="L6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0" style:family="paragraph" style:parent-style-name="Text_20_body" style:list-style-name="L6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1" style:family="paragraph" style:parent-style-name="Text_20_body" style:list-style-name="L6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2" style:family="paragraph" style:parent-style-name="Text_20_body" style:list-style-name="L6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3" style:family="paragraph" style:parent-style-name="Text_20_body" style:list-style-name="L6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4" style:family="paragraph" style:parent-style-name="Text_20_body" style:list-style-name="L6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5" style:family="paragraph" style:parent-style-name="Text_20_body" style:list-style-name="L6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6" style:family="paragraph" style:parent-style-name="Text_20_body" style:list-style-name="L6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7" style:family="paragraph" style:parent-style-name="Text_20_body" style:list-style-name="L6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8" style:family="paragraph" style:parent-style-name="Text_20_body" style:list-style-name="L6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9" style:family="paragraph" style:parent-style-name="Text_20_body" style:list-style-name="L7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0" style:family="paragraph" style:parent-style-name="Text_20_body" style:list-style-name="L7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1" style:family="paragraph" style:parent-style-name="Text_20_body" style:list-style-name="L7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2" style:family="paragraph" style:parent-style-name="Text_20_body" style:list-style-name="L7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3" style:family="paragraph" style:parent-style-name="Text_20_body" style:list-style-name="L7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4" style:family="paragraph" style:parent-style-name="Text_20_body" style:list-style-name="L7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5" style:family="paragraph" style:parent-style-name="Text_20_body" style:list-style-name="L7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6" style:family="paragraph" style:parent-style-name="Text_20_body" style:list-style-name="L7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7" style:family="paragraph" style:parent-style-name="Text_20_body" style:list-style-name="L7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8" style:family="paragraph" style:parent-style-name="Text_20_body" style:list-style-name="L7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9" style:family="paragraph" style:parent-style-name="Text_20_body" style:list-style-name="L8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0" style:family="paragraph" style:parent-style-name="Text_20_body" style:list-style-name="L8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1" style:family="paragraph" style:parent-style-name="Text_20_body" style:list-style-name="L8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2" style:family="paragraph" style:parent-style-name="Text_20_body" style:list-style-name="L8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3" style:family="paragraph" style:parent-style-name="Text_20_body" style:list-style-name="L8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4" style:family="paragraph" style:parent-style-name="Text_20_body" style:list-style-name="L8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5" style:family="paragraph" style:parent-style-name="Text_20_body" style:list-style-name="L8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6" style:family="paragraph" style:parent-style-name="Text_20_body" style:list-style-name="L8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7" style:family="paragraph" style:parent-style-name="Text_20_body" style:list-style-name="L8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8" style:family="paragraph" style:parent-style-name="Text_20_body" style:list-style-name="L8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9" style:family="paragraph" style:parent-style-name="Text_20_body" style:list-style-name="L9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0" style:family="paragraph" style:parent-style-name="Text_20_body" style:list-style-name="L9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1" style:family="paragraph" style:parent-style-name="Text_20_body" style:list-style-name="L9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2" style:family="paragraph" style:parent-style-name="Text_20_body" style:list-style-name="L9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3" style:family="paragraph" style:parent-style-name="Text_20_body" style:list-style-name="L9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4" style:family="paragraph" style:parent-style-name="Text_20_body" style:list-style-name="L9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5" style:family="paragraph" style:parent-style-name="Text_20_body" style:list-style-name="L9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6" style:family="paragraph" style:parent-style-name="Text_20_body" style:list-style-name="L9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7" style:family="paragraph" style:parent-style-name="Text_20_body" style:list-style-name="L9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8" style:family="paragraph" style:parent-style-name="Text_20_body" style:list-style-name="L9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9" style:family="paragraph" style:parent-style-name="Text_20_body" style:list-style-name="L10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0" style:family="paragraph" style:parent-style-name="Text_20_body" style:list-style-name="L10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1" style:family="paragraph" style:parent-style-name="Text_20_body" style:list-style-name="L10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2" style:family="paragraph" style:parent-style-name="Text_20_body" style:list-style-name="L10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3" style:family="paragraph" style:parent-style-name="Text_20_body" style:list-style-name="L10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4" style:family="paragraph" style:parent-style-name="Text_20_body" style:list-style-name="L10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5" style:family="paragraph" style:parent-style-name="Text_20_body" style:list-style-name="L1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6" style:family="paragraph" style:parent-style-name="Text_20_body" style:list-style-name="L1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7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38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39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40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41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42" style:family="paragraph" style:parent-style-name="Text_20_body" style:list-style-name="L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43" style:family="paragraph" style:parent-style-name="Text_20_body" style:list-style-name="L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44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45" style:family="paragraph" style:parent-style-name="Text_20_body" style:list-style-name="L5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46" style:family="paragraph" style:parent-style-name="Text_20_body" style:list-style-name="L10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47" style:family="paragraph" style:parent-style-name="Text_20_body" style:list-style-name="L10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4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149" style:family="paragraph" style:parent-style-name="Text_20_body" style:list-style-name="L88">
      <style:paragraph-properties fo:margin-top="0cm" fo:margin-bottom="0cm" fo:line-height="150%" style:writing-mode="lr-tb"/>
      <style:text-properties fo:font-variant="normal" fo:text-transform="none" fo:color="#557f5f" style:text-line-through-style="none" style:font-name="Consolas" fo:font-size="10pt" fo:font-style="normal" style:text-underline-style="none" fo:font-weight="normal" style:text-blinking="false" fo:background-color="transparent" style:font-name-asian="Consolas" style:font-size-asian="10pt" style:font-name-complex="Consolas" style:font-size-complex="10pt"/>
    </style:style>
    <style:style style:name="P150" style:family="paragraph" style:parent-style-name="Text_20_body" style:list-style-name="L89">
      <style:paragraph-properties fo:margin-top="0cm" fo:margin-bottom="0cm" fo:line-height="150%" style:writing-mode="lr-tb"/>
      <style:text-properties fo:font-variant="normal" fo:text-transform="none" fo:color="#557f5f" style:text-line-through-style="none" style:font-name="Consolas" fo:font-size="10pt" fo:font-style="normal" style:text-underline-style="none" fo:font-weight="normal" style:text-blinking="false" fo:background-color="transparent" style:font-name-asian="Consolas" style:font-size-asian="10pt" style:font-name-complex="Consolas" style:font-size-complex="10pt"/>
    </style:style>
    <style:style style:name="P151" style:family="paragraph" style:parent-style-name="Text_20_body" style:list-style-name="L91">
      <style:paragraph-properties fo:margin-top="0cm" fo:margin-bottom="0cm" fo:line-height="150%" style:writing-mode="lr-tb"/>
      <style:text-properties fo:font-variant="normal" fo:text-transform="none" fo:color="#557f5f" style:text-line-through-style="none" style:font-name="Consolas" fo:font-size="10pt" fo:font-style="normal" style:text-underline-style="none" fo:font-weight="normal" style:text-blinking="false" fo:background-color="transparent" style:font-name-asian="Consolas" style:font-size-asian="10pt" style:font-name-complex="Consolas" style:font-size-complex="10pt"/>
    </style:style>
    <style:style style:name="P152" style:family="paragraph" style:parent-style-name="Text_20_body" style:list-style-name="L92">
      <style:paragraph-properties fo:margin-top="0cm" fo:margin-bottom="0cm" fo:line-height="150%" style:writing-mode="lr-tb"/>
      <style:text-properties fo:font-variant="normal" fo:text-transform="none" fo:color="#557f5f" style:text-line-through-style="none" style:font-name="Consolas" fo:font-size="10pt" fo:font-style="normal" style:text-underline-style="none" fo:font-weight="normal" style:text-blinking="false" fo:background-color="transparent" style:font-name-asian="Consolas" style:font-size-asian="10pt" style:font-name-complex="Consolas" style:font-size-complex="10pt"/>
    </style:style>
    <style:style style:name="P153" style:family="paragraph" style:parent-style-name="Text_20_body" style:list-style-name="L93">
      <style:paragraph-properties fo:margin-top="0cm" fo:margin-bottom="0cm" fo:line-height="150%" style:writing-mode="lr-tb"/>
      <style:text-properties fo:font-variant="normal" fo:text-transform="none" fo:color="#557f5f" style:text-line-through-style="none" style:font-name="Consolas" fo:font-size="10pt" fo:font-style="normal" style:text-underline-style="none" fo:font-weight="normal" style:text-blinking="false" fo:background-color="transparent" style:font-name-asian="Consolas" style:font-size-asian="10pt" style:font-name-complex="Consolas" style:font-size-complex="10pt"/>
    </style:style>
    <style:style style:name="P154" style:family="paragraph" style:parent-style-name="Text_20_body" style:list-style-name="L29">
      <style:paragraph-properties fo:margin-top="0cm" fo:margin-bottom="0cm" fo:line-height="150%" style:writing-mode="lr-tb"/>
      <style:text-properties style:text-line-through-style="none" style:font-name="Arial" fo:font-size="14pt" fo:font-style="normal" style:text-underline-style="none" fo:font-weight="normal" style:font-name-asian="Arial" style:font-size-asian="14pt" style:font-size-complex="14pt"/>
    </style:style>
    <style:style style:name="P155" style:family="paragraph" style:parent-style-name="Text_20_body" style:list-style-name="L87">
      <style:paragraph-properties fo:margin-top="0cm" fo:margin-bottom="0cm" fo:line-height="150%" style:writing-mode="lr-tb"/>
      <style:text-properties fo:color="#000000" style:font-name="Arial" fo:font-size="14pt" style:font-name-asian="Arial" style:font-size-asian="14pt" style:font-size-complex="14pt"/>
    </style:style>
    <style:style style:name="P156" style:family="paragraph" style:parent-style-name="Text_20_body" style:list-style-name="L89">
      <style:paragraph-properties fo:margin-top="0cm" fo:margin-bottom="0cm" fo:line-height="150%" style:writing-mode="lr-tb"/>
      <style:text-properties fo:color="#000000" style:font-name="Arial" fo:font-size="14pt" style:font-name-asian="Arial" style:font-size-asian="14pt" style:font-size-complex="14pt"/>
    </style:style>
    <style:style style:name="P157" style:family="paragraph" style:parent-style-name="Text_20_body" style:list-style-name="L93">
      <style:paragraph-properties fo:margin-top="0cm" fo:margin-bottom="0cm" fo:line-height="150%" style:writing-mode="lr-tb"/>
      <style:text-properties fo:color="#000000" style:font-name="Arial" fo:font-size="14pt" style:font-name-asian="Arial" style:font-size-asian="14pt" style:font-size-complex="14pt"/>
    </style:style>
    <style:style style:name="P158" style:family="paragraph" style:parent-style-name="Text_20_body" style:list-style-name="L95">
      <style:paragraph-properties fo:margin-top="0cm" fo:margin-bottom="0cm" fo:line-height="150%" style:writing-mode="lr-tb"/>
      <style:text-properties fo:color="#000000" style:font-name="Arial" fo:font-size="14pt" style:font-name-asian="Arial" style:font-size-asian="14pt" style:font-size-complex="14pt"/>
    </style:style>
    <style:style style:name="P159" style:family="paragraph" style:parent-style-name="Text_20_body" style:list-style-name="L97">
      <style:paragraph-properties fo:margin-top="0cm" fo:margin-bottom="0cm" fo:line-height="150%" style:writing-mode="lr-tb"/>
      <style:text-properties fo:color="#000000" style:font-name="Arial" fo:font-size="14pt" style:font-name-asian="Arial" style:font-size-asian="14pt" style:font-size-complex="14pt"/>
    </style:style>
    <style:style style:name="P160" style:family="paragraph" style:parent-style-name="Text_20_body" style:list-style-name="L88">
      <style:paragraph-properties fo:margin-top="0cm" fo:margin-bottom="0cm" fo:line-height="150%" style:writing-mode="lr-tb"/>
      <style:text-properties fo:color="#000000" style:font-name="Arial" fo:font-size="14pt" fo:font-style="normal" style:font-name-asian="Arial" style:font-size-asian="14pt" style:font-size-complex="14pt"/>
    </style:style>
    <style:style style:name="P161" style:family="paragraph" style:parent-style-name="Text_20_body" style:list-style-name="L89">
      <style:paragraph-properties fo:margin-top="0cm" fo:margin-bottom="0cm" fo:line-height="150%" style:writing-mode="lr-tb"/>
      <style:text-properties fo:color="#000000" style:font-name="Arial" fo:font-size="14pt" fo:font-style="normal" style:font-name-asian="Arial" style:font-size-asian="14pt" style:font-size-complex="14pt"/>
    </style:style>
    <style:style style:name="P162" style:family="paragraph" style:parent-style-name="Text_20_body" style:list-style-name="L90">
      <style:paragraph-properties fo:margin-top="0cm" fo:margin-bottom="0cm" fo:line-height="150%" style:writing-mode="lr-tb"/>
      <style:text-properties fo:color="#557f5f" style:font-name="Consolas" fo:font-size="10pt" style:font-name-asian="Consolas" style:font-size-asian="10pt" style:font-name-complex="Consolas" style:font-size-complex="10pt"/>
    </style:style>
    <style:style style:name="P163" style:family="paragraph" style:parent-style-name="Text_20_body" style:list-style-name="L91">
      <style:paragraph-properties fo:margin-top="0cm" fo:margin-bottom="0cm" fo:line-height="150%" style:writing-mode="lr-tb"/>
      <style:text-properties fo:color="#557f5f" style:font-name="Consolas" fo:font-size="10pt" style:font-name-asian="Consolas" style:font-size-asian="10pt" style:font-name-complex="Consolas" style:font-size-complex="10pt"/>
    </style:style>
    <style:style style:name="P164" style:family="paragraph" style:parent-style-name="Text_20_body">
      <style:paragraph-properties fo:margin-top="0cm" fo:margin-bottom="0cm" fo:line-height="150%" style:writing-mode="lr-tb"/>
      <style:text-properties style:font-name="Arial" fo:font-size="14pt" fo:font-weight="normal" style:font-name-asian="Arial" style:font-size-asian="14pt" style:font-size-complex="14pt"/>
    </style:style>
    <style:style style:name="P165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66" style:family="paragraph" style:parent-style-name="Table_20_Contents" style:list-style-name="L7">
      <style:text-properties style:font-name="Arial" fo:font-size="14pt" style:font-name-asian="Arial" style:font-size-asian="14pt" style:language-asian="ja" style:country-asian="JP" style:font-size-complex="14pt"/>
    </style:style>
    <style:style style:name="P167" style:family="paragraph" style:parent-style-name="Table_20_Contents" style:list-style-name="L7">
      <style:text-properties style:font-name="Arial" fo:font-size="14pt" style:font-name-asian="Arial" style:font-size-asian="14pt" style:font-size-complex="14pt"/>
    </style:style>
    <style:style style:name="P168" style:family="paragraph" style:parent-style-name="Table_20_Contents" style:list-style-name="L14">
      <style:text-properties style:font-name="Arial" fo:font-size="14pt" style:font-name-asian="Arial" style:font-size-asian="14pt" style:font-size-complex="14pt"/>
    </style:style>
    <style:style style:name="P169" style:family="paragraph" style:parent-style-name="Table_20_Contents" style:list-style-name="L21">
      <style:text-properties style:font-name="Arial" fo:font-size="14pt" style:font-name-asian="Arial" style:font-size-asian="14pt" style:font-size-complex="14pt"/>
    </style:style>
    <style:style style:name="P170" style:family="paragraph" style:parent-style-name="Table_20_Contents" style:list-style-name="L22">
      <style:text-properties style:font-name="Arial" fo:font-size="14pt" style:font-name-asian="Arial" style:font-size-asian="14pt" style:font-size-complex="14pt"/>
    </style:style>
    <style:style style:name="P171" style:family="paragraph" style:parent-style-name="Table_20_Contents" style:list-style-name="L23">
      <style:text-properties style:font-name="Arial" fo:font-size="14pt" style:font-name-asian="Arial" style:font-size-asian="14pt" style:font-size-complex="14pt"/>
    </style:style>
    <style:style style:name="P172" style:family="paragraph" style:parent-style-name="Table_20_Contents" style:list-style-name="L24">
      <style:text-properties style:font-name="Arial" fo:font-size="14pt" style:font-name-asian="Arial" style:font-size-asian="14pt" style:font-size-complex="14pt"/>
    </style:style>
    <style:style style:name="P173" style:family="paragraph" style:parent-style-name="Table_20_Contents" style:list-style-name="L108">
      <style:text-properties style:font-name="Verdana" fo:font-size="14pt" style:font-size-asian="14pt" style:font-size-complex="14pt"/>
    </style:style>
    <style:style style:name="P174" style:family="paragraph" style:parent-style-name="Table_20_Contents" style:list-style-name="L109">
      <style:text-properties style:font-name="Verdana" fo:font-size="14pt" style:font-size-asian="14pt" style:font-size-complex="14pt"/>
    </style:style>
    <style:style style:name="P175" style:family="paragraph" style:parent-style-name="Table_20_Contents" style:list-style-name="L110">
      <style:text-properties style:font-name="Verdana" fo:font-size="14pt" style:font-size-asian="14pt" style:font-size-complex="14pt"/>
    </style:style>
    <style:style style:name="P176" style:family="paragraph" style:parent-style-name="Table_20_Contents" style:list-style-name="L111">
      <style:text-properties style:font-name="Verdana" fo:font-size="14pt" style:font-size-asian="14pt" style:font-size-complex="14pt"/>
    </style:style>
    <style:style style:name="P177" style:family="paragraph" style:parent-style-name="Table_20_Contents" style:list-style-name="L108">
      <style:text-properties style:font-name="Verdana" fo:font-size="14pt" fo:background-color="#996600" style:font-size-asian="14pt" style:font-size-complex="14pt"/>
    </style:style>
    <style:style style:name="P178" style:family="paragraph" style:parent-style-name="Standard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79" style:family="paragraph" style:parent-style-name="Standard" style:list-style-name="L5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80" style:family="paragraph" style:parent-style-name="Standard" style:list-style-name="L8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8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ff0000" fo:font-size="15pt" fo:background-color="#f4cccc"/>
    </style:style>
    <style:style style:name="T2" style:family="text">
      <style:text-properties fo:color="#ff0000" fo:font-size="15pt" fo:background-color="#f4cccc" style:language-asian="ja" style:country-asian="JP"/>
    </style:style>
    <style:style style:name="T3" style:family="text">
      <style:text-properties fo:color="#ff0000" fo:font-size="13pt" fo:background-color="#f4cccc" style:font-size-asian="13pt" style:font-size-complex="13pt"/>
    </style:style>
    <style:style style:name="T4" style:family="text">
      <style:text-properties fo:font-size="13pt" fo:font-style="italic" fo:font-weight="bold" fo:background-color="#ffcc00"/>
    </style:style>
    <style:style style:name="T5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6" style:family="text">
      <style:text-properties style:text-underline-style="solid" style:text-underline-type="double" style:text-underline-width="auto" style:text-underline-color="font-color"/>
    </style:style>
    <style:style style:name="T7" style:family="text">
      <style:text-properties fo:font-size="12pt"/>
    </style:style>
    <style:style style:name="T8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9" style:family="text"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tyle-asian="italic" style:font-weight-asian="bold" style:font-style-complex="italic" style:font-weight-complex="bold"/>
    </style:style>
    <style:style style:name="T10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11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 style:font-name-asian="Arial"/>
    </style:style>
    <style:style style:name="T12" style:family="text">
      <style:text-properties fo:font-variant="normal" fo:text-transform="none" fo:color="#000000" style:text-line-through-style="none" fo:font-size="13pt" fo:font-style="italic" style:text-underline-style="none" fo:font-weight="bold" style:text-blinking="false" fo:background-color="#ffcc00" style:language-asian="ja" style:country-asian="JP" style:font-style-asian="italic" style:font-weight-asian="bold" style:font-style-complex="italic" style:font-weight-complex="bold"/>
    </style:style>
    <style:style style:name="T13" style:family="text">
      <style:text-properties fo:font-variant="normal" fo:text-transform="none" fo:color="#000000" style:text-line-through-style="none" fo:font-size="13pt" fo:font-style="italic" style:text-underline-style="none" fo:font-weight="bold" style:text-blinking="false" style:font-name-asian="Arial" style:font-style-asian="italic" style:font-weight-asian="bold" style:font-style-complex="italic" style:font-weight-complex="bold"/>
    </style:style>
    <style:style style:name="T14" style:family="text">
      <style:text-properties fo:font-variant="normal" fo:text-transform="none" fo:color="#000000" style:text-blinking="false" fo:background-color="transparent"/>
    </style:style>
    <style:style style:name="T15" style:family="text">
      <style:text-properties fo:font-variant="normal" fo:text-transform="none" style:text-line-through-style="none" fo:font-style="normal" style:text-underline-style="none" fo:font-weight="normal" style:text-blinking="false" fo:background-color="transparent"/>
    </style:style>
    <style:style style:name="T16" style:family="text">
      <style:text-properties fo:font-variant="normal" fo:text-transform="none" style:text-line-through-style="none" style:text-underline-style="none" fo:font-weight="normal" style:text-blinking="false" fo:background-color="transparent"/>
    </style:style>
    <style:style style:name="T17" style:family="text">
      <style:text-properties fo:font-variant="normal" fo:text-transform="none" fo:color="#ff0000" style:text-line-through-style="none" fo:font-size="15pt" fo:font-style="normal" style:text-underline-style="none" fo:font-weight="normal" style:text-blinking="false" fo:background-color="#f4cccc"/>
    </style:style>
    <style:style style:name="T18" style:family="text">
      <style:text-properties fo:font-variant="normal" fo:text-transform="none" fo:color="#ff0000" style:text-line-through-style="none" fo:font-size="15pt" style:text-underline-style="none" fo:font-weight="normal" style:text-blinking="false" fo:background-color="#f4cccc"/>
    </style:style>
    <style:style style:name="T19" style:family="text">
      <style:text-properties fo:font-variant="normal" fo:text-transform="none" fo:color="#557f5f" style:text-line-through-style="none" style:font-name="Consolas" fo:font-size="10pt" fo:font-style="normal" style:text-underline-style="none" fo:font-weight="normal" style:text-blinking="false" fo:background-color="transparent" style:font-name-asian="Consolas" style:font-size-asian="10pt" style:font-name-complex="Consolas" style:font-size-complex="10pt"/>
    </style:style>
    <style:style style:name="T20" style:family="text">
      <style:text-properties fo:font-variant="normal" fo:text-transform="none" fo:color="#3f55bf" style:text-line-through-style="none" style:font-name="Consolas" fo:font-size="10pt" fo:font-style="normal" style:text-underline-style="none" fo:font-weight="normal" style:text-blinking="false" fo:background-color="transparent" style:font-name-asian="Consolas" style:font-size-asian="10pt" style:font-name-complex="Consolas" style:font-size-complex="10pt"/>
    </style:style>
    <style:style style:name="T21" style:family="text">
      <style:text-properties fo:font-size="15pt" style:font-size-asian="15pt" style:font-size-complex="15pt"/>
    </style:style>
    <style:style style:name="T22" style:family="text">
      <style:text-properties fo:font-size="15pt" fo:background-color="#ccff66" style:font-size-asian="15pt" style:font-size-complex="15pt"/>
    </style:style>
    <style:style style:name="T23" style:family="text">
      <style:text-properties fo:font-size="15pt" fo:background-color="#ccff66" style:font-size-asian="15pt" style:font-weight-asian="normal" style:font-size-complex="15pt" style:font-weight-complex="normal"/>
    </style:style>
    <style:style style:name="T24" style:family="text">
      <style:text-properties style:text-line-through-style="none" style:text-underline-style="none" style:text-blinking="false" fo:background-color="transparent"/>
    </style:style>
    <style:style style:name="T25" style:family="text">
      <style:text-properties style:language-asian="ja" style:country-asian="JP"/>
    </style:style>
    <style:style style:name="T26" style:family="text">
      <style:text-properties fo:background-color="#33ff99"/>
    </style:style>
    <style:style style:name="T27" style:family="text">
      <style:text-properties style:text-outline="false" fo:font-size="12pt" fo:text-shadow="none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T28" style:family="text">
      <style:text-properties style:text-position="super 58%"/>
    </style:style>
    <style:style style:name="T29" style:family="text">
      <style:text-properties style:font-name="Verdana"/>
    </style:style>
    <style:style style:name="T30" style:family="text">
      <style:text-properties fo:color="#9966cc"/>
    </style:style>
    <style:style style:name="T31" style:family="text">
      <style:text-properties fo:color="#557f5f" style:font-name="Consolas" fo:font-size="10pt" style:font-name-asian="Consolas" style:font-size-asian="10pt" style:font-name-complex="Consolas" style:font-size-complex="10pt"/>
    </style:style>
    <style:style style:name="T32" style:family="text">
      <style:text-properties style:font-name="Consolas" fo:font-size="10pt" fo:font-style="italic" style:font-name-asian="Consolas" style:font-size-asian="10pt" style:font-style-asian="italic" style:font-name-complex="Consolas" style:font-size-complex="10pt" style:font-style-complex="italic"/>
    </style:style>
    <style:style style:name="T33" style:family="text">
      <style:text-properties fo:color="#0000c0" style:font-name="Consolas" fo:font-size="10pt" fo:font-style="italic" style:font-name-asian="Consolas" style:font-size-asian="10pt" style:font-style-asian="italic" style:font-name-complex="Consolas" style:font-size-complex="10pt" style:font-style-complex="italic"/>
    </style:style>
    <style:style style:name="T34" style:family="text">
      <style:text-properties fo:color="#3f55bf" style:font-name="Consolas" fo:font-size="10pt" style:font-name-asian="Consolas" style:font-size-asian="10pt" style:font-name-complex="Consolas" style:font-size-complex="10pt"/>
    </style:style>
    <style:style style:name="T35" style:family="text">
      <style:text-properties fo:color="#0084d1" fo:font-size="20pt" fo:font-weight="bold" fo:background-color="#ffff00" style:font-size-asian="20pt" style:language-asian="ja" style:country-asian="JP" style:font-style-asian="italic" style:font-weight-asian="bold" style:font-size-complex="20pt" style:font-style-complex="italic" style:font-weight-complex="bold"/>
    </style:style>
    <style:style style:name="T36" style:family="text">
      <style:text-properties fo:color="#000000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able:table table:name="表4" table:style-name="表4">
        <table:table-column table:style-name="表4.A"/>
        <table:table-row>
          <table:table-cell table:style-name="表4.A1" office:value-type="string">
            <text:p text:style-name="P9"><text:a xlink:type="simple" xlink:href="http://localhost/Eclipse_Luna/Cake_IFM11/fx_test" text:style-name="Internet_20_link" text:visited-style-name="Visited_20_Internet_20_Link">http://localhost/Eclipse_Luna/Cake_IFM11/fx_test</text:a> </text:p>
          </table:table-cell>
        </table:table-row>
        <table:table-row>
          <table:table-cell table:style-name="表4.A2" office:value-type="string">
            <text:p text:style-name="P9"><text:a xlink:type="simple" xlink:href="http://localhost/Eclipse_Luna/Cake_IFM11/fx_test/fx_tester_T_1" text:style-name="Internet_20_link" text:visited-style-name="Visited_20_Internet_20_Link">http://localhost/Eclipse_Luna/Cake_IFM11/fx_test/fx_tester_T_1</text:a> </text:p>
          </table:table-cell>
        </table:table-row>
        <table:table-row>
          <table:table-cell table:style-name="表4.A2" office:value-type="string">
            <text:p text:style-name="P9"><text:a xlink:type="simple" xlink:href="http://localhost/Eclipse_Luna/Cake_IFM11/fx_admin/slice_Raw_Data_By_Week" text:style-name="Internet_20_link" text:visited-style-name="Visited_20_Internet_20_Link">http://localhost/Eclipse_Luna/Cake_IFM11/fx_admin/slice_Raw_Data_By_Week</text:a></text:p>
          </table:table-cell>
        </table:table-row>
        <table:table-row>
          <table:table-cell table:style-name="表4.A2" office:value-type="string">
            <text:p text:style-name="P20"><text:a xlink:type="simple" xlink:href="https://www.gaitamefinest.com/services/tol_dem_entry_mt4.php" text:style-name="Internet_20_link" text:visited-style-name="Visited_20_Internet_20_Link">https://www.gaitamefinest.com/services/tol_dem_entry_mt4.php</text:a><text:a xlink:type="simple" xlink:href="http://localhost/Eclipse_Luna/Cake_IFM11/fx_utilities/get_ListOf_Orders_From_Statement" text:style-name="Internet_20_link" text:visited-style-name="Visited_20_Internet_20_Link">http://localhost/Eclipse_Luna/Cake_IFM11/fx_utilities/get_ListOf_Orders_From_Statement</text:a></text:p>
          </table:table-cell>
        </table:table-row>
        <table:table-row>
          <table:table-cell table:style-name="表4.A2" office:value-type="string">
            <text:p text:style-name="P20"><text:a xlink:type="simple" xlink:href="http://localhost/Eclipse_Luna/Cake_IFM11/fx_utilities/util_3__Gen_Trading_Result_List" text:style-name="Internet_20_link" text:visited-style-name="Visited_20_Internet_20_Link">http://localhost/Eclipse_Luna/Cake_IFM11/fx_utilities/util_3__Gen_Trading_Result_List</text:a></text:p>
          </table:table-cell>
        </table:table-row>
        <table:table-row>
          <table:table-cell table:style-name="表4.A2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9"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http://localhost/Eclipse_Luna/Cake_IFM11/fx_test/fx_tester_T_1_V2?_Tester_T_1__Order_Genre=_Tester_T_1__Order_Genre__BUY&amp;Tester_T_1__Source_CSV_File_Name=(slice-by-day).(AUDJPY-M5).(2020-05-13).(20200530_134010_951771).csv&amp;Tester_T_1__Source_CSV_Dpath=C</text:a>:\WORKS_2\WS\WS_Others.prog\prog\D-7\2_2\VIRTUAL\Admin_Projects\curr\data\csv_raw\(slice-by-day).(AUDJPY-M5).(2020-05-13_2020-05-21).(20200530_134010_951771)</text:p>
          </table:table-cell>
        </table:table-row>
        <table:table-row>
          <table:table-cell table:style-name="表4.A2" office:value-type="string">
            <text:p text:style-name="P6"/>
          </table:table-cell>
        </table:table-row>
        <table:table-row>
          <table:table-cell table:style-name="表4.A2" office:value-type="string">
            <text:p text:style-name="P2">sakura C:\WORKS_2\WS\Eclipse_Luna\Cake_IFM11\app\webroot\Log_Fx_Admin\log_fx_admin.log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Admin</text:p>
          </table:table-cell>
        </table:table-row>
        <table:table-row>
          <table:table-cell table:style-name="表4.A2" office:value-type="string">
            <text:p text:style-name="P5"/>
          </table:table-cell>
        </table:table-row>
        <table:table-row>
          <table:table-cell table:style-name="表4.A2" office:value-type="string">
            <text:p text:style-name="P5">raw data</text:p>
          </table:table-cell>
        </table:table-row>
        <table:table-row>
          <table:table-cell table:style-name="表4.A2" office:value-type="string">
            <text:p text:style-name="P2">f <text:span text:style-name="T10">C:\Users\iwabuchiken\AppData\Roaming\MetaQuotes\Terminal\34B08C83A5AAE27A4079DE708E60511E\MQL4\Files\Research\obs\44_\44_5.1_10\obs\44_</text:span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WS_Others.prog\prog\D-<text:soft-page-break/>7\2_2\VIRTUAL\Admin_Projects\curr\data\csv_raw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Tester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sakura C:\xampp_5.6\php\php.ini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C:\WORKS_2\WS\WS_Others.JVEMV6\JVEMV6\44_currency\10_prog-php\2_tester\log_JVE_44_10_2.[session-36~].ods</text:p>
          </table:table-cell>
        </table:table-row>
        <table:table-row>
          <table:table-cell table:style-name="表4.A2" office:value-type="string">
            <text:p text:style-name="P2">f C:\WORKS_2\WS\WS_Others.JVEMV6\JVEMV6\44_currency\10_prog-php\2_tester</text:p>
          </table:table-cell>
        </table:table-row>
        <table:table-row>
          <table:table-cell table:style-name="表4.A2" office:value-type="string">
            <text:p text:style-name="P31">f C:\Users\iwabuchiken\AppData\Roaming\MetaQuotes\Terminal\34B08C83A5AAE27A4079DE708E60511E\MQL4\Files\Report_Trades</text:p>
          </table:table-cell>
        </table:table-row>
        <table:table-row>
          <table:table-cell table:style-name="表4.A2" office:value-type="string">
            <text:p text:style-name="P21"><text:a xlink:type="simple" xlink:href="http://localhost/Eclipse_Luna/Cake_IFM11/fx_utilities/get_ListOf_Orders_From_Statement?param_Fname_Statement_File=DetailedStatement.[20200506_094419].[a-j,M5].htm&amp;param_Dpath_Statement_File=C" text:style-name="Internet_20_link" text:visited-style-name="Visited_20_Internet_20_Link">C</text:a><text:span text:style-name="T24">:\Users\iwabuchiken\AppData\Roaming\MetaQuotes\Terminal\34B08C83A5AAE27A4079DE708E60511E\MQL4\Logs\logs_trading </text:span></text:p>
          </table:table-cell>
        </table:table-row>
        <table:table-row>
          <table:table-cell table:style-name="表4.A2" office:value-type="string">
            <text:p text:style-name="P31"/>
          </table:table-cell>
        </table:table-row>
        <table:table-row>
          <table:table-cell table:style-name="表4.A2" office:value-type="string">
            <text:p text:style-name="P2">flowcharts</text:p>
          </table:table-cell>
        </table:table-row>
        <table:table-row>
          <table:table-cell table:style-name="表4.A2" office:value-type="string">
            <text:p text:style-name="P9"><text:a xlink:type="simple" xlink:href="http://benfranklin.chips.jp/cake_apps/Cake_IFM11/images/view/38216" text:style-name="Internet_20_link" text:visited-style-name="Visited_20_Internet_20_Link">http://benfranklin.chips.jp/cake_apps/Cake_IFM11/images/view/38216</text:a> &lt;== this</text:p>
            <text:p text:style-name="P9"><text:a xlink:type="simple" xlink:href="http://benfranklin.chips.jp/cake_apps/Cake_IFM11/images/view/38217" text:style-name="Internet_20_link" text:visited-style-name="Visited_20_Internet_20_Link">http://benfranklin.chips.jp/cake_apps/Cake_IFM11/images/view/38217</text:a></text:p>
            <text:p text:style-name="P9"><text:a xlink:type="simple" xlink:href="http://benfranklin.chips.jp/cake_apps/Cake_IFM11/images/view/38215" text:style-name="Internet_20_link" text:visited-style-name="Visited_20_Internet_20_Link">http://benfranklin.chips.jp/cake_apps/Cake_IFM11/images/view/38215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/>
          </table:table-cell>
        </table:table-row>
      </table:table>
      <text:p text:style-name="P9"/>
      <text:p text:style-name="P9"/>
      <text:p text:style-name="P10"><text:span text:style-name="T4">12.1_1</text:span>---------------------------------------------------------------------------</text:p>
      <text:p text:style-name="P8">res free# JVEMV6 44#12.1_1 / 44. currency / 12. admin / 1. setup-mt4-in-note-pc / 20200514_141558</text:p>
      <text:p text:style-name="P9"/>
      <text:p text:style-name="P9">[do] <text:span text:style-name="T1">#_ </text:span></text:p>
      <text:list xml:id="list6501886301429725400" text:style-name="L1">
        <text:list-item>
          <text:p text:style-name="P36">REVIEW </text:p>
        </text:list-item>
        <text:list-item>
          <text:p text:style-name="P36">TASK-1</text:p>
          <text:list>
            <text:list-item>
              <text:p text:style-name="P36"><text:soft-page-break/>==&gt; see memo (log file in “shortcut...”)</text:p>
            </text:list-item>
          </text:list>
        </text:list-item>
      </text:list>
      <text:p text:style-name="P9"/>
      <text:p text:style-name="P9">[next]</text:p>
      <text:list xml:id="list8991269189133361875" text:style-name="L2">
        <text:list-item>
          <text:p text:style-name="P37">TASK : COMP</text:p>
        </text:list-item>
      </text:list>
      <text:p text:style-name="P9">[further]</text:p>
      <text:p text:style-name="P19"><text:span text:style-name="T21"><text:line-break/></text:span><text:span text:style-name="T22">[/ XXX] 20200514_141625</text:span></text:p>
      <text:p text:style-name="P29"/>
      <text:p text:style-name="P15"/>
      <text:p text:style-name="P7"/>
      <text:p text:style-name="P9"><text:span text:style-name="T5">11.1_ X</text:span>---------------------------------------------------------------------------</text:p>
      <text:p text:style-name="P23">res free# JVEMV6 44#11.3_1.1_1 / 44. currency / 11. prog-mt4 / 3. ea / 1.1 ea-5.1 / 20200515_115452</text:p>
      <text:p text:style-name="P9"/>
      <text:p text:style-name="P9">[do] <text:span text:style-name="T1">#_ </text:span></text:p>
      <text:list xml:id="list4275531010389542839" text:style-name="L3">
        <text:list-item>
          <text:p text:style-name="P38">REVIEW </text:p>
        </text:list-item>
        <text:list-item>
          <text:p text:style-name="P38">TASK-1 : start</text:p>
          <text:list>
            <text:list-item>
              <text:p text:style-name="P38"><text:span text:style-name="T1">#_ </text:span>T-1.1</text:p>
              <text:list>
                <text:list-item>
                  <text:p text:style-name="P38">DUP ==&gt; ea-4.mq4</text:p>
                </text:list-item>
                <text:list-item>
                  <text:p text:style-name="P38">func list</text:p>
                  <text:list>
                    <text:list-item>
                      <text:p text:style-name="P38">gen-func-list.bat // (C:\Users\iwabuchiken\AppData\Roaming\MetaQuotes\Terminal\34B08C83A5AAE27A4079DE708E60511E\MQL4\utils)</text:p>
                      <text:list>
                        <text:list-item>
                          <text:p text:style-name="P38">edit</text:p>
                        </text:list-item>
                      </text:list>
                    </text:list-item>
                  </text:list>
                </text:list-item>
                <text:list-item>
                  <text:p text:style-name="P38">compile ==&gt; OK</text:p>
                </text:list-item>
                <text:list-item>
                  <text:p text:style-name="P38">EXEC ==&gt; OK</text:p>
                </text:list-item>
              </text:list>
            </text:list-item>
            <text:list-item>
              <text:p text:style-name="P38">T-1.2 : new FUNC : dp_Dispatch(int idOf_DP) : bool</text:p>
              <text:list>
                <text:list-item>
                  <text:list>
                    <text:list-item>
                      <text:p text:style-name="P38">//_20200515_120722:tmp (ea-5.1.mq4)</text:p>
                    </text:list-item>
                    <text:list-item>
                      <text:p text:style-name="P38">libfx_dp_1.mqh</text:p>
                    </text:list-item>
                  </text:list>
                </text:list-item>
                <text:list-item>
                  <text:p text:style-name="P38"><text:soft-page-break/>CODE</text:p>
                  <text:list>
                    <text:list-item>
                      <text:p text:style-name="P38">signature</text:p>
                    </text:list-item>
                    <text:list-item>
                      <text:p text:style-name="P38">labels</text:p>
                    </text:list-item>
                    <text:list-item>
                      <text:p text:style-name="P38">caller</text:p>
                    </text:list-item>
                  </text:list>
                </text:list-item>
                <text:list-item>
                  <text:p text:style-name="P38">COMPILE : OK</text:p>
                </text:list-item>
                <text:list-item>
                  <text:p text:style-name="P38">TEST :==&gt; OK</text:p>
                </text:list-item>
              </text:list>
            </text:list-item>
            <text:list-item>
              <text:p text:style-name="P38"><text:span text:style-name="T1">#_ </text:span>T-1.3 : libfx_dp_1.mqh ==&gt; funclist</text:p>
            </text:list-item>
            <text:list-item>
              <text:p text:style-name="P38">T-1.4 : func “dp_Dispatch” ==&gt; if sentence → coding</text:p>
              <text:list>
                <text:list-item>
                  <text:p text:style-name="P38"><text:span text:style-name="T1">#_ </text:span>CODE : //_20200515_123508:tmp</text:p>
                  <text:list>
                    <text:list-item>
                      <text:p text:style-name="P38">new FUNC : dp_5_1_PrevBar_BB_egt_2()</text:p>
                      <text:list>
                        <text:list-item>
                          <text:p text:style-name="P38"><text:span text:style-name="T1">#_ </text:span>sig</text:p>
                        </text:list-item>
                        <text:list-item>
                          <text:p text:style-name="P38"><text:span text:style-name="T1">#_ </text:span>labels</text:p>
                        </text:list-item>
                        <text:list-item>
                          <text:p text:style-name="P38"><text:span text:style-name="T1">#_ </text:span>caller</text:p>
                        </text:list-item>
                      </text:list>
                    </text:list-item>
                    <text:list-item>
                      <text:p text:style-name="P38">COMPILE ==&gt; OK</text:p>
                    </text:list-item>
                    <text:list-item>
                      <text:p text:style-name="P38"><text:span text:style-name="T1">#_ </text:span>TEST ==&gt; </text:p>
                      <text:list>
                        <text:list-item>
                          <text:p text:style-name="P38">==&gt; OK</text:p>
                        </text:list-item>
                      </text:list>
                    </text:list-item>
                  </text:list>
                </text:list-item>
                <text:list-item>
                  <text:p text:style-name="P38">CODE : actual lines : //_20200515_124341:tmp</text:p>
                </text:list-item>
                <text:list-item>
                  <text:p text:style-name="P38">COMPILE : OK</text:p>
                </text:list-item>
                <text:list-item>
                  <text:p text:style-name="P38">TEST : ==&gt; OK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7186981093398602643" text:style-name="L4">
        <text:list-item>
          <text:p text:style-name="P39">TASK : TASKS-22</text:p>
        </text:list-item>
      </text:list>
      <text:p text:style-name="P9">[further]</text:p>
      <text:p text:style-name="P19"><text:span text:style-name="T21"><text:line-break/></text:span><text:span text:style-name="T22">[/ XXX] 20200515_125731</text:span></text:p>
      <text:p text:style-name="P29"/>
      <text:p text:style-name="P10"><text:span text:style-name="T4">12.2_X</text:span>---------------------------------------------------------------------------</text:p>
      <text:p text:style-name="P8">res free# JVEMV6 44#12.2_1 / 44. currency / 12. admin / 2. introduce-mq4-file-from-desktop-to-note / 20200515_125850</text:p>
      <text:p text:style-name="P7"><text:soft-page-break/></text:p>
      <text:p text:style-name="P9">[do] <text:span text:style-name="T1">#_ </text:span></text:p>
      <text:list xml:id="list37614985" text:continue-list="list6501886301429725400" text:style-name="L1">
        <text:list-item>
          <text:p text:style-name="P36">REVIEW </text:p>
        </text:list-item>
        <text:list-item>
          <text:p text:style-name="P36">TASK-1</text:p>
          <text:list>
            <text:list-item>
              <text:p text:style-name="P36">T-1.1 : steps</text:p>
              <text:list>
                <text:list-item>
                  <text:p text:style-name="P36">desktop</text:p>
                </text:list-item>
              </text:list>
            </text:list-item>
          </text:list>
        </text:list-item>
      </text:list>
      <table:table table:name="表3" table:style-name="表3">
        <table:table-column table:style-name="表3.A"/>
        <table:table-column table:style-name="表3.B"/>
        <table:table-row>
          <table:table-cell table:style-name="表3.A1" office:value-type="string">
            <text:p text:style-name="P2"/>
          </table:table-cell>
          <table:table-cell table:style-name="表3.B1" office:value-type="string">
            <text:p text:style-name="P2">e &amp;&amp; p</text:p>
          </table:table-cell>
        </table:table-row>
        <table:table-row>
          <table:table-cell table:style-name="表3.A2" office:value-type="string">
            <text:p text:style-name="P2"/>
          </table:table-cell>
          <table:table-cell table:style-name="表3.B2" office:value-type="string">
            <text:p text:style-name="P2"/>
          </table:table-cell>
        </table:table-row>
        <table:table-row>
          <table:table-cell table:style-name="表3.A2" office:value-type="string">
            <text:p text:style-name="P2"/>
          </table:table-cell>
          <table:table-cell table:style-name="表3.B2" office:value-type="string">
            <text:p text:style-name="P2"/>
          </table:table-cell>
        </table:table-row>
      </table:table>
      <text:list xml:id="list37618319" text:continue-numbering="true" text:style-name="L1">
        <text:list-item>
          <text:list>
            <text:list-item>
              <text:list>
                <text:list-item>
                  <text:p text:style-name="P36">note</text:p>
                  <text:list>
                    <text:list-item>
                      <text:p text:style-name="P36">git pull</text:p>
                    </text:list-item>
                  </text:list>
                </text:list-item>
              </text:list>
            </text:list-item>
          </text:list>
        </text:list-item>
      </text:list>
      <table:table table:name="表6" table:style-name="表6">
        <table:table-column table:style-name="表6.A"/>
        <table:table-column table:style-name="表6.B"/>
        <table:table-row>
          <table:table-cell table:style-name="表6.A1" office:value-type="string">
            <text:p text:style-name="P2"/>
          </table:table-cell>
          <table:table-cell table:style-name="表6.B1" office:value-type="string">
            <text:p text:style-name="P2">pushd </text:p>
          </table:table-cell>
        </table:table-row>
        <table:table-row>
          <table:table-cell table:style-name="表6.A2" office:value-type="string">
            <text:p text:style-name="P2"/>
          </table:table-cell>
          <table:table-cell table:style-name="表6.B2" office:value-type="string">
            <text:p text:style-name="P2"/>
          </table:table-cell>
        </table:table-row>
      </table:table>
      <text:list xml:id="list37628778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p text:style-name="P36"/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7314272536464853194" text:style-name="L5">
        <text:list-item>
          <text:p text:style-name="P40">TASK</text:p>
        </text:list-item>
      </text:list>
      <text:p text:style-name="P9">[further]</text:p>
      <text:p text:style-name="P19"><text:span text:style-name="T21"><text:line-break/></text:span><text:span text:style-name="T22">[/ XXX] </text:span></text:p>
      <text:p text:style-name="P29"/>
      <text:p text:style-name="P15"/>
      <text:p text:style-name="P9"><text:span text:style-name="T5">10.4_X</text:span>---------------------------------------------------------------------------</text:p>
      <text:p text:style-name="P23">res free# JVEMV6 44#10.4_7 / 44. currency / 10. prog-php / 4. gen-trading-result-list-file / 20200516_122949</text:p>
      <text:p text:style-name="P9"/>
      <text:p text:style-name="P9">[do] <text:span text:style-name="T1">#_ </text:span></text:p>
      <text:list xml:id="list4041188498526071016" text:style-name="L6">
        <text:list-item>
          <text:p text:style-name="P41">REVIEW </text:p>
        </text:list-item>
        <text:list-item>
          <text:p text:style-name="P41">TASK-1</text:p>
          <text:list>
            <text:list-item>
              <text:p text:style-name="P41"><text:soft-page-break/>steps</text:p>
              <text:list>
                <text:list-item>
                  <text:p text:style-name="P41">gen : trade report</text:p>
                  <text:list>
                    <text:list-item>
                      <text:p text:style-name="P41">C:\Users\iwabuchiken\AppData\Roaming\MetaQuotes\Terminal\34B08C83A5AAE27A4079DE708E60511E\MQL4\Logs\logs_trading\DetailedStatement.[XXX].htm</text:p>
                    </text:list-item>
                  </text:list>
                </text:list-item>
                <text:list-item>
                  <text:p text:style-name="P41">find : target ticket data file ==&gt; somewhere under : C:\Users\iwabuchiken\AppData\Roaming\MetaQuotes\Terminal\34B08C83A5AAE27A4079DE708E60511E\MQL4\Files\Logs</text:p>
                </text:list-item>
                <text:list-item>
                  <text:p text:style-name="P41">url</text:p>
                </text:list-item>
              </text:list>
            </text:list-item>
          </text:list>
        </text:list-item>
      </text:list>
      <table:table table:name="表7" table:style-name="表7">
        <table:table-column table:style-name="表7.A"/>
        <table:table-row>
          <table:table-cell table:style-name="表7.A1" office:value-type="string">
            <text:p text:style-name="P2"><text:a xlink:type="simple" xlink:href="http://localhost/Eclipse_Luna/Cake_IFM11/fx_utilities/util_3__Gen_Trading_Result_List?param_Dpath_File_Tickets_Data=C" text:style-name="Internet_20_link" text:visited-style-name="Visited_20_Internet_20_Link">http://localhost/Eclipse_Luna/Cake_IFM11/fx_utilities/util_3__Gen_Trading_Result_List?param_Dpath_File_Tickets_Data=C</text:a>:\Users\iwabuchiken\AppData\Roaming\MetaQuotes\Terminal\34B08C83A5AAE27A4079DE708E60511E\MQL4\Files\Logs\20200515_120201[eap-2.id-1].[AUDJPY-5].dir&amp;param_Fname_File_Tickets_Data=[ea-4_tester-1].(20200515_120201).(tickets-data).log&amp;param_Fname_File_Statement=DetailedStatement.[20200516_122618].htm</text:p>
          </table:table-cell>
        </table:table-row>
        <table:table-row>
          <table:table-cell table:style-name="表7.A2" office:value-type="string">
            <text:p text:style-name="P2"/>
          </table:table-cell>
        </table:table-row>
      </table:table>
      <text:list xml:id="list37630596" text:continue-numbering="true" text:style-name="L6">
        <text:list-item>
          <text:list>
            <text:list-item>
              <text:list>
                <text:list-item>
                  <text:p text:style-name="P41">PROBLEM : “'$cntOf_Ticket_Num_Match : 0'”</text:p>
                  <text:list>
                    <text:list-item>
                      <text:p text:style-name="P41">TRY-1</text:p>
                      <text:list>
                        <text:list-item>
                          <text:p text:style-name="P41">==&gt; SOLVED : file had no entries</text:p>
                        </text:list-item>
                      </text:list>
                    </text:list-item>
                  </text:list>
                </text:list-item>
                <text:list-item>
                  <text:p text:style-name="P41">sheet</text:p>
                  <text:list>
                    <text:list-item>
                      <text:p text:style-name="P41">log_JVE_44_10_3_4.[session-3].ods</text:p>
                    </text:list-item>
                    <text:list-item>
                      <text:p text:style-name="P41">DUP : tab “4”</text:p>
                    </text:list-item>
                    <text:list-item>
                      <text:p text:style-name="P41">delete : entries</text:p>
                    </text:list-item>
                    <text:list-item>
                      <text:p text:style-name="P41">C/P : file content</text:p>
                    </text:list-item>
                    <text:list-item>
                      <text:p text:style-name="P41">DUP : tab ==&gt; “5.1”</text:p>
                    </text:list-item>
                    <text:list-item>
                      <text:p text:style-name="P41">entries ==&gt; sort : BB-loc.-1 ~ -3</text:p>
                    </text:list-item>
                  </text:list>
                </text:list-item>
              </text:list>
            </text:list-item>
            <text:list-item>
              <text:p text:style-name="P41">OBSERVE : log_JVE_44_10_3_4.[session-3].ods &gt; tab '4'</text:p>
            </text:list-item>
          </text:list>
        </text:list-item>
      </text:list>
      <table:table table:name="表8" table:style-name="表8">
        <table:table-column table:style-name="表8.A"/>
        <table:table-column table:style-name="表8.B"/>
        <table:table-row>
          <table:table-cell table:style-name="表8.A1" office:value-type="float" office:value="1">
            <text:p text:style-name="P2">1</text:p>
          </table:table-cell>
          <table:table-cell table:style-name="表8.B1" office:value-type="string">
            <text:p text:style-name="P2">5/8 ==&gt; BB.Z2 <text:span text:style-name="T25">以上の範囲のもの　=&gt;　13</text:span></text:p>
          </table:table-cell>
        </table:table-row>
        <table:table-row>
          <table:table-cell table:style-name="表8.A2" office:value-type="float" office:value="2">
            <text:p text:style-name="P2">2</text:p>
          </table:table-cell>
          <table:table-cell table:style-name="表8.B2" office:value-type="string">
            <text:p text:style-name="P2">BB-loc.-1 ~ -3 ==&gt; 2-2-1</text:p>
            <text:p text:style-name="P2">total = 2</text:p>
            <text:p text:style-name="P2"><text:soft-page-break/>plus = 0</text:p>
            <text:p text:style-name="P2">minus = 2</text:p>
          </table:table-cell>
        </table:table-row>
        <table:table-row>
          <table:table-cell table:style-name="表8.A2">
            <text:p text:style-name="P2"/>
          </table:table-cell>
          <table:table-cell table:style-name="表8.B2" office:value-type="string">
            <text:p text:style-name="P2">BB-loc.-1 ~ -3 ==&gt; 2-2-2</text:p>
            <text:p text:style-name="P2">total = 6</text:p>
            <text:p text:style-name="P2">plus = 4 (66 %)</text:p>
            <text:p text:style-name="P2">minus = 2 (33 %)</text:p>
          </table:table-cell>
        </table:table-row>
      </table:table>
      <text:list xml:id="list37618675" text:continue-numbering="true" text:style-name="L6">
        <text:list-item>
          <text:list>
            <text:list-item>
              <text:p text:style-name="P41">OBSERVE : tab '5' ==&gt; #20200516_131352</text:p>
            </text:list-item>
          </text:list>
        </text:list-item>
      </text:list>
      <table:table table:name="表9" table:style-name="表9">
        <table:table-column table:style-name="表9.A"/>
        <table:table-column table:style-name="表9.B"/>
        <table:table-row>
          <table:table-cell table:style-name="表9.A1" office:value-type="float" office:value="1">
            <text:p text:style-name="P2">1</text:p>
          </table:table-cell>
          <table:table-cell table:style-name="表9.B1" office:value-type="string">
            <text:p text:style-name="P2">5/15 ==&gt; BB.Z2 <text:span text:style-name="T25">以上の範囲のもの　=&gt;　11</text:span></text:p>
          </table:table-cell>
        </table:table-row>
        <table:table-row>
          <table:table-cell table:style-name="表9.A2" office:value-type="float" office:value="2">
            <text:p text:style-name="P2">2</text:p>
          </table:table-cell>
          <table:table-cell table:style-name="表9.B2" office:value-type="string">
            <text:p text:style-name="P2">BB-loc.-1 ~ -3 ==&gt; 2-2-1 (Z-A order)</text:p>
            <text:p text:style-name="P2">total = 1</text:p>
            <text:p text:style-name="P2">plus = 0</text:p>
            <text:p text:style-name="P2">minus = 1</text:p>
          </table:table-cell>
        </table:table-row>
        <table:table-row>
          <table:table-cell table:style-name="表9.A2" office:value-type="float" office:value="3">
            <text:p text:style-name="P2">3</text:p>
          </table:table-cell>
          <table:table-cell table:style-name="表9.B2" office:value-type="string">
            <text:p text:style-name="P2">BB-loc.-1 ~ -3 ==&gt; 2-2-2</text:p>
            <text:p text:style-name="P2">total = 4</text:p>
            <text:p text:style-name="P2">plus = 1 (66 %)</text:p>
            <text:p text:style-name="P2">minus = 3 (33 %)</text:p>
          </table:table-cell>
        </table:table-row>
        <table:table-row>
          <table:table-cell table:style-name="表9.A2" office:value-type="float" office:value="4">
            <text:p text:style-name="P2">4</text:p>
          </table:table-cell>
          <table:table-cell table:style-name="表9.B2" office:value-type="string">
            <text:list xml:id="list6862470665142777725" text:style-name="L7">
              <text:list-item>
                <text:p text:style-name="P166">この sequence は、プラスか？</text:p>
                <text:list>
                  <text:list-item>
                    <text:p text:style-name="P167">4-4-4-2-2 (A-Z order)</text:p>
                  </text:list-item>
                </text:list>
              </text:list-item>
              <text:list-item>
                <text:p text:style-name="P166">この sequence は、マイナスか？</text:p>
                <text:list>
                  <text:list-item>
                    <text:p text:style-name="P166">2-2-2-2 (A-Z order)</text:p>
                  </text:list-item>
                </text:list>
              </text:list-item>
            </text:list>
          </table:table-cell>
        </table:table-row>
      </table:table>
      <text:list xml:id="list37607528" text:continue-list="list37618675" text:style-name="L6">
        <text:list-item>
          <text:list>
            <text:list-item>
              <text:p text:style-name="P41"/>
            </text:list-item>
          </text:list>
        </text:list-item>
      </text:list>
      <text:p text:style-name="P9"/>
      <text:p text:style-name="P9">[next]</text:p>
      <text:list xml:id="list1863254656779337003" text:style-name="L8">
        <text:list-item>
          <text:p text:style-name="P42">TASK : slice bar data file ==&gt; </text:p>
          <text:list>
            <text:list-item>
              <text:p text:style-name="P42">TASKS-13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</text:span></text:p>
      <text:p text:style-name="P30"/>
      <text:p text:style-name="P15"/>
      <text:p text:style-name="P9"><text:span text:style-name="T5">13.X_X</text:span>---------------------------------------------------------------------------</text:p>
      <text:p text:style-name="P23">res free# JVEMV6 44#13.24_1 / 44. currency / 13. TASKS / 24. gen-technical-data / 20200518_124246</text:p>
      <text:p text:style-name="P7"/>
      <text:p text:style-name="P9"><text:soft-page-break/>[do] <text:span text:style-name="T1">#_ </text:span></text:p>
      <text:list xml:id="list4799486801460510497" text:style-name="L9">
        <text:list-item>
          <text:p text:style-name="P43">REVIEW </text:p>
        </text:list-item>
        <text:list-item>
          <text:p text:style-name="P43">TASK-1</text:p>
          <text:list>
            <text:list-item>
              <text:list>
                <text:list-item>
                  <text:p text:style-name="P43">//_20200518_124428:tmp (init())</text:p>
                </text:list-item>
                <text:list-item>
                  <text:p text:style-name="P43">//_20200428_144229:head</text:p>
                </text:list-item>
                <text:list-item>
                  <text:p text:style-name="P43">//_20200518_124948:tmp ==&gt; data : body</text:p>
                </text:list-item>
                <text:list-item>
                  <text:p text:style-name="P43">//_20200518_125012:tmp ==&gt; data : header</text:p>
                </text:list-item>
              </text:list>
            </text:list-item>
            <text:list-item>
              <text:p text:style-name="P43"><text:span text:style-name="T1">#_ </text:span>T-1.1 : data : body ==&gt; MFI</text:p>
              <text:list>
                <text:list-item>
                  <text:p text:style-name="P43"><text:span text:style-name="T1">#_ </text:span>CODE</text:p>
                  <text:list>
                    <text:list-item>
                      <text:p text:style-name="P43">TEST ==&gt; OK</text:p>
                    </text:list-item>
                  </text:list>
                </text:list-item>
                <text:list-item>
                  <text:p text:style-name="P43"><text:span text:style-name="T1">#_ </text:span>CODE : normalize double</text:p>
                  <text:list>
                    <text:list-item>
                      <text:p text:style-name="P43">==&gt; OK</text:p>
                    </text:list-item>
                  </text:list>
                </text:list-item>
              </text:list>
            </text:list-item>
            <text:list-item>
              <text:p text:style-name="P43"><text:span text:style-name="T1">#_ </text:span>T-1.2 : data : body ==&gt; RSI</text:p>
              <text:list>
                <text:list-item>
                  <text:p text:style-name="P43">CODE : //_20200518_131109:tmp</text:p>
                  <text:list>
                    <text:list-item>
                      <text:p text:style-name="P43">==&gt; OK</text:p>
                    </text:list-item>
                  </text:list>
                </text:list-item>
              </text:list>
            </text:list-item>
            <text:list-item>
              <text:p text:style-name="P43">T-1.3 : data : body ==&gt; Force</text:p>
              <text:list>
                <text:list-item>
                  <text:p text:style-name="P43">CODE : //_20200518_132500:tmp</text:p>
                  <text:list>
                    <text:list-item>
                      <text:p text:style-name="P43">==&gt; OK</text:p>
                    </text:list-item>
                  </text:list>
                </text:list-item>
                <text:list-item>
                  <text:p text:style-name="P43">CODE</text:p>
                  <text:list>
                    <text:list-item>
                      <text:p text:style-name="P43">Force ==&gt; period → to 20</text:p>
                    </text:list-item>
                    <text:list-item>
                      <text:p text:style-name="P43">==&gt; OK</text:p>
                    </text:list-item>
                  </text:list>
                </text:list-item>
              </text:list>
            </text:list-item>
            <text:list-item>
              <text:p text:style-name="P43">T-1.4 : sheet</text:p>
              <text:list>
                <text:list-item>
                  <text:p text:style-name="P43">log_JVE_44_13_24.[session-1].ods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408930606411628638" text:style-name="L10">
        <text:list-item>
          <text:p text:style-name="P44">TASK</text:p>
        </text:list-item>
      </text:list>
      <text:p text:style-name="P9">[further]</text:p>
      <text:p text:style-name="P19"><text:span text:style-name="T21"><text:line-break/></text:span><text:span text:style-name="T22">[/ XXX] </text:span></text:p>
      <text:p text:style-name="P29"><text:soft-page-break/></text:p>
      <text:p text:style-name="P15"/>
      <text:p text:style-name="P11"/>
      <text:p text:style-name="P9"><text:span text:style-name="T5">13.26_X</text:span>---------------------------------------------------------------------------</text:p>
      <text:p text:style-name="P23">res free# JVEMV6 44#13.26_1 / 44. currency / 13. TASKS / 26. combined-list-external-file / 20200519_185739</text:p>
      <text:p text:style-name="P7"/>
      <text:p text:style-name="P9">[do] <text:span text:style-name="T1">#_ </text:span></text:p>
      <text:list xml:id="list1320540143853725305" text:style-name="L11">
        <text:list-item>
          <text:p text:style-name="P45">REVIEW </text:p>
        </text:list-item>
        <text:list-item>
          <text:p text:style-name="P45">TASK-1</text:p>
        </text:list-item>
      </text:list>
      <table:table table:name="表11" table:style-name="表11">
        <table:table-column table:style-name="表11.A"/>
        <table:table-column table:style-name="表11.B"/>
        <table:table-row>
          <table:table-cell table:style-name="表11.A1" office:value-type="float" office:value="1">
            <text:p text:style-name="P2">1</text:p>
          </table:table-cell>
          <table:table-cell table:style-name="表11.B1" office:value-type="string">
            <text:p text:style-name="P2"><text:span text:style-name="T25">ref : </text:span><text:span text:style-name="T12">res free# JVEMV6 44#10.3.4_4 </text:span></text:p>
            <text:p text:style-name="P2"><text:a xlink:type="simple" xlink:href="http://localhost/Eclipse_Luna/Cake_IFM11/fx_utilities/util_3__Gen_Trading_Result_List?param_Dpath_File_Tickets_Data=C" text:style-name="Internet_20_link" text:visited-style-name="Visited_20_Internet_20_Link">http://localhost/Eclipse_Luna/Cake_IFM11/fx_utilities/util_3__Gen_Trading_Result_List?param_Dpath_File_Tickets_Data=C</text:a>:\Users\iwabuchiken\AppData\Roaming\MetaQuotes\Terminal\34B08C83A5AAE27A4079DE708E60511E\MQL4\Files\Logs\20200506_133310[eap-2.id-1].[AUDJPY-5].dir&amp;param_Fname_File_Tickets_Data=[ea-4_tester-1].(20200506_133310).(tickets-data).log&amp;param_Fname_File_Statement=DetailedStatement.[20200509_123535].htm</text:p>
          </table:table-cell>
        </table:table-row>
      </table:table>
      <text:list xml:id="list37636612" text:continue-numbering="true" text:style-name="L11">
        <text:list-item>
          <text:list>
            <text:list-item>
              <text:p text:style-name="P45">T-1.1 : controller</text:p>
              <text:list>
                <text:list-item>
                  <text:p text:style-name="P45">CODE : new FUNC : “tasks_26_Gen_Combined_Trade_Result_List”</text:p>
                </text:list-item>
                <text:list-item>
                  <text:p text:style-name="P45">TEST</text:p>
                </text:list-item>
              </text:list>
            </text:list-item>
          </text:list>
        </text:list-item>
      </text:list>
      <table:table table:name="表12" table:style-name="表12">
        <table:table-column table:style-name="表12.A"/>
        <table:table-row>
          <table:table-cell table:style-name="表12.A1" office:value-type="string">
            <text:p text:style-name="P2"><text:a xlink:type="simple" xlink:href="http://localhost/Eclipse_Luna/Cake_IFM11/fx_utilities/tasks_26_Gen_Combi" text:style-name="Internet_20_link" text:visited-style-name="Visited_20_Internet_20_Link">http://localhost/Eclipse_Luna/Cake_IFM11/fx_utilities/tasks_26_Gen_Combi</text:a><text:a xlink:type="simple" xlink:href="http://localhost/Eclipse_Luna/Cake_IFM11/fx_utilities/tasks_26_Gen_Combined_Trade_Result_List" text:style-name="Internet_20_link" text:visited-style-name="Visited_20_Internet_20_Link">ned_Trade_Result_List</text:a></text:p>
          </table:table-cell>
        </table:table-row>
        <table:table-row>
          <table:table-cell table:style-name="表12.A2" office:value-type="string">
            <text:p text:style-name="P2"/>
          </table:table-cell>
        </table:table-row>
      </table:table>
      <text:list xml:id="list37620967" text:continue-numbering="true" text:style-name="L11">
        <text:list-item>
          <text:list>
            <text:list-item>
              <text:list>
                <text:list-item>
                  <text:list>
                    <text:list-item>
                      <text:p text:style-name="P45">==&gt; OK : “Missing View”</text:p>
                    </text:list-item>
                  </text:list>
                </text:list-item>
              </text:list>
            </text:list-item>
            <text:list-item>
              <text:p text:style-name="P45">T-1.2 : view</text:p>
              <text:list>
                <text:list-item>
                  <text:p text:style-name="P45">DUP : util_3___gen__trading__result__list.ctp</text:p>
                </text:list-item>
                <text:list-item>
                  <text:p text:style-name="P45">edit</text:p>
                </text:list-item>
                <text:list-item>
                  <text:p text:style-name="P45">TEST ==&gt; OK</text:p>
                </text:list-item>
              </text:list>
            </text:list-item>
            <text:list-item>
              <text:p text:style-name="P45">T-1.3 : logic</text:p>
              <text:list>
                <text:list-item>
                  <text:p text:style-name="P45"><text:soft-page-break/>//_20200519_191713:tmp (\Controller\FxUtilitiesController.php)</text:p>
                </text:list-item>
                <text:list-item>
                  <text:p text:style-name="P45"/>
                </text:list-item>
              </text:list>
            </text:list-item>
          </text:list>
        </text:list-item>
      </text:list>
      <text:p text:style-name="P9">[next]</text:p>
      <text:list xml:id="list2398302448083174656" text:style-name="L12">
        <text:list-item>
          <text:p text:style-name="P46">TASK : cont. (TASKS-26)</text:p>
          <text:list>
            <text:list-item>
              <text:p text:style-name="P46">//_20200519_192026:next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519_192120</text:span></text:p>
      <text:p text:style-name="P29"/>
      <text:p text:style-name="P15"/>
      <text:p text:style-name="P11"/>
      <text:p text:style-name="P9"><text:span text:style-name="T5">13.26_X</text:span>---------------------------------------------------------------------------</text:p>
      <text:p text:style-name="P23">res free# JVEMV6 44#13.26_2 / 44. currency / 13. TASKS / 26. combined-list-external-file / 20200520_113457</text:p>
      <text:p text:style-name="P11"/>
      <text:p text:style-name="P9">[do] <text:span text:style-name="T1">#_ </text:span></text:p>
      <text:list xml:id="list1951657701749794305" text:style-name="L13">
        <text:list-item>
          <text:p text:style-name="P47">REVIEW </text:p>
        </text:list-item>
        <text:list-item>
          <text:p text:style-name="P47">TASK-1 : cont. (TASKS-26)</text:p>
          <text:list>
            <text:list-item>
              <text:list>
                <text:list-item>
                  <text:p text:style-name="P47">//_20200519_192026:next</text:p>
                </text:list-item>
              </text:list>
            </text:list-item>
            <text:list-item>
              <text:p text:style-name="P47">T-1.1</text:p>
              <text:list>
                <text:list-item>
                  <text:p text:style-name="P47">CODE : upto ==&gt; get list of keywords</text:p>
                </text:list-item>
                <text:list-item>
                  <text:p text:style-name="P47">TEST ==&gt; OK</text:p>
                </text:list-item>
              </text:list>
            </text:list-item>
            <text:list-item>
              <text:p text:style-name="P47">T-1.2 : upto current ==&gt; to a function</text:p>
              <text:list>
                <text:list-item>
                  <text:p text:style-name="P47">CODE : </text:p>
                  <text:list>
                    <text:list-item>
                      <text:p text:style-name="P47">new FUNC ==&gt; “tasks_26_Gen_Combined_Trade_Result_List__Get_Keyword_List”</text:p>
                    </text:list-item>
                  </text:list>
                </text:list-item>
                <text:list-item>
                  <text:p text:style-name="P47">TEST ==&gt; OK</text:p>
                </text:list-item>
              </text:list>
            </text:list-item>
            <text:list-item>
              <text:p text:style-name="P47">T-1.3 : build ==&gt; url </text:p>
              <text:list>
                <text:list-item>
                  <text:p text:style-name="P47"><text:soft-page-break/>CODE</text:p>
                </text:list-item>
                <text:list-item>
                  <text:p text:style-name="P47">TEST ==&gt; OK</text:p>
                </text:list-item>
              </text:list>
            </text:list-item>
            <text:list-item>
              <text:p text:style-name="P47">steps</text:p>
            </text:list-item>
          </text:list>
        </text:list-item>
      </text:list>
      <table:table table:name="表13" table:style-name="表13">
        <table:table-column table:style-name="表13.A"/>
        <table:table-column table:style-name="表13.B"/>
        <table:table-row>
          <table:table-cell table:style-name="表13.A1" office:value-type="float" office:value="1">
            <text:p text:style-name="P2">1</text:p>
          </table:table-cell>
          <table:table-cell table:style-name="表13.B1" office:value-type="string">
            <text:p text:style-name="P2">edit :</text:p>
            <text:p text:style-name="P2">C:\WORKS_2\WS\Eclipse_Luna\Cake_IFM11\app\Lib\data\data_fx\data_gen_combined_list.dat</text:p>
            <text:list xml:id="list743554519915209449" text:style-name="L14">
              <text:list-item>
                <text:p text:style-name="P168">ticket data : dpath</text:p>
                <text:list>
                  <text:list-item>
                    <text:p text:style-name="P168">somewhere in : C:\Users\iwabuchiken\AppData\Roaming\MetaQuotes\Terminal\34B08C83A5AAE27A4079DE708E60511E\MQL4\Files\Logs</text:p>
                  </text:list-item>
                </text:list>
              </text:list-item>
              <text:list-item>
                <text:p text:style-name="P168">ticket data : fname</text:p>
                <text:list>
                  <text:list-item>
                    <text:p text:style-name="P168">C:\Users\iwabuchiken\AppData\Roaming\MetaQuotes\Terminal\34B08C83A5AAE27A4079DE708E60511E\MQL4\Files\Logs\XXX</text:p>
                  </text:list-item>
                </text:list>
              </text:list-item>
              <text:list-item>
                <text:p text:style-name="P168">statement file : file name</text:p>
                <text:list>
                  <text:list-item>
                    <text:p text:style-name="P168">C:\Users\iwabuchiken\AppData\Roaming\MetaQuotes\Terminal\34B08C83A5AAE27A4079DE708E60511E\MQL4\Files\Report_Trades\XXX</text:p>
                  </text:list-item>
                </text:list>
              </text:list-item>
            </text:list>
          </table:table-cell>
        </table:table-row>
        <table:table-row>
          <table:table-cell table:style-name="表13.A2" office:value-type="float" office:value="2">
            <text:p text:style-name="P2">2</text:p>
          </table:table-cell>
          <table:table-cell table:style-name="表13.B2" office:value-type="string">
            <text:p text:style-name="P2">reload url :</text:p>
            <text:p text:style-name="P2"><text:a xlink:type="simple" xlink:href="http://localhost/Eclipse_Luna/Cake_IFM11/fx_utilities/tasks_26_Gen_Combined_Trade_Result_List" text:style-name="Internet_20_link" text:visited-style-name="Visited_20_Internet_20_Link">http://localhost/Eclipse_Luna/Cake_IFM11/fx_utilities/tasks_26_Gen_Combined_Trade_Result_List</text:a></text:p>
          </table:table-cell>
        </table:table-row>
        <table:table-row>
          <table:table-cell table:style-name="表13.A2" office:value-type="float" office:value="3">
            <text:p text:style-name="P2">3</text:p>
          </table:table-cell>
          <table:table-cell table:style-name="表13.B2" office:value-type="string">
            <text:p text:style-name="P2">click ==&gt; link</text:p>
          </table:table-cell>
        </table:table-row>
      </table:table>
      <text:list xml:id="list37621761" text:continue-list="list1951657701749794305" text:style-name="L13">
        <text:list-item>
          <text:list>
            <text:list-item>
              <text:p text:style-name="P47"/>
            </text:list-item>
          </text:list>
        </text:list-item>
      </text:list>
      <text:p text:style-name="P9"/>
      <text:p text:style-name="P9">[next]</text:p>
      <text:list xml:id="list1078916534264483803" text:style-name="L15">
        <text:list-item>
          <text:p text:style-name="P48">TASK : TASKS-26</text:p>
        </text:list-item>
      </text:list>
      <text:p text:style-name="P9">[further]</text:p>
      <text:p text:style-name="P19"><text:span text:style-name="T21"><text:line-break/></text:span><text:span text:style-name="T22">[/ XXX] 20200520_163236</text:span></text:p>
      <text:p text:style-name="P11"/>
      <text:p text:style-name="P11"/>
      <text:p text:style-name="P9"><text:span text:style-name="T5">13.26_X</text:span>---------------------------------------------------------------------------</text:p>
      <text:p text:style-name="P23">res free# JVEMV6 44#13.26_1 / 44. currency / 13. TASKS / 25. file-from-note-to-desktop / 20200520_162308</text:p>
      <text:p text:style-name="P7"><text:soft-page-break/></text:p>
      <text:p text:style-name="P9">[do] <text:span text:style-name="T1">#_ </text:span></text:p>
      <text:list xml:id="list8262523396557066138" text:style-name="L16">
        <text:list-item>
          <text:p text:style-name="P49">REVIEW </text:p>
        </text:list-item>
        <text:list-item>
          <text:p text:style-name="P49">TASK-1</text:p>
          <text:list>
            <text:list-item>
              <text:p text:style-name="P49">T-1.1</text:p>
              <text:list>
                <text:list-item>
                  <text:p text:style-name="P49">==&gt; see memo : C:\WORKS_2\shortcuts_docs\log_files\log_20200520_160805.[fx_TASKS-26_move-statement-files-from-note-pc-to-desktop].txt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5855668232350431590" text:style-name="L17">
        <text:list-item>
          <text:p text:style-name="P50">TASK</text:p>
        </text:list-item>
      </text:list>
      <text:p text:style-name="P9">[further]</text:p>
      <text:p text:style-name="P19"><text:span text:style-name="T21"><text:line-break/></text:span><text:span text:style-name="T22">[/ XXX] </text:span></text:p>
      <text:p text:style-name="P11"/>
      <text:p text:style-name="P15"/>
      <text:p text:style-name="P11"/>
      <text:p text:style-name="P9"><text:span text:style-name="T5">13.26_X</text:span>---------------------------------------------------------------------------</text:p>
      <text:p text:style-name="P23">res free# JVEMV6 44#13.26_3 / 44. currency / 13. TASKS / 26. combined-list-external-file / 20200520_162506</text:p>
      <text:p text:style-name="P11"/>
      <text:p text:style-name="P9">[do] <text:span text:style-name="T1">#_ </text:span></text:p>
      <text:list xml:id="list9060769430157993707" text:style-name="L18">
        <text:list-item>
          <text:p text:style-name="P51">REVIEW </text:p>
        </text:list-item>
        <text:list-item>
          <text:p text:style-name="P51">TASK-1</text:p>
          <text:list>
            <text:list-item>
              <text:p text:style-name="P51">steps</text:p>
            </text:list-item>
          </text:list>
        </text:list-item>
      </text:list>
      <table:table table:name="表14" table:style-name="表14">
        <table:table-column table:style-name="表14.A"/>
        <table:table-column table:style-name="表14.B"/>
        <table:table-row>
          <table:table-cell table:style-name="表14.A1" table:number-rows-spanned="4" office:value-type="float" office:value="1">
            <text:p text:style-name="P2">1</text:p>
          </table:table-cell>
          <table:table-cell table:style-name="表14.B1" office:value-type="string">
            <text:p text:style-name="P2">edit :</text:p>
            <text:p text:style-name="P2">C:\WORKS_2\WS\Eclipse_Luna\Cake_IFM11\app\Lib\data\data_fx\data_gen_combined_list.dat</text:p>
            <text:p text:style-name="P2">ticket data : dpath</text:p>
            <text:p text:style-name="P2">somewhere in : <text:soft-page-break/><text:span text:style-name="T26">C:\Users\iwabuchiken\AppData\Roaming\MetaQuotes\Terminal\34B08C83A5AAE27A4079DE708E60511E\MQL4\Files\Logs</text:span></text:p>
          </table:table-cell>
        </table:table-row>
        <table:table-row>
          <table:covered-table-cell/>
          <table:table-cell table:style-name="表14.B2" office:value-type="string">
            <text:p text:style-name="P2">sakura C:\WORKS_2\WS\Eclipse_Luna\Cake_IFM11\app\Lib\data\data_fx\data_gen_combined_list.dat</text:p>
          </table:table-cell>
        </table:table-row>
        <table:table-row>
          <table:covered-table-cell/>
          <table:table-cell table:style-name="表14.B2" office:value-type="string">
            <text:p text:style-name="P2">ticket data : fname</text:p>
            <text:p text:style-name="P4">C:\Users\iwabuchiken\AppData\Roaming\MetaQuotes\Terminal\34B08C83A5AAE27A4079DE708E60511E\MQL4\Files\Logs\XXX</text:p>
          </table:table-cell>
        </table:table-row>
        <table:table-row>
          <table:covered-table-cell/>
          <table:table-cell table:style-name="表14.B2" office:value-type="string">
            <text:p text:style-name="P2">statement file : file name</text:p>
            <text:p text:style-name="P4">C:\Users\iwabuchiken\AppData\Roaming\MetaQuotes\Terminal\34B08C83A5AAE27A4079DE708E60511E\MQL4\Files\Report_Trades\XXX</text:p>
          </table:table-cell>
        </table:table-row>
        <table:table-row>
          <table:table-cell table:style-name="表14.A5" office:value-type="float" office:value="2">
            <text:p text:style-name="P2">2</text:p>
          </table:table-cell>
          <table:table-cell table:style-name="表14.B2" office:value-type="string">
            <text:p text:style-name="P2">reload url :</text:p>
            <text:p text:style-name="P2"><text:a xlink:type="simple" xlink:href="http://localhost/Eclipse_Luna/Cake_IFM11/fx_utilities/tasks_26_Gen_Combined_Trade_Result_List" text:style-name="Internet_20_link" text:visited-style-name="Visited_20_Internet_20_Link">http://localhost/Eclipse_Luna/Cake_IFM11/fx_utilities/tasks_26_Gen_Combined_Trade_Result_List</text:a></text:p>
          </table:table-cell>
        </table:table-row>
        <table:table-row>
          <table:table-cell table:style-name="表14.A5" office:value-type="float" office:value="3">
            <text:p text:style-name="P2">3</text:p>
          </table:table-cell>
          <table:table-cell table:style-name="表14.B2" office:value-type="string">
            <text:p text:style-name="P2">click ==&gt; link</text:p>
          </table:table-cell>
        </table:table-row>
        <table:table-row>
          <table:table-cell table:style-name="表14.A5" office:value-type="float" office:value="4">
            <text:p text:style-name="P2">4</text:p>
          </table:table-cell>
          <table:table-cell table:style-name="表14.B2" office:value-type="string">
            <text:p text:style-name="P2">combined file gen-ed at :</text:p>
            <text:p text:style-name="P2">C:\Users\iwabuchiken\AppData\Roaming\MetaQuotes\Terminal\34B08C83A5AAE27A4079DE708E60511E\MQL4\Files\Logs\XXX[XXX].[XXX-X].dir</text:p>
          </table:table-cell>
        </table:table-row>
      </table:table>
      <text:list xml:id="list37628775" text:continue-numbering="true" text:style-name="L18">
        <text:list-item>
          <text:list>
            <text:list-item>
              <text:p text:style-name="P51"/>
            </text:list-item>
          </text:list>
        </text:list-item>
      </text:list>
      <text:p text:style-name="P9"/>
      <text:p text:style-name="P9">[next]</text:p>
      <text:list xml:id="list4440398135517693978" text:style-name="L19">
        <text:list-item>
          <text:p text:style-name="P52">TASK</text:p>
        </text:list-item>
      </text:list>
      <text:p text:style-name="P9">[further]</text:p>
      <text:p text:style-name="P19"><text:span text:style-name="T21"><text:line-break/></text:span><text:span text:style-name="T22">[/ XXX] </text:span></text:p>
      <text:p text:style-name="P29"/>
      <text:p text:style-name="P15"/>
      <text:p text:style-name="P8"/>
      <text:p text:style-name="P9"><text:span text:style-name="T5">13.27_X</text:span>---------------------------------------------------------------------------</text:p>
      <text:p text:style-name="P23">res free# JVEMV6 44#13.27_1 / 44. currency / 13. TASKS / 27. observe-trade-result-list / 20200520_163451</text:p>
      <text:p text:style-name="P7"><text:soft-page-break/></text:p>
      <text:p text:style-name="P9">[do] <text:span text:style-name="T1">#_ </text:span></text:p>
      <text:list xml:id="list8062054178256303599" text:style-name="L20">
        <text:list-item>
          <text:p text:style-name="P53">REVIEW </text:p>
        </text:list-item>
        <text:list-item>
          <text:p text:style-name="P53">TASK-1 : prep ==&gt; sheet</text:p>
          <text:list>
            <text:list-item>
              <text:p text:style-name="P53">T-1.1</text:p>
              <text:list>
                <text:list-item>
                  <text:p text:style-name="P53">steps</text:p>
                </text:list-item>
              </text:list>
            </text:list-item>
          </text:list>
        </text:list-item>
      </text:list>
      <table:table table:name="表15" table:style-name="表15">
        <table:table-column table:style-name="表15.A"/>
        <table:table-column table:style-name="表15.B"/>
        <table:table-row>
          <table:table-cell table:style-name="表15.A1">
            <text:p text:style-name="P2"/>
          </table:table-cell>
          <table:table-cell table:style-name="表15.B1" office:value-type="string">
            <text:p text:style-name="P2">open ==&gt; sheet file</text:p>
            <text:p text:style-name="P2">C:\WORKS_2\WS\WS_Others.JVEMV6\JVEMV6\44_currency\10_prog-php\2_tester\log_JVE_44_13_27.[session-X].ods</text:p>
          </table:table-cell>
        </table:table-row>
        <table:table-row>
          <table:table-cell table:style-name="表15.A2">
            <text:p text:style-name="P2"/>
          </table:table-cell>
          <table:table-cell table:style-name="表15.B2" office:value-type="string">
            <text:p text:style-name="P2">sheet</text:p>
            <text:list xml:id="list6292055734764459796" text:style-name="L21">
              <text:list-item>
                <text:p text:style-name="P169">DUP tab</text:p>
              </text:list-item>
              <text:list-item>
                <text:p text:style-name="P169">delete ==&gt; data area</text:p>
              </text:list-item>
            </text:list>
          </table:table-cell>
        </table:table-row>
        <table:table-row>
          <table:table-cell table:style-name="表15.A2" office:value-type="float" office:value="1">
            <text:p text:style-name="P2">1</text:p>
          </table:table-cell>
          <table:table-cell table:style-name="表15.B2" office:value-type="string">
            <text:p text:style-name="P2">open ==&gt; combined list file</text:p>
            <text:p text:style-name="P2">C:\Users\iwabuchiken\AppData\Roaming\MetaQuotes\Terminal\34B08C83A5AAE27A4079DE708E60511E\MQL4\Files\Logs\XXX[XXX].[XXX-X].dir\[ea-4_tester-1].(20200507_140530).(combined-data).(20200520_134342_510097).dat</text:p>
          </table:table-cell>
        </table:table-row>
        <table:table-row>
          <table:table-cell table:style-name="表15.A2" office:value-type="float" office:value="2">
            <text:p text:style-name="P2">2</text:p>
          </table:table-cell>
          <table:table-cell table:style-name="表15.B2" office:value-type="string">
            <text:p text:style-name="P2">C/P</text:p>
            <text:p text:style-name="P2">to ==&gt; DUP-ed tab</text:p>
          </table:table-cell>
        </table:table-row>
        <table:table-row>
          <table:table-cell table:style-name="表15.A2" office:value-type="float" office:value="3">
            <text:p text:style-name="P2">3</text:p>
          </table:table-cell>
          <table:table-cell table:style-name="表15.B2" office:value-type="string">
            <text:p text:style-name="P2">sort data</text:p>
            <text:list xml:id="list5622477661538443215" text:style-name="L22">
              <text:list-item>
                <text:p text:style-name="P170">tab “X” : BB-loc.-1 ~ -3 ==&gt; col : BW – BV – BU</text:p>
              </text:list-item>
              <text:list-item>
                <text:p text:style-name="P170">tab “X.1” : profit ==&gt; col : CH</text:p>
              </text:list-item>
            </text:list>
          </table:table-cell>
        </table:table-row>
      </table:table>
      <text:list xml:id="list37622629" text:continue-list="list8062054178256303599" text:style-name="L20">
        <text:list-item>
          <text:p text:style-name="P53">TASK-2 : OBSERVE</text:p>
          <text:list>
            <text:list-item>
              <text:p text:style-name="P53">FOUND</text:p>
            </text:list-item>
          </text:list>
        </text:list-item>
      </text:list>
      <table:table table:name="表16" table:style-name="表16">
        <table:table-column table:style-name="表16.A"/>
        <table:table-column table:style-name="表16.B"/>
        <table:table-row>
          <table:table-cell table:style-name="表16.A1" office:value-type="float" office:value="1">
            <text:p text:style-name="P2">1</text:p>
          </table:table-cell>
          <table:table-cell table:style-name="表16.B1" office:value-type="string">
            <text:p text:style-name="P2">tab '1'</text:p>
            <text:list xml:id="list1180233849066287101" text:style-name="L23">
              <text:list-item>
                <text:p text:style-name="P171">2-2-2 ==&gt; </text:p>
                <text:list>
                  <text:list-item>
                    <text:p text:style-name="P171">total = 52</text:p>
                  </text:list-item>
                  <text:list-item>
                    <text:p text:style-name="P171">2-2-2 ==&gt; 3</text:p>
                  </text:list-item>
                  <text:list-item>
                    <text:p text:style-name="P171">of 3 incidents, plus ==&gt; 3</text:p>
                  </text:list-item>
                </text:list>
              </text:list-item>
            </text:list>
            <text:p text:style-name="P2"/>
            <text:p text:style-name="P2"><draw:frame draw:style-name="fr1" draw:name="オブジェクト2" text:anchor-type="paragraph" svg:width="10.504cm" svg:height="5.909cm" draw:z-index="0"><draw:object xlink:href="./Object 2" xlink:type="simple" xlink:show="embed" xlink:actuate="onLoad"/><draw:image xlink:href="./ObjectReplacements/Object 2" xlink:type="simple" xlink:show="embed" xlink:actuate="onLoad"/></draw:frame><text:soft-page-break/></text:p>
          </table:table-cell>
        </table:table-row>
        <table:table-row>
          <table:table-cell table:style-name="表16.A2" office:value-type="float" office:value="2">
            <text:p text:style-name="P2">2</text:p>
          </table:table-cell>
          <table:table-cell table:style-name="表16.B2" office:value-type="string">
            <text:p text:style-name="P2">5/6 (log_JVE_44_10_3_4.[session-3].ods / tab '2.1'</text:p>
            <text:list xml:id="list5870360612581479875" text:style-name="L24">
              <text:list-item>
                <text:p text:style-name="P172">2-2-2</text:p>
                <text:list>
                  <text:list-item>
                    <text:p text:style-name="P172">total = 66</text:p>
                  </text:list-item>
                  <text:list-item>
                    <text:p text:style-name="P172">2-2-2 ==&gt; 5</text:p>
                    <text:list>
                      <text:list-item>
                        <text:p text:style-name="P172">plus =&gt; 2</text:p>
                      </text:list-item>
                      <text:list-item>
                        <text:p text:style-name="P172">minus =&gt; 3</text:p>
                      </text:list-item>
                    </text:list>
                  </text:list-item>
                </text:list>
              </text:list-item>
            </text:list>
            <text:p text:style-name="P2"/>
            <text:p text:style-name="P2"><draw:frame draw:style-name="fr1" draw:name="オブジェクト1" text:anchor-type="paragraph" svg:width="11.587cm" svg:height="6.518cm" draw:z-index="1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</table:table-row>
        <table:table-row>
          <table:table-cell table:style-name="表16.A2">
            <text:p text:style-name="P2"/>
          </table:table-cell>
          <table:table-cell table:style-name="表16.B2" office:value-type="string">
            <text:p text:style-name="P2">#graph_20200520_173001 (log_JVE_44_13_27.[session-1].ods)</text:p>
            <text:p text:style-name="P2">BB-loc.-1 ~ -2 ==&gt; 2-2</text:p>
            <text:p text:style-name="P2">Force vals</text:p>
            <text:p text:style-name="P2"/>
            <text:p text:style-name="P2"><draw:frame draw:style-name="fr1" draw:name="オブジェクト3" text:anchor-type="paragraph" svg:width="9.703cm" svg:height="5.457cm" draw:z-index="2"><draw:object xlink:href="./Object 3" xlink:type="simple" xlink:show="embed" xlink:actuate="onLoad"/><draw:image xlink:href="./ObjectReplacements/Object 3" xlink:type="simple" xlink:show="embed" xlink:actuate="onLoad"/></draw:frame><text:soft-page-break/></text:p>
            <text:p text:style-name="P2"/>
          </table:table-cell>
        </table:table-row>
      </table:table>
      <text:list xml:id="list37614688" text:continue-list="list37622629" text:style-name="L20">
        <text:list-item>
          <text:list>
            <text:list-item>
              <text:p text:style-name="P53">THOUGHTS</text:p>
            </text:list-item>
          </text:list>
        </text:list-item>
      </text:list>
      <table:table table:name="表17" table:style-name="表17">
        <table:table-column table:style-name="表17.A"/>
        <table:table-column table:style-name="表17.B"/>
        <table:table-row>
          <table:table-cell table:style-name="表17.A1" office:value-type="float" office:value="1">
            <text:p text:style-name="P2">1</text:p>
          </table:table-cell>
          <table:table-cell table:style-name="表17.B1" office:value-type="string">
            <text:p text:style-name="P2">plus <text:span text:style-name="T25">で終わるもの　=&gt;　直前の９本、上げのbarが、比較的、多数か？</text:span></text:p>
          </table:table-cell>
        </table:table-row>
        <table:table-row>
          <table:table-cell table:style-name="表17.A2" office:value-type="float" office:value="2">
            <text:p text:style-name="P2">2</text:p>
          </table:table-cell>
          <table:table-cell table:style-name="表17.B2" office:value-type="string">
            <text:p text:style-name="P2">Force <text:span text:style-name="T25">のグラフ。#graph_20200520_173001</text:span></text:p>
            <text:p text:style-name="P3">　=&gt;　BB sequence 。他の sequenceについても、見よう。</text:p>
          </table:table-cell>
        </table:table-row>
        <table:table-row>
          <table:table-cell table:style-name="表17.A2" office:value-type="float" office:value="3">
            <text:p text:style-name="P2">3</text:p>
          </table:table-cell>
          <table:table-cell table:style-name="表17.B2" office:value-type="string">
            <text:p text:style-name="P3">今回の、Forceのグラフ。#graph_20200520_173001</text:p>
            <text:p text:style-name="P3">　=&gt;　MFIについて、同じようなグラフ。作ろう。</text:p>
          </table:table-cell>
        </table:table-row>
      </table:table>
      <text:list xml:id="list37613654" text:continue-numbering="true" text:style-name="L20">
        <text:list-item>
          <text:list>
            <text:list-item>
              <text:p text:style-name="P53"/>
            </text:list-item>
          </text:list>
        </text:list-item>
      </text:list>
      <text:p text:style-name="P9"/>
      <text:p text:style-name="P9">[next]</text:p>
      <text:list xml:id="list5616775439017350308" text:style-name="L25">
        <text:list-item>
          <text:p text:style-name="P54">TASK-1</text:p>
          <text:list>
            <text:list-item>
              <text:p text:style-name="P54">this : THOUGHTS-2</text:p>
            </text:list-item>
          </text:list>
        </text:list-item>
        <text:list-item>
          <text:p text:style-name="P54">TASK-2 : <text:span text:style-name="T25">13.27</text:span></text:p>
          <text:list>
            <text:list-item>
              <text:p text:style-name="P54">==&gt; 5/19<text:span text:style-name="T25">の分</text:span>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</text:span></text:p>
      <text:p text:style-name="P29"/>
      <text:p text:style-name="P15"/>
      <text:p text:style-name="P9"><text:span text:style-name="T5">13.28_X</text:span>---------------------------------------------------------------------------</text:p>
      <text:p text:style-name="P23">res free# JVEMV6 44#13.28_2 / 44. currency / 13. TASKS / 28. gen-raw-data-more-data / 20200521_144254</text:p>
      <text:p text:style-name="P7"><text:soft-page-break/></text:p>
      <text:p text:style-name="P9">[do] <text:span text:style-name="T1">#_ </text:span></text:p>
      <text:list xml:id="list8193067338938167091" text:style-name="L26">
        <text:list-item>
          <text:p text:style-name="P55">REVIEW </text:p>
        </text:list-item>
        <text:list-item>
          <text:p text:style-name="P55">TASK-1</text:p>
          <text:list>
            <text:list-item>
              <text:list>
                <text:list-item>
                  <text:p text:style-name="P55">file : C:\Users\iwabuchiken\AppData\Roaming\MetaQuotes\Terminal\34B08C83A5AAE27A4079DE708E60511E\MQL4\Indicators\lab\obs\49_8\gen-raw-data\A_\obs_49_8.(A-J).(M5-55000).mq4</text:p>
                </text:list-item>
              </text:list>
            </text:list-item>
            <text:list-item>
              <text:p text:style-name="P55">T-1.1 : review file</text:p>
              <text:list>
                <text:list-item>
                  <text:p text:style-name="P55">CODE</text:p>
                  <text:list>
                    <text:list-item>
                      <text:p text:style-name="P55">init() ==&gt; setup() ==&gt; </text:p>
                      <text:list>
                        <text:list-item>
                          <text:p text:style-name="P55">//_20200521_144515:tmp</text:p>
                        </text:list-item>
                      </text:list>
                    </text:list-item>
                    <text:list-item>
                      <text:p text:style-name="P55">exec()</text:p>
                      <text:list>
                        <text:list-item>
                          <text:p text:style-name="P55">get_BasicData_with_RSI_BB_MFI (utils.mqh)</text:p>
                          <text:list>
                            <text:list-item>
                              <text:p text:style-name="P55">_get_FNAME</text:p>
                            </text:list-item>
                            <text:list-item>
                              <text:p text:style-name="P55">get_AryOf_RSI_BB_MFI</text:p>
                            </text:list-item>
                            <text:list-item>
                              <text:p text:style-name="P55">write2File_AryOf_BasicData_With_RSI_BB_MFI</text:p>
                            </text:list-item>
                            <text:list-item>
                              <text:p text:style-name="P55">ArrayFree 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5">T-1.2 : add column ==&gt; “force”</text:p>
              <text:list>
                <text:list-item>
                  <text:p text:style-name="P55">current : “no;Open;High;Low;Close;RSI;MFI;BB.2s;BB.1s;BB.main;BB.-1s;BB.-2s;Diff;High/Low;datetime”</text:p>
                </text:list-item>
                <text:list-item>
                  <text:p text:style-name="P55">new :</text:p>
                  <text:list>
                    <text:list-item>
                      <text:p text:style-name="P55">1;<text:tab/>2;<text:tab/>3;<text:tab/>4;<text:tab/>5;<text:tab/>6; 7; <text:s text:c="3"/>8; <text:s text:c="2"/><text:tab/><text:tab/>9;<text:tab/>10; <text:s/>11</text:p>
                    </text:list-item>
                    <text:list-item>
                      <text:p text:style-name="P55">“no;Open;High;Low;Close;RSI;MFI;Force;BB.2s;BB.1s;BB.main;BB.-1s;BB.-2s;Diff;High/Low;datetime”</text:p>
                    </text:list-item>
                  </text:list>
                </text:list-item>
              </text:list>
            </text:list-item>
            <text:list-item>
              <text:p text:style-name="P55">T-1.3 : edit ==&gt; get_AryOf_RSI_BB_MFI</text:p>
              <text:list>
                <text:list-item>
                  <text:p text:style-name="P55">//_20200521_145524:tmp</text:p>
                  <text:list>
                    <text:list-item>
                      <text:p text:style-name="P55">dec<text:span text:style-name="T25">lare var</text:span></text:p>
                    </text:list-item>
                  </text:list>
                </text:list-item>
                <text:list-item>
                  <text:p text:style-name="P55">//_20200521_145459:tmp (utils.mqh)</text:p>
                  <text:list>
                    <text:list-item>
                      <text:p text:style-name="P55"><text:soft-page-break/>set val</text:p>
                    </text:list-item>
                  </text:list>
                </text:list-item>
                <text:list-item>
                  <text:p text:style-name="P55">“AryOf_Data” ==&gt; add “Force” val</text:p>
                  <text:list>
                    <text:list-item>
                      <text:p text:style-name="P55">change ==&gt; param : array length</text:p>
                      <text:list>
                        <text:list-item>
                          <text:p text:style-name="P55">//_20200521_150611:tmp</text:p>
                        </text:list-item>
                        <text:list-item>
                          <text:p text:style-name="P55">11 → 12</text:p>
                        </text:list-item>
                      </text:list>
                    </text:list-item>
                    <text:list-item>
                      <text:p text:style-name="P55">change ==&gt; caller line</text:p>
                      <text:list>
                        <text:list-item>
                          <text:p text:style-name="P55">//_20200521_150728:tmp (func caller)</text:p>
                        </text:list-item>
                        <text:list-item>
                          <text:p text:style-name="P55">//20200521_150747:tmp ==&gt; dec<text:span text:style-name="T25">lare array</text:span></text:p>
                          <text:list>
                            <text:list-item>
                              <text:p text:style-name="P55"><text:span text:style-name="T2">#_ </text:span><text:span text:style-name="T25">length : 11 → 12 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5"><text:span text:style-name="T2">#_ </text:span>add val : in-func lines</text:p>
                      <text:list>
                        <text:list-item>
                          <text:p text:style-name="P55">//_20200521_150925:tmp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5">T-1.4 : edit ==&gt; write2File_AryOf_BasicData_With_RSI_BB_MFI</text:p>
              <text:list>
                <text:list-item>
                  <text:p text:style-name="P55">CODE </text:p>
                  <text:list>
                    <text:list-item>
                      <text:p text:style-name="P55"><text:span text:style-name="T2">#_ </text:span>header : _file_write__header_With_RSI_BB_MFI</text:p>
                      <text:list>
                        <text:list-item>
                          <text:p text:style-name="P55">caller : //_20200521_151117:tmp</text:p>
                        </text:list-item>
                        <text:list-item>
                          <text:p text:style-name="P55"><text:span text:style-name="T2">#_ </text:span>in-func line</text:p>
                          <text:list>
                            <text:list-item>
                              <text:p text:style-name="P55">//_20200521_151203:tmp</text:p>
                            </text:list-item>
                            <text:list-item>
                              <text:p text:style-name="P55">//_20200521_151237:tmp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5"><text:span text:style-name="T2">#_ </text:span>“write : data”</text:p>
                      <text:list>
                        <text:list-item>
                          <text:p text:style-name="P55">//_20200521_151335:tmp ==&gt; section</text:p>
                        </text:list-item>
                        <text:list-item>
                          <text:p text:style-name="P55">//_20200521_151404:tmp ==&gt; line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5">T-1.5 : TEST</text:p>
              <text:list>
                <text:list-item>
                  <text:p text:style-name="P55"><text:span text:style-name="T2">#_ </text:span>COMPILE </text:p>
                </text:list-item>
                <text:list-item>
                  <text:p text:style-name="P55">EXEC : obs_49_8.(A-J).(M5-55000).mq4</text:p>
                  <text:list>
                    <text:list-item>
                      <text:p text:style-name="P55">==&gt; <text:span text:style-name="T25">OK ]::20200521_154308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9007526628017734548" text:style-name="L27">
        <text:list-item>
          <text:p text:style-name="P56">TASK : <text:s/><text:span text:style-name="T5">44#13.28</text:span></text:p>
          <text:list>
            <text:list-item>
              <text:p text:style-name="P56">php coding</text:p>
            </text:list-item>
          </text:list>
        </text:list-item>
      </text:list>
      <text:p text:style-name="P9">[further]</text:p>
      <text:p text:style-name="P19"><text:soft-page-break/><text:span text:style-name="T21"><text:line-break/></text:span><text:span text:style-name="T22">[/ XXX] </text:span></text:p>
      <text:p text:style-name="P29"/>
      <text:p text:style-name="P15"/>
      <text:p text:style-name="P9"><text:span text:style-name="T5">13.28_2</text:span>---------------------------------------------------------------------------</text:p>
      <text:p text:style-name="P23">res free# JVEMV6 44#13.28_3 / 44. currency / 13. TASKS / 28. gen-raw-data-more-data / 20200522_113911</text:p>
      <text:p text:style-name="P9"/>
      <text:p text:style-name="P23">res free# JVEMV6 44#13.28.1_1 / 44. currency / 13. TASKS / 28.1 func_get_ListOf_BarDatas__V2() / 20200522_113952</text:p>
      <text:p text:style-name="P9"/>
      <text:p text:style-name="P9">[do] <text:span text:style-name="T1">#_ </text:span></text:p>
      <text:list xml:id="list8898227241282021889" text:style-name="L28">
        <text:list-item>
          <text:p text:style-name="P57">REVIEW </text:p>
        </text:list-item>
        <text:list-item>
          <text:p text:style-name="P57">TASK-1 : <text:s/><text:span text:style-name="T5">44#13.28</text:span></text:p>
          <text:list>
            <text:list-item>
              <text:list>
                <text:list-item>
                  <text:p text:style-name="P57">php coding</text:p>
                </text:list-item>
              </text:list>
            </text:list-item>
            <text:list-item>
              <text:p text:style-name="P57">T-1.1 : look around for files </text:p>
              <text:list>
                <text:list-item>
                  <text:p text:style-name="P57">==&gt; convert from csv to list of bardatas → where ?</text:p>
                </text:list-item>
                <text:list-item>
                  <text:p text:style-name="P57">//_20200522_114017:tmp (\FxTestController.php)</text:p>
                </text:list-item>
              </text:list>
            </text:list-item>
            <text:list-item>
              <text:p text:style-name="P57">T-1.2</text:p>
            </text:list-item>
          </text:list>
        </text:list-item>
        <text:list-item>
          <text:p text:style-name="P57">TASK-2 : TASKS-28.1</text:p>
        </text:list-item>
      </text:list>
      <table:table table:name="表18" table:style-name="表18">
        <table:table-column table:style-name="表18.A"/>
        <table:table-row>
          <table:table-cell table:style-name="表18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</table:table>
      <text:list xml:id="list37626555" text:continue-numbering="true" text:style-name="L28">
        <text:list-item>
          <text:list>
            <text:list-item>
              <text:p text:style-name="P57">T-2.1 : new FUNC : slice_Raw_Data()</text:p>
              <text:list>
                <text:list-item>
                  <text:list>
                    <text:list-item>
                      <text:p text:style-name="P57">//_20200522_115734:head</text:p>
                    </text:list-item>
                  </text:list>
                </text:list-item>
                <text:list-item>
                  <text:p text:style-name="P57">DUP</text:p>
                </text:list-item>
                <text:list-item>
                  <text:p text:style-name="P57">sig</text:p>
                </text:list-item>
                <text:list-item>
                  <text:p text:style-name="P57">labels</text:p>
                </text:list-item>
                <text:list-item>
                  <text:p text:style-name="P57">skeleton</text:p>
                </text:list-item>
                <text:list-item>
                  <text:p text:style-name="P57">TEST ==&gt; OK</text:p>
                </text:list-item>
              </text:list>
            </text:list-item>
            <text:list-item>
              <text:p text:style-name="P57"><text:span text:style-name="T1">#_ </text:span>T-2.2 : look-around</text:p>
              <text:list>
                <text:list-item>
                  <text:p text:style-name="P57"><text:soft-page-break/>TREE</text:p>
                  <text:list>
                    <text:list-item>
                      <text:p text:style-name="P57">_slice_Raw_Data_By_Week</text:p>
                      <text:list>
                        <text:list-item>
                          <text:p text:style-name="P57">LibFxAdmin::slice_Raw_Data_By_Week</text:p>
                          <text:list>
                            <text:list-item>
                              <text:p text:style-name="P57">//_20200425_162559:head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7"><text:span text:style-name="T1">#_ </text:span>T-2.3 : func : conv_CSV_Lines_To_BarDatas ==&gt; review</text:p>
            </text:list-item>
            <text:list-item>
              <text:p text:style-name="P57"><text:span text:style-name="T1">#_ </text:span>T-2.4 : class “BarData” ==&gt; add field</text:p>
              <text:list>
                <text:list-item>
                  <text:p text:style-name="P57">//_20200522_120533:tmp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4154528801932979659" text:style-name="L29">
        <text:list-item>
          <text:p text:style-name="P154"><text:span text:style-name="T14">TASK : TASKS-28.1 : “</text:span><text:span text:style-name="T27">get_ListOf_BarDatas</text:span><text:span text:style-name="T14">” ==&gt; DUP</text:span></text:p>
          <text:list>
            <text:list-item>
              <text:p text:style-name="P154">//_20200105_171836:head (\Lib\utils\libfx.php)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522_121518</text:span></text:p>
      <text:p text:style-name="P29"/>
      <text:p text:style-name="P16"/>
      <text:p text:style-name="P11"/>
      <text:p text:style-name="P9"><text:span text:style-name="T5">13.28.1_1</text:span>---------------------------------------------------------------------------</text:p>
      <text:p text:style-name="P23">res free# JVEMV6 44#13.28.1_2 / 44. currency / 13. TASKS / 28.1 func_get_ListOf_BarDatas__V2() / XXX</text:p>
      <text:p text:style-name="P11"/>
      <text:p text:style-name="P9">[do] <text:span text:style-name="T1">#_ </text:span></text:p>
      <text:list xml:id="list37638137" text:continue-list="list37628778" text:style-name="L1">
        <text:list-item>
          <text:p text:style-name="P36">REVIEW </text:p>
        </text:list-item>
        <text:list-item>
          <text:p text:style-name="P36">TASK-1</text:p>
        </text:list-item>
      </text:list>
      <text:p text:style-name="P9"/>
      <text:p text:style-name="P9">[next]</text:p>
      <text:list xml:id="list8696348803196707296" text:style-name="L30">
        <text:list-item>
          <text:p text:style-name="P58">TASK</text:p>
        </text:list-item>
      </text:list>
      <text:p text:style-name="P9">[further]</text:p>
      <text:p text:style-name="P19"><text:span text:style-name="T21"><text:line-break/></text:span><text:soft-page-break/><text:span text:style-name="T22">[/ XXX] </text:span></text:p>
      <text:p text:style-name="P29"/>
      <text:p text:style-name="P11"/>
      <text:p text:style-name="P11"/>
      <text:p text:style-name="P9"><text:span text:style-name="T5">13.25_X</text:span>---------------------------------------------------------------------------</text:p>
      <text:p text:style-name="P23">res free# JVEMV6 44#13.25_1 / 44. currency / 13. TASKS / 25. gen-stats-data-to-log-file / 20200522_171329</text:p>
      <text:p text:style-name="P7"/>
      <text:p text:style-name="P9">[do] <text:span text:style-name="T3">#_ </text:span></text:p>
      <text:list xml:id="list4130868301351272771" text:style-name="L31">
        <text:list-item>
          <text:p text:style-name="P59">REVIEW </text:p>
        </text:list-item>
        <text:list-item>
          <text:p text:style-name="P59">TASK-1 : TASKS-28.1 : “<text:span text:style-name="T27">get_ListOf_BarDatas</text:span>” ==&gt; DUP</text:p>
          <text:list>
            <text:list-item>
              <text:list>
                <text:list-item>
                  <text:p text:style-name="P59">//_20200105_171836:head (\Lib\utils\libfx.php) </text:p>
                </text:list-item>
              </text:list>
            </text:list-item>
            <text:list-item>
              <text:p text:style-name="P59"><text:span text:style-name="T3">#_ </text:span>T-1.1 : DUP ==&gt; func : conv_CSV_Lines_To_BarDatas</text:p>
              <text:list>
                <text:list-item>
                  <text:p text:style-name="P59">conv_CSV_Lines_To_BarDatas__V2</text:p>
                  <text:list>
                    <text:list-item>
                      <text:p text:style-name="P59">//_20200522_164054:tmp</text:p>
                    </text:list-item>
                  </text:list>
                </text:list-item>
              </text:list>
            </text:list-item>
            <text:list-item>
              <text:p text:style-name="P59">T-1.2 : new FUNC : _slice_Raw_Data_By_Day (FxAdminController)</text:p>
              <text:list>
                <text:list-item>
                  <text:p text:style-name="P59">DUP : _slice_Raw_Data_By_Week</text:p>
                </text:list-item>
                <text:list-item>
                  <text:p text:style-name="P59">skeleton</text:p>
                </text:list-item>
                <text:list-item>
                  <text:p text:style-name="P59">TEST ==&gt; </text:p>
                </text:list-item>
              </text:list>
            </text:list-item>
          </text:list>
        </text:list-item>
      </text:list>
      <table:table table:name="表19" table:style-name="表19">
        <table:table-column table:style-name="表19.A"/>
        <table:table-row>
          <table:table-cell table:style-name="表19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19.A2" office:value-type="string">
            <text:p text:style-name="P2"/>
          </table:table-cell>
        </table:table-row>
      </table:table>
      <text:p text:style-name="P9"/>
      <text:list xml:id="list37623179" text:continue-numbering="true" text:style-name="L31">
        <text:list-item>
          <text:list>
            <text:list-item>
              <text:list>
                <text:list-item>
                  <text:list>
                    <text:list-item>
                      <text:p text:style-name="P59">==&gt; OK</text:p>
                    </text:list-item>
                  </text:list>
                </text:list-item>
              </text:list>
            </text:list-item>
            <text:list-item>
              <text:p text:style-name="P59">T-1.3 : use ==&gt; conv_CSV_Lines_To_BarDatas__V2</text:p>
              <text:list>
                <text:list-item>
                  <text:p text:style-name="P59">CODE </text:p>
                  <text:list>
                    <text:list-item>
                      <text:p text:style-name="P59">new FUNC : LibFxAdmin::slice_Raw_Data_By_Day__V2</text:p>
                    </text:list-item>
                    <text:list-item>
                      <text:p text:style-name="P59"><text:span text:style-name="T3">#_ </text:span>DUP</text:p>
                    </text:list-item>
                    <text:list-item>
                      <text:p text:style-name="P59"><text:span text:style-name="T3">#_ </text:span>skeleton</text:p>
                    </text:list-item>
                    <text:list-item>
                      <text:p text:style-name="P59">caller lines </text:p>
                    </text:list-item>
                    <text:list-item>
                      <text:p text:style-name="P59">TEST ==&gt; OK</text:p>
                    </text:list-item>
                  </text:list>
                </text:list-item>
                <text:list-item>
                  <text:p text:style-name="P59"><text:soft-page-break/>TEST : //_20200522_170915:tmp</text:p>
                  <text:list>
                    <text:list-item>
                      <text:p text:style-name="P59">return val : $lo_BarDatas ==&gt; show the 1<text:span text:style-name="T28">st</text:span> line</text:p>
                    </text:list-item>
                    <text:list-item>
                      <text:p text:style-name="P59">==&gt; PROBLEM : “object(BarData) {</text:p>
                    </text:list-item>
                    <text:list-item>
                      <text:p text:style-name="P59"><text:tab/>no =&gt; '1'</text:p>
                    </text:list-item>
                    <text:list-item>
                      <text:p text:style-name="P59"><text:tab/>price_Open =&gt; ';'</text:p>
                    </text:list-item>
                    <text:list-item>
                      <text:p text:style-name="P59"><text:tab/>price_High =&gt; '7'</text:p>
                    </text:list-item>
                    <text:list-item>
                      <text:p text:style-name="P59"><text:tab/>price_Low =&gt; '0'</text:p>
                    </text:list-item>
                    <text:list-item>
                      <text:p text:style-name="P59"><text:tab/>price_Close =&gt; '.'</text:p>
                    </text:list-item>
                    <text:list-item>
                      <text:p text:style-name="P59"><text:tab/>rsi =&gt; '6'</text:p>
                    </text:list-item>
                    <text:list-item>
                      <text:p text:style-name="P59"><text:tab/>mfi =&gt; '2'</text:p>
                    </text:list-item>
                    <text:list-item>
                      <text:p text:style-name="P59"><text:tab/>force =&gt; '7'</text:p>
                    </text:list-item>
                    <text:list-item>
                      <text:p text:style-name="P59"><text:tab/>bb_2S =&gt; ';'</text:p>
                    </text:list-item>
                    <text:list-item>
                      <text:p text:style-name="P59"><text:tab/>bb_1S =&gt; '7'”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3457760353174112849" text:style-name="L32">
        <text:list-item>
          <text:p text:style-name="P60">TASK : continue ==&gt; fix problem</text:p>
          <text:list>
            <text:list-item>
              <text:p text:style-name="P60">//_20200522_171234:next (LibFxAdmin)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522_171305</text:span></text:p>
      <text:p text:style-name="P29"/>
      <text:p text:style-name="P15"/>
      <text:p text:style-name="P9"><text:span text:style-name="T5">13.25_X</text:span>---------------------------------------------------------------------------</text:p>
      <text:p text:style-name="P23">res free# JVEMV6 44#13.25_2 / 44. currency / 13. TASKS / 25. gen-stats-data-to-log-file / 20200523_161827</text:p>
      <text:p text:style-name="P7"/>
      <text:p text:style-name="P9">[do] <text:span text:style-name="T1">#_ </text:span></text:p>
      <text:list xml:id="list7901403118477260148" text:style-name="L33">
        <text:list-item>
          <text:p text:style-name="P61">REVIEW </text:p>
        </text:list-item>
      </text:list>
      <table:table table:name="表20" table:style-name="表20">
        <table:table-column table:style-name="表20.A"/>
        <table:table-row>
          <table:table-cell table:style-name="表20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ext:soft-page-break/>
        <table:table-row>
          <table:table-cell table:style-name="表20.A2" office:value-type="string">
            <text:p text:style-name="P2"/>
          </table:table-cell>
        </table:table-row>
      </table:table>
      <text:list xml:id="list37637565" text:continue-numbering="true" text:style-name="L33">
        <text:list-item>
          <text:p text:style-name="P61"><text:span text:style-name="T1">#_ </text:span>TASK-1 : continue ==&gt; fix problem</text:p>
          <text:list>
            <text:list-item>
              <text:list>
                <text:list-item>
                  <text:p text:style-name="P61">//_20200522_171234:next (LibFxAdmin)</text:p>
                </text:list-item>
              </text:list>
            </text:list-item>
            <text:list-item>
              <text:p text:style-name="P61">T-1.1 : debugging</text:p>
              <text:list>
                <text:list-item>
                  <text:p text:style-name="P61">CODE : //debug:20200523_161125</text:p>
                </text:list-item>
                <text:list-item>
                  <text:p text:style-name="P61">==&gt; OK</text:p>
                </text:list-item>
              </text:list>
            </text:list-item>
            <text:list-item>
              <text:p text:style-name="P61">T-1.2 : new FUNC ==&gt; test_Libfx_Conv_CSV_Lines_To_BarDatas__V2</text:p>
              <text:list>
                <text:list-item>
                  <text:p text:style-name="P61">CODE</text:p>
                </text:list-item>
                <text:list-item>
                  <text:p text:style-name="P62">TEST ==&gt; OK</text:p>
                </text:list-item>
              </text:list>
            </text:list-item>
          </text:list>
        </text:list-item>
        <text:list-item>
          <text:p text:style-name="P61">TASK-2 </text:p>
          <text:list>
            <text:list-item>
              <text:p text:style-name="P61">new FUNC : sort_CSV_Lines_BarData__By_Date</text:p>
              <text:list>
                <text:list-item>
                  <text:p text:style-name="P61">caller : //_20200523_163505:tmp</text:p>
                </text:list-item>
                <text:list-item>
                  <text:p text:style-name="P61">ref : //_20200523_163753:ref (LibFxAdmin)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773648201734643459" text:style-name="L34">
        <text:list-item>
          <text:p text:style-name="P63">TASK</text:p>
          <text:list>
            <text:list-item>
              <text:p text:style-name="P63">//_20200523_164309:next (LibFxAdmin)</text:p>
            </text:list-item>
            <text:list-item>
              <text:p text:style-name="P63">ref : //_20200523_163753:ref (LibFxAdmin)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</text:span></text:p>
      <text:p text:style-name="P30"/>
      <text:p text:style-name="P30"/>
      <text:p text:style-name="P17"/>
      <text:p text:style-name="P9"><text:span text:style-name="T5">13.25_2</text:span>---------------------------------------------------------------------------</text:p>
      <text:p text:style-name="P23">res free# JVEMV6 44#13.25_3 / 44. currency / 13. TASKS / 25. gen-stats-data-to-log-file / 20200524_115830</text:p>
      <text:p text:style-name="P7"/>
      <text:p text:style-name="P9"><text:soft-page-break/>[do] <text:span text:style-name="T1">#_ </text:span></text:p>
      <text:list xml:id="list2713551419855477173" text:style-name="L35">
        <text:list-item>
          <text:p text:style-name="P64">REVIEW </text:p>
        </text:list-item>
        <text:list-item>
          <text:p text:style-name="P64">TASK-1</text:p>
          <text:list>
            <text:list-item>
              <text:list>
                <text:list-item>
                  <text:p text:style-name="P64">//_20200523_164309:next (LibFxAdmin)</text:p>
                </text:list-item>
                <text:list-item>
                  <text:p text:style-name="P64">ref : //_20200523_163753:ref (LibFxAdmin)</text:p>
                </text:list-item>
              </text:list>
            </text:list-item>
            <text:list-item>
              <text:p text:style-name="P64">T-1.1 : upto ==&gt; show datetime vals </text:p>
              <text:list>
                <text:list-item>
                  <text:p text:style-name="P64">CODE</text:p>
                </text:list-item>
                <text:list-item>
                  <text:p text:style-name="P64">TEST ==&gt; OK</text:p>
                </text:list-item>
              </text:list>
            </text:list-item>
            <text:list-item>
              <text:p text:style-name="P64">T-1.2 : upto → compare</text:p>
              <text:list>
                <text:list-item>
                  <text:p text:style-name="P64">//debug:20200524_112305</text:p>
                  <text:list>
                    <text:list-item>
                      <text:p text:style-name="P64">==&gt; OK</text:p>
                    </text:list-item>
                  </text:list>
                </text:list-item>
                <text:list-item>
                  <text:p text:style-name="P64">//debug:20200524_112536</text:p>
                  <text:list>
                    <text:list-item>
                      <text:p text:style-name="P64">==&gt; OK</text:p>
                    </text:list-item>
                  </text:list>
                </text:list-item>
              </text:list>
            </text:list-item>
            <text:list-item>
              <text:p text:style-name="P64">T-1.3 : judge</text:p>
              <text:list>
                <text:list-item>
                  <text:p text:style-name="P64">//debug:20200524_112849</text:p>
                  <text:list>
                    <text:list-item>
                      <text:p text:style-name="P64">==&gt; OK</text:p>
                    </text:list-item>
                  </text:list>
                </text:list-item>
              </text:list>
            </text:list-item>
            <text:list-item>
              <text:p text:style-name="P64">T-1.4 : sort</text:p>
              <text:list>
                <text:list-item>
                  <text:p text:style-name="P64">//_20200524_113854:tmp</text:p>
                </text:list-item>
                <text:list-item>
                  <text:p text:style-name="P64">//debug:20200524_114454</text:p>
                  <text:list>
                    <text:list-item>
                      <text:p text:style-name="P64">==&gt; OK </text:p>
                    </text:list-item>
                  </text:list>
                </text:list-item>
              </text:list>
            </text:list-item>
            <text:list-item>
              <text:p text:style-name="P64"/>
            </text:list-item>
          </text:list>
        </text:list-item>
      </text:list>
      <text:p text:style-name="P9"/>
      <text:p text:style-name="P9">[next]</text:p>
      <text:list xml:id="list5279162307566058429" text:style-name="L36">
        <text:list-item>
          <text:p text:style-name="P65">TASK : slice (TASKS-13)</text:p>
          <text:list>
            <text:list-item>
              <text:p text:style-name="P65">//_20200524_115655:next (LibFxAdmin)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</text:span></text:p>
      <text:p text:style-name="P29"/>
      <text:p text:style-name="P17"><text:soft-page-break/></text:p>
      <text:p text:style-name="P29"/>
      <text:p text:style-name="P9"><text:span text:style-name="T5">13.25_3</text:span>---------------------------------------------------------------------------</text:p>
      <text:p text:style-name="P23">[4] res free# JVEMV6 44#13.25_X / 44. currency / 13. TASKS / 25. gen-stats-data-to-log-file / 20200524_155914</text:p>
      <text:p text:style-name="P29"/>
      <text:p text:style-name="P9">[do] <text:span text:style-name="T1">#_ </text:span></text:p>
      <text:list xml:id="list5955168208640727882" text:style-name="L37">
        <text:list-item>
          <text:p text:style-name="P66">REVIEW </text:p>
        </text:list-item>
        <text:list-item>
          <text:p text:style-name="P66">TASK-1 </text:p>
          <text:list>
            <text:list-item>
              <text:list>
                <text:list-item>
                  <text:p text:style-name="P178">slice (TASKS-13)</text:p>
                </text:list-item>
                <text:list-item>
                  <text:p text:style-name="P66">//_20200524_115655:next (LibFxAdmin)</text:p>
                </text:list-item>
              </text:list>
            </text:list-item>
          </text:list>
        </text:list-item>
      </text:list>
      <table:table table:name="表21" table:style-name="表21">
        <table:table-column table:style-name="表21.A"/>
        <table:table-row>
          <table:table-cell table:style-name="表21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21.A2" office:value-type="string">
            <text:p text:style-name="P2"/>
          </table:table-cell>
        </table:table-row>
      </table:table>
      <text:list xml:id="list37615735" text:continue-numbering="true" text:style-name="L37">
        <text:list-item>
          <text:list>
            <text:list-item>
              <text:p text:style-name="P66">T-1.1 : start iteration</text:p>
              <text:list>
                <text:list-item>
                  <text:p text:style-name="P66">CODE</text:p>
                </text:list-item>
                <text:list-item>
                  <text:p text:style-name="P66">TEST : //debug:20200524_160552</text:p>
                  <text:list>
                    <text:list-item>
                      <text:p text:style-name="P66">==&gt; OK</text:p>
                    </text:list-item>
                  </text:list>
                </text:list-item>
              </text:list>
            </text:list-item>
            <text:list-item>
              <text:p text:style-name="P66"><text:span text:style-name="T1">#_ </text:span>T-1.2 : iteration ==&gt; more → 500</text:p>
              <text:list>
                <text:list-item>
                  <text:p text:style-name="P66">//_20200524_162513:tmp</text:p>
                </text:list-item>
                <text:list-item>
                  <text:p text:style-name="P66">==&gt; OK </text:p>
                </text:list-item>
              </text:list>
            </text:list-item>
            <text:list-item>
              <text:p text:style-name="P66">T-1.3 : “$lo_CSV_Lines_By_Day” =&gt; each entry : first line ?</text:p>
              <text:list>
                <text:list-item>
                  <text:p text:style-name="P66">//_20200524_162938:tmp</text:p>
                </text:list-item>
                <text:list-item>
                  <text:p text:style-name="P66">==&gt; OK</text:p>
                </text:list-item>
              </text:list>
            </text:list-item>
            <text:list-item>
              <text:p text:style-name="P66">T-1.4 : same as T-1.3; max iteration ==&gt; 700</text:p>
              <text:list>
                <text:list-item>
                  <text:p text:style-name="P66">//_20200524_162513:tmp</text:p>
                </text:list-item>
                <text:list-item>
                  <text:p text:style-name="P66">==&gt; OK</text:p>
                </text:list-item>
              </text:list>
            </text:list-item>
            <text:list-item>
              <text:p text:style-name="P66">T-1.5 : max iteration ==&gt; off</text:p>
              <text:list>
                <text:list-item>
                  <text:p text:style-name="P66">//debug:20200524_160552</text:p>
                </text:list-item>
                <text:list-item>
                  <text:p text:style-name="P66">EXEC</text:p>
                </text:list-item>
                <text:list-item>
                  <text:p text:style-name="P66"><text:soft-page-break/>search ==&gt; “$lines_Day[0] =&gt;”</text:p>
                </text:list-item>
                <text:list-item>
                  <text:p text:style-name="P66"><text:span text:style-name="T1">#_ </text:span>PROBLEM : “5/21” → not included</text:p>
                  <text:list>
                    <text:list-item>
                      <text:p text:style-name="P66">TRY-1 : //_20200524_164203:tmp</text:p>
                      <text:list>
                        <text:list-item>
                          <text:p text:style-name="P66">//_20200524_164445:fix</text:p>
                        </text:list-item>
                        <text:list-item>
                          <text:p text:style-name="P66">==&gt; search “$lines_Day[0] =&gt;”</text:p>
                        </text:list-item>
                        <text:list-item>
                          <text:p text:style-name="P66">==&gt; FIXED 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3748852005505797973" text:style-name="L38">
        <text:list-item>
          <text:p text:style-name="P67">TASK : TASKS-13.1</text:p>
          <text:list>
            <text:list-item>
              <text:p text:style-name="P67">//_20200524_165246:next (FxAdminController)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</text:span></text:p>
      <text:p text:style-name="P29"/>
      <text:p text:style-name="P17"/>
      <text:p text:style-name="P9"><text:span text:style-name="T5">13a_X</text:span>---------------------------------------------------------------------------</text:p>
      <text:p text:style-name="P23">[1] res free# JVEMV6 44#13a_1 / 44. currency / 13. TASKS / 13a. slice_Raw_Data_By_Day__V2 / 20200525_164930</text:p>
      <text:p text:style-name="P11"/>
      <text:p text:style-name="P9">[do] <text:span text:style-name="T1">#_ </text:span></text:p>
      <text:list xml:id="list3208765424680993590" text:style-name="L39">
        <text:list-item>
          <text:p text:style-name="P68">REVIEW </text:p>
        </text:list-item>
        <text:list-item>
          <text:p text:style-name="P68">TASK-1<text:span text:style-name="T25"> : TASKS-13.1</text:span></text:p>
          <text:list>
            <text:list-item>
              <text:list>
                <text:list-item>
                  <text:p text:style-name="P137">//_20200524_165246:next (FxAdminController)</text:p>
                </text:list-item>
              </text:list>
            </text:list-item>
            <text:list-item>
              <text:p text:style-name="P68"><text:span text:style-name="T2">#_ </text:span><text:span text:style-name="T25">T-1.1 : func : slice_Raw_Data_By_Day__V2</text:span></text:p>
              <text:list>
                <text:list-item>
                  <text:p text:style-name="P137">CODE</text:p>
                  <text:list>
                    <text:list-item>
                      <text:p text:style-name="P137">//_20200525_160049:tmp (LibFxAdmin)</text:p>
                    </text:list-item>
                    <text:list-item>
                      <text:p text:style-name="P137">//_20200524_165246:next (FxAdminController) </text:p>
                    </text:list-item>
                  </text:list>
                </text:list-item>
                <text:list-item>
                  <text:p text:style-name="P68"><text:span text:style-name="T2">#_ </text:span><text:span text:style-name="T25">TEST ==&gt; </text:span></text:p>
                </text:list-item>
              </text:list>
            </text:list-item>
          </text:list>
        </text:list-item>
      </text:list>
      <table:table table:name="表22" table:style-name="表22">
        <table:table-column table:style-name="表22.A"/>
        <table:table-row>
          <table:table-cell table:style-name="表22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ext:soft-page-break/>
        <table:table-row>
          <table:table-cell table:style-name="表22.A2" office:value-type="string">
            <text:p text:style-name="P2"/>
          </table:table-cell>
        </table:table-row>
      </table:table>
      <text:list xml:id="list37614760" text:continue-numbering="true" text:style-name="L39">
        <text:list-item>
          <text:list>
            <text:list-item>
              <text:p text:style-name="P137">T-1.2 : write to file </text:p>
              <text:list>
                <text:list-item>
                  <text:list>
                    <text:list-item>
                      <text:p text:style-name="P137">//_20200525_161041:tmp</text:p>
                    </text:list-item>
                  </text:list>
                </text:list-item>
              </text:list>
            </text:list-item>
            <text:list-item>
              <text:p text:style-name="P68"><text:span text:style-name="T2">#_ </text:span><text:span text:style-name="T25">T-1.2.1 : build → dst dir path</text:span></text:p>
            </text:list-item>
            <text:list-item>
              <text:p text:style-name="P68"><text:span text:style-name="T2">#_ </text:span><text:span text:style-name="T25">T-1.2.2 : make dirs </text:span></text:p>
              <text:list>
                <text:list-item>
                  <text:p text:style-name="P137">==&gt; OK</text:p>
                </text:list-item>
              </text:list>
            </text:list-item>
            <text:list-item>
              <text:p text:style-name="P68">T-1.2.3 : <text:span text:style-name="T25">build → file path, full</text:span></text:p>
            </text:list-item>
          </text:list>
        </text:list-item>
      </text:list>
      <text:p text:style-name="P22"/>
      <text:p text:style-name="P9">[next]</text:p>
      <text:list xml:id="list1037126246247933905" text:style-name="L40">
        <text:list-item>
          <text:p text:style-name="P69">TASK : this ==&gt; T-1.2.3 (<text:span text:style-name="T25">TASKS-13.1)</text:span></text:p>
          <text:list>
            <text:list-item>
              <text:p text:style-name="P138">//_20200525_164903:tmp (FxAdminController)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525_164831</text:span></text:p>
      <text:p text:style-name="P29"/>
      <text:p text:style-name="P17"/>
      <text:p text:style-name="P9"><text:span text:style-name="T5">13a_1</text:span>---------------------------------------------------------------------------</text:p>
      <text:p text:style-name="P23">[2] res free# JVEMV6 44#13.13a_1 / 44. currency / 13. TASKS / 13a. slice_Raw_Data_By_Day__V2 / 20200526_111657</text:p>
      <text:p text:style-name="P11"/>
      <text:p text:style-name="P9">[do] <text:span text:style-name="T1">#_ </text:span></text:p>
      <text:list xml:id="list2199834900804548543" text:style-name="L41">
        <text:list-item>
          <text:p text:style-name="P70">REVIEW </text:p>
        </text:list-item>
      </text:list>
      <table:table table:name="表23" table:style-name="表23">
        <table:table-column table:style-name="表23.A"/>
        <table:table-row>
          <table:table-cell table:style-name="表23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23.A2" office:value-type="string">
            <text:p text:style-name="P2"/>
          </table:table-cell>
        </table:table-row>
      </table:table>
      <text:list xml:id="list37611651" text:continue-numbering="true" text:style-name="L41">
        <text:list-item>
          <text:p text:style-name="P70">TASK-1</text:p>
          <text:list>
            <text:list-item>
              <text:p text:style-name="P70">T-1.1 : build file full path</text:p>
              <text:list>
                <text:list-item>
                  <text:p text:style-name="P70">==&gt; OK : //_20200526_114404:tmp</text:p>
                </text:list-item>
              </text:list>
            </text:list-item>
            <text:list-item>
              <text:p text:style-name="P70">T-1.2 : file ==&gt; wri<text:span text:style-name="T25">te (blank)</text:span></text:p>
              <text:list>
                <text:list-item>
                  <text:p text:style-name="P139">//_20200526_114428:tmp</text:p>
                </text:list-item>
                <text:list-item>
                  <text:p text:style-name="P139"><text:soft-page-break/>==&gt; OK</text:p>
                </text:list-item>
              </text:list>
            </text:list-item>
            <text:list-item>
              <text:p text:style-name="P139">T-1.3 : file → write : header</text:p>
              <text:list>
                <text:list-item>
                  <text:p text:style-name="P139">//_20200526_114637:tmp</text:p>
                </text:list-item>
                <text:list-item>
                  <text:p text:style-name="P139">==&gt; OK</text:p>
                </text:list-item>
              </text:list>
            </text:list-item>
            <text:list-item>
              <text:p text:style-name="P139">T-1.4 : file → write : data</text:p>
              <text:list>
                <text:list-item>
                  <text:p text:style-name="P139">//_20200526_115023:tmp</text:p>
                </text:list-item>
                <text:list-item>
                  <text:p text:style-name="P139">==&gt; OK</text:p>
                </text:list-item>
              </text:list>
            </text:list-item>
          </text:list>
        </text:list-item>
      </text:list>
      <text:p text:style-name="P9">[next]</text:p>
      <text:list xml:id="list1094803754720891411" text:style-name="L42">
        <text:list-item>
          <text:p text:style-name="P71">TASK : continue ==&gt; wri<text:span text:style-name="T25">tten csv lines → reverse order ----&gt; Z-A</text:span></text:p>
          <text:list>
            <text:list-item>
              <text:p text:style-name="P140">//_20200526_115844:next // FxAdminController</text:p>
            </text:list-item>
            <text:list-item>
              <text:p text:style-name="P140">//_20200526_115755:tmp (LibFxAdmin)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526_115910</text:span></text:p>
      <text:p text:style-name="P29"/>
      <text:p text:style-name="P17"/>
      <text:p text:style-name="P9"><text:span text:style-name="T5">13a_2</text:span>---------------------------------------------------------------------------</text:p>
      <text:p text:style-name="P23">[3] res free# JVEMV6 44#13.13a_XX / 44. currency / 13. TASKS / 13a. slice_Raw_Data_By_Day__V2 / 20200526_181804</text:p>
      <text:p text:style-name="P11"/>
      <text:p text:style-name="P9">[do] <text:span text:style-name="T1">#_ </text:span></text:p>
      <text:list xml:id="list6809182042912626610" text:style-name="L43">
        <text:list-item>
          <text:p text:style-name="P72">REVIEW <text:s/></text:p>
        </text:list-item>
        <text:list-item>
          <text:p text:style-name="P72">TASK-1 : wri<text:span text:style-name="T25">tten csv lines → reverse order ----&gt; Z-A</text:span></text:p>
          <text:list>
            <text:list-item>
              <text:list>
                <text:list-item>
                  <text:p text:style-name="P141">//_20200526_115844:next // FxAdminController</text:p>
                </text:list-item>
                <text:list-item>
                  <text:p text:style-name="P141">//_20200526_115755:tmp (LibFxAdmin)</text:p>
                </text:list-item>
              </text:list>
            </text:list-item>
          </text:list>
        </text:list-item>
      </text:list>
      <table:table table:name="表24" table:style-name="表24">
        <table:table-column table:style-name="表24.A"/>
        <table:table-row>
          <table:table-cell table:style-name="表24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24.A2" office:value-type="string">
            <text:p text:style-name="P2"/>
          </table:table-cell>
        </table:table-row>
      </table:table>
      <text:list xml:id="list37616499" text:continue-numbering="true" text:style-name="L43">
        <text:list-item>
          <text:list>
            <text:list-item>
              <text:p text:style-name="P72">T-1.1 : conditioning</text:p>
              <text:list>
                <text:list-item>
                  <text:p text:style-name="P72">CODE : //_20200526_183618:tmp</text:p>
                </text:list-item>
                <text:list-item>
                  <text:p text:style-name="P72"><text:soft-page-break/>TEST ==&gt; </text:p>
                  <text:list>
                    <text:list-item>
                      <text:p text:style-name="P72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8790606370355305166" text:style-name="L44">
        <text:list-item>
          <text:p text:style-name="P73">TASK : TASKS-13b</text:p>
          <text:list>
            <text:list-item>
              <text:p text:style-name="P73">//_20200526_184754:next<text:tab/>FxAdminController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</text:span></text:p>
      <text:p text:style-name="P17"/>
      <text:p text:style-name="P9"><text:span text:style-name="T5">13b_X</text:span>---------------------------------------------------------------------------</text:p>
      <text:p text:style-name="P23">[1] res free# JVEMV6 44#13.13b_XX / 44. currency / 13. TASKS / 13b. slice_Raw_Data : use-parameters / 20200527_100814</text:p>
      <text:p text:style-name="P10"/>
      <text:p text:style-name="P9">[do] <text:span text:style-name="T1">#_ </text:span></text:p>
      <text:list xml:id="list6267657167677045622" text:style-name="L45">
        <text:list-item>
          <text:p text:style-name="P74">REVIEW </text:p>
        </text:list-item>
      </text:list>
      <table:table table:name="表25" table:style-name="表25">
        <table:table-column table:style-name="表25.A"/>
        <table:table-row>
          <table:table-cell table:style-name="表25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25.A2" office:value-type="string">
            <text:p text:style-name="P2"/>
          </table:table-cell>
        </table:table-row>
      </table:table>
      <text:list xml:id="list37634078" text:continue-numbering="true" text:style-name="L45">
        <text:list-item>
          <text:p text:style-name="P74">TASK-1 : TASKS-13b </text:p>
          <text:list>
            <text:list-item>
              <text:list>
                <text:list-item>
                  <text:p text:style-name="P74">//_20200526_184754:next<text:tab/>FxAdminController</text:p>
                </text:list-item>
                <text:list-item>
                  <text:p text:style-name="P74">use → param vals</text:p>
                </text:list-item>
              </text:list>
            </text:list-item>
            <text:list-item>
              <text:p text:style-name="P74"><text:span text:style-name="T1">#_ </text:span>T-1.1 : show → param vals in debug lines</text:p>
            </text:list-item>
            <text:list-item>
              <text:p text:style-name="P74">T-1.2 : use ==&gt; new csv file</text:p>
              <text:list>
                <text:list-item>
                  <text:p text:style-name="P74">05.15 ~ last</text:p>
                </text:list-item>
                <text:list-item>
                  <text:p text:style-name="P74">url : </text:p>
                </text:list-item>
              </text:list>
            </text:list-item>
          </text:list>
        </text:list-item>
      </text:list>
      <table:table table:name="表26" table:style-name="表26">
        <table:table-column table:style-name="表26.A"/>
        <table:table-row>
          <table:table-cell table:style-name="表26.A1" office:value-type="string">
            <text:p text:style-name="P2"><text:a xlink:type="simple" xlink:href="http://localhost/Eclipse_Luna/Cake_IFM11/fx_admin/slice_Raw_Data?param_Slice_Raw_Data__Fname_Raw_File_Src=44_5.1_10_rawdata.(AUDJPY).(Period-M5).(NumOfUnits-55000).(Bars-55000).20200521_154244.[SLICE-1_0515-0521].csv" text:style-name="Internet_20_link" text:visited-style-name="Visited_20_Internet_20_Link">http://localhost/Eclipse_Luna/Cake_IFM11/fx_admin/slice_Raw_Data?param_Slice_Raw_Data__Fname_Raw_File_Src=</text:a><text:a xlink:type="simple" xlink:href="http://localhost/Eclipse_Luna/Cake_IFM11/fx_admin/slice_Raw_Data?param_Slice_Raw_Data__Fname_Raw_File_Src=44_5.1_10_rawdata.(AUDJPY).(Period-M5).(NumOfUnits-55000).(Bars-55000).20200521_154244.[SLICE-1_0515-0521].csv" text:style-name="Internet_20_link" text:visited-style-name="Visited_20_Internet_20_Link"><text:span text:style-name="T10">44_5.1_10_rawdata.(AUDJPY).(Period-M5).(NumOfUnits-55000).(Bars-55000).20200521_154244.[SLICE-1_0515-0521].csv</text:span></text:a></text:p>
          </table:table-cell>
        </table:table-row>
        <table:table-row>
          <table:table-cell table:style-name="表26.A2" office:value-type="string">
            <text:p text:style-name="P2"/>
          </table:table-cell>
        </table:table-row>
      </table:table>
      <text:list xml:id="list37609193" text:continue-numbering="true" text:style-name="L45">
        <text:list-item>
          <text:list>
            <text:list-item>
              <text:list>
                <text:list-item>
                  <text:p text:style-name="P74">==&gt; OK</text:p>
                </text:list-item>
              </text:list>
            </text:list-item>
            <text:list-item>
              <text:p text:style-name="P74">T-1.3 : 5.13 ~</text:p>
              <text:list>
                <text:list-item>
                  <text:p text:style-name="P74"><text:soft-page-break/>new csv</text:p>
                </text:list-item>
                <text:list-item>
                  <text:p text:style-name="P74">url : </text:p>
                </text:list-item>
              </text:list>
            </text:list-item>
          </text:list>
        </text:list-item>
      </text:list>
      <table:table table:name="表27" table:style-name="表27">
        <table:table-column table:style-name="表27.A"/>
        <table:table-row>
          <table:table-cell table:style-name="表27.A1" office:value-type="string">
            <text:p text:style-name="P2"><text:a xlink:type="simple" xlink:href="http://localhost/Eclipse_Luna/Cake_IFM11/fx_admin/slice_Raw_Data?param_Slice_Raw_Data__Fname_Raw_File_Src=44_5.1_10_rawdata.(AUDJPY).(Period-M5).(NumOfUnits-55000).(Bars-55000).20200521_154244.[SLICE-1_0515-0521].csv" text:style-name="Internet_20_link" text:visited-style-name="Visited_20_Internet_20_Link">http://localhost/Eclipse_Luna/Cake_IFM11/fx_admin/slice_Raw_Data?param_Slice_Raw_Data__Fname_Raw_File_Src=</text:a><text:a xlink:type="simple" xlink:href="http://localhost/Eclipse_Luna/Cake_IFM11/fx_admin/slice_Raw_Data?param_Slice_Raw_Data__Fname_Raw_File_Src=44_5.1_10_rawdata.(AUDJPY).(Period-M5).(NumOfUnits-55000).(Bars-55000).20200521_154244.[SLICE-1_0515-0521].csv" text:style-name="Internet_20_link" text:visited-style-name="Visited_20_Internet_20_Link"><text:span text:style-name="T10">44_5.1_10_rawdata.(AUDJPY).(Period-M5).(NumOfUnits-55000).(Bars-55000).20200521_154244.[SLICE-1_0513-0521].csv</text:span></text:a></text:p>
          </table:table-cell>
        </table:table-row>
        <table:table-row>
          <table:table-cell table:style-name="表27.A2" office:value-type="string">
            <text:p text:style-name="P2"/>
          </table:table-cell>
        </table:table-row>
      </table:table>
      <text:list xml:id="list37637279" text:continue-numbering="true" text:style-name="L45">
        <text:list-item>
          <text:list>
            <text:list-item>
              <text:list>
                <text:list-item>
                  <text:p text:style-name="P74">==&gt; OK</text:p>
                </text:list-item>
              </text:list>
            </text:list-item>
            <text:list-item>
              <text:p text:style-name="P74"/>
            </text:list-item>
          </text:list>
        </text:list-item>
      </text:list>
      <text:p text:style-name="P9">[next]</text:p>
      <text:list xml:id="list4344561867030742745" text:style-name="L46">
        <text:list-item>
          <text:p text:style-name="P75">TASK : COMPLETE</text:p>
        </text:list-item>
        <text:list-item>
          <text:p text:style-name="P75">==&gt; start : fx_tester_T_1__V2()</text:p>
        </text:list-item>
      </text:list>
      <text:p text:style-name="P9">[further]</text:p>
      <text:p text:style-name="P19"><text:span text:style-name="T21"><text:line-break/></text:span><text:span text:style-name="T22">[/ XXX] </text:span></text:p>
      <text:p text:style-name="P10"/>
      <text:p text:style-name="P18"/>
      <text:p text:style-name="P9"><text:span text:style-name="T5">10.2.2_XX</text:span>---------------------------------------------------------------------------</text:p>
      <text:p text:style-name="P23">[1] res free# JVEMV6 44#10.2.2_XX / 44. currency / 10. prog-php / 2. tester / 2. <text:s/>tester_1__V2 / 20200527_102234</text:p>
      <text:p text:style-name="P23"/>
      <text:p text:style-name="P9">[do] <text:span text:style-name="T1">#_ </text:span></text:p>
      <text:list xml:id="list8451258610003577331" text:style-name="L47">
        <text:list-item>
          <text:p text:style-name="P76">REVIEW </text:p>
        </text:list-item>
        <text:list-item>
          <text:p text:style-name="P76">TASK-1 : setup</text:p>
          <text:list>
            <text:list-item>
              <text:p text:style-name="P76">T-1.1 : DUP ==&gt; fx_tester_T_1</text:p>
              <text:list>
                <text:list-item>
                  <text:p text:style-name="P76">DUP</text:p>
                </text:list-item>
                <text:list-item>
                  <text:p text:style-name="P76">skeleton </text:p>
                </text:list-item>
                <text:list-item>
                  <text:p text:style-name="P76">TEST ==&gt; //_20200527_102338:head</text:p>
                </text:list-item>
              </text:list>
            </text:list-item>
          </text:list>
        </text:list-item>
      </text:list>
      <table:table table:name="表28" table:style-name="表28">
        <table:table-column table:style-name="表28.A"/>
        <table:table-row>
          <table:table-cell table:style-name="表28.A1" office:value-type="string">
            <text:p text:style-name="P9"><text:a xlink:type="simple" xlink:href="http://localhost/Eclipse_Luna/Cake_IFM11/fx_test/fx_tester_T_1_V2" text:style-name="Internet_20_link" text:visited-style-name="Visited_20_Internet_20_Link">http://localhost/Eclipse_Luna/Cake_IFM11/fx_test/fx_tester_T_1_V2</text:a></text:p>
          </table:table-cell>
        </table:table-row>
        <table:table-row>
          <table:table-cell table:style-name="表28.A2" office:value-type="string">
            <text:p text:style-name="P2"/>
          </table:table-cell>
        </table:table-row>
      </table:table>
      <text:list xml:id="list37630960" text:continue-numbering="true" text:style-name="L47">
        <text:list-item>
          <text:list>
            <text:list-item>
              <text:list>
                <text:list-item>
                  <text:list>
                    <text:list-item>
                      <text:p text:style-name="P76">==&gt; OK : “Missing View”</text:p>
                    </text:list-item>
                  </text:list>
                </text:list-item>
              </text:list>
            </text:list-item>
            <text:list-item>
              <text:p text:style-name="P76"><text:soft-page-break/>T-1.2 : view</text:p>
              <text:list>
                <text:list-item>
                  <text:p text:style-name="P76">==&gt; OK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758338650233817605" text:style-name="L48">
        <text:list-item>
          <text:p text:style-name="P77">TASK<text:span text:style-name="T25"> : TASKS-29.1</text:span></text:p>
          <text:list>
            <text:list-item>
              <text:p text:style-name="P142">//_20200527_103506:next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527_103408</text:span></text:p>
      <text:p text:style-name="P29"/>
      <text:p text:style-name="P18"/>
      <text:p text:style-name="P9"><text:span text:style-name="T5">10.2.2_XX</text:span>---------------------------------------------------------------------------</text:p>
      <text:p text:style-name="P23">[2] res free# JVEMV6 44#10.2.2_XX / 44. currency / 10. prog-php / 2. tester / 2. <text:s/>tester_1__V2 / 20200528_131240</text:p>
      <text:p text:style-name="P11"/>
      <text:p text:style-name="P9">[do] <text:span text:style-name="T1">#_ </text:span></text:p>
      <text:list xml:id="list5148283520683212903" text:style-name="L49">
        <text:list-item>
          <text:p text:style-name="P78">REVIEW </text:p>
        </text:list-item>
      </text:list>
      <table:table table:name="表29" table:style-name="表29">
        <table:table-column table:style-name="表29.A"/>
        <table:table-row>
          <table:table-cell table:style-name="表29.A1" office:value-type="string">
            <text:p text:style-name="P9"><text:a xlink:type="simple" xlink:href="http://localhost/Eclipse_Luna/Cake_IFM11/fx_test/fx_tester_T_1_V2" text:style-name="Internet_20_link" text:visited-style-name="Visited_20_Internet_20_Link">http://localhost/Eclipse_Luna/Cake_IFM11/fx_test/fx_tester_T_1_V2</text:a>?_Tester_T_1__Order_Genre=_Tester_T_1__Order_Genre__BUY&amp;Tester_T_1__Source_CSV_File_Name=</text:p>
          </table:table-cell>
        </table:table-row>
        <table:table-row>
          <table:table-cell table:style-name="表29.A2" office:value-type="string">
            <text:p text:style-name="P2"/>
          </table:table-cell>
        </table:table-row>
      </table:table>
      <text:list xml:id="list37617812" text:continue-numbering="true" text:style-name="L49">
        <text:list-item>
          <text:p text:style-name="P78">TASK-1 : <text:span text:style-name="T25">TASKS-29.1</text:span></text:p>
          <text:list>
            <text:list-item>
              <text:list>
                <text:list-item>
                  <text:p text:style-name="P143">//_20200527_103506:next</text:p>
                </text:list-item>
                <text:list-item>
                  <text:p text:style-name="P143">new FUNC : fx_tester_T_1__Order_Buy__V2()</text:p>
                </text:list-item>
              </text:list>
            </text:list-item>
            <text:list-item>
              <text:p text:style-name="P143"><text:span text:style-name="T1">#_ </text:span>T-1.1</text:p>
              <text:list>
                <text:list-item>
                  <text:p text:style-name="P143">sig / label / caller</text:p>
                </text:list-item>
                <text:list-item>
                  <text:p text:style-name="P143">==&gt; OK</text:p>
                </text:list-item>
              </text:list>
            </text:list-item>
            <text:list-item>
              <text:p text:style-name="P143"><text:span text:style-name="T1">#_ </text:span>T-1.2 : “step : 0 : 0 : A : 1” ==&gt; params</text:p>
              <text:list>
                <text:list-item>
                  <text:p text:style-name="P143">//_20200528_140405:ref</text:p>
                </text:list-item>
                <text:list-item>
                  <text:p text:style-name="P143"><text:soft-page-break/>CODE : //_20200528_140426:tmp</text:p>
                </text:list-item>
                <text:list-item>
                  <text:p text:style-name="P143"/>
                </text:list-item>
              </text:list>
            </text:list-item>
            <text:list-item>
              <text:p text:style-name="P143">T-1.X : “prep : log dir” : </text:p>
              <text:list>
                <text:list-item>
                  <text:p text:style-name="P143">ref : //_20200201_161421:tmp</text:p>
                </text:list-item>
                <text:list-item>
                  <text:p text:style-name="P143">CODE : //_20200528_140148:tmp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4660112821255578271" text:style-name="L50">
        <text:list-item>
          <text:p text:style-name="P79">TASK-1 : <text:span text:style-name="T25">“prep : log dir” : </text:span></text:p>
          <text:list>
            <text:list-item>
              <text:p text:style-name="P144">ref : //_20200201_161421:tmp</text:p>
            </text:list-item>
            <text:list-item>
              <text:p text:style-name="P144">CODE : //_20200528_140148:tmp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528_142312</text:span></text:p>
      <text:p text:style-name="P11"/>
      <text:p text:style-name="P18"/>
      <text:p text:style-name="P7"/>
      <text:p text:style-name="P9"><text:span text:style-name="T5">10.2.2_2</text:span>---------------------------------------------------------------------------</text:p>
      <text:p text:style-name="P23">[3] res free# JVEMV6 44#10.2.2_XX / 44. currency / 10. prog-php / 2. tester / 2. <text:s/>tester_1__V2 / 20200529_184805</text:p>
      <text:p text:style-name="P7"/>
      <text:p text:style-name="P9">[do] <text:span text:style-name="T1">#_ </text:span></text:p>
      <text:list xml:id="list1073345014235334697" text:style-name="L51">
        <text:list-item>
          <text:p text:style-name="P80">REVIEW </text:p>
        </text:list-item>
      </text:list>
      <table:table table:name="表30" table:style-name="表30">
        <table:table-column table:style-name="表30.A"/>
        <table:table-row>
          <table:table-cell table:style-name="表30.A1" office:value-type="string">
            <text:p text:style-name="P9"><text:a xlink:type="simple" xlink:href="http://localhost/Eclipse_Luna/Cake_IFM11/fx_test/fx_tester_T_1_V2" text:style-name="Internet_20_link" text:visited-style-name="Visited_20_Internet_20_Link">http://localhost/Eclipse_Luna/Cake_IFM11/fx_test/fx_tester_T_1_V2</text:a>?_Tester_T_1__Order_Genre=_Tester_T_1__Order_Genre__BUY&amp;Tester_T_1__Source_CSV_File_Name=</text:p>
          </table:table-cell>
        </table:table-row>
        <table:table-row>
          <table:table-cell table:style-name="表30.A2" office:value-type="string">
            <text:p text:style-name="P2"/>
          </table:table-cell>
        </table:table-row>
      </table:table>
      <text:list xml:id="list37623586" text:continue-numbering="true" text:style-name="L51">
        <text:list-item>
          <text:p text:style-name="P80">TASK-1</text:p>
          <text:list>
            <text:list-item>
              <text:p text:style-name="P80">T-1.1 : dpath log</text:p>
              <text:list>
                <text:list-item>
                  <text:p text:style-name="P80">//_20200529_181231:tmp</text:p>
                </text:list-item>
                <text:list-item>
                  <text:p text:style-name="P80">==&gt; OK</text:p>
                </text:list-item>
              </text:list>
            </text:list-item>
            <text:list-item>
              <text:p text:style-name="P80"><text:soft-page-break/>T-1.2 : “prep : log dir” ==&gt; to a func</text:p>
              <text:list>
                <text:list-item>
                  <text:p text:style-name="P80">CODE : //_20200529_182703:tmp</text:p>
                  <text:list>
                    <text:list-item>
                      <text:p text:style-name="P80">fx_tester_T_1__Order_Buy__V2__Log_Dir</text:p>
                    </text:list-item>
                  </text:list>
                </text:list-item>
                <text:list-item>
                  <text:p text:style-name="P80">==&gt; OK</text:p>
                </text:list-item>
              </text:list>
            </text:list-item>
            <text:list-item>
              <text:p text:style-name="P80">T-1.3 : params ==&gt; to a func</text:p>
              <text:list>
                <text:list-item>
                  <text:p text:style-name="P80">CODE : //_20200529_183406:tmp</text:p>
                  <text:list>
                    <text:list-item>
                      <text:p text:style-name="P80">fx_tester_T_1__Order_Buy__V2__Params</text:p>
                    </text:list-item>
                    <text:list-item>
                      <text:p text:style-name="P80">==&gt; OK </text:p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2968553796447388104" text:style-name="L52">
        <text:list-item>
          <text:p text:style-name="P81">TASK : //_20200529_185258:next (FxTestController)</text:p>
        </text:list-item>
      </text:list>
      <text:p text:style-name="P9">[further]</text:p>
      <text:p text:style-name="P19"><text:span text:style-name="T21"><text:line-break/></text:span><text:span text:style-name="T22">[/ XXX] 20200529_185429</text:span></text:p>
      <text:p text:style-name="P29"/>
      <text:p text:style-name="P18"/>
      <text:p text:style-name="P7"/>
      <text:p text:style-name="P9"><text:span text:style-name="T5">10.2.2_3</text:span>---------------------------------------------------------------------------</text:p>
      <text:p text:style-name="P23">[4] res free# JVEMV6 44#10.2.2_XX / 44. currency / 10. prog-php / 2. tester / 2. <text:s/>tester_1__V2 / 20200530_143951</text:p>
      <text:p text:style-name="P7"/>
      <text:p text:style-name="P9">[do] <text:span text:style-name="T1">#_ </text:span></text:p>
      <text:list xml:id="list3222966408417395855" text:style-name="L53">
        <text:list-item>
          <text:p text:style-name="P82">REVIEW </text:p>
        </text:list-item>
      </text:list>
      <table:table table:name="表31" table:style-name="表31">
        <table:table-column table:style-name="表31.A"/>
        <table:table-row>
          <table:table-cell table:style-name="表31.A1" office:value-type="string">
            <text:p text:style-name="P9"><text:a xlink:type="simple" xlink:href="http://localhost/Eclipse_Luna/Cake_IFM11/fx_test/fx_tester_T_1_V2" text:style-name="Internet_20_link" text:visited-style-name="Visited_20_Internet_20_Link">http://localhost/Eclipse_Luna/Cake_IFM11/fx_test/fx_tester_T_1_V2</text:a>?_Tester_T_1__Order_Genre=_Tester_T_1__Order_Genre__BUY&amp;Tester_T_1__Source_CSV_File_Name=(slice-by-day).(AUDJPY-M5).(2020-05-13).(20200530_132553_216136).csv</text:p>
          </table:table-cell>
        </table:table-row>
        <table:table-row>
          <table:table-cell table:style-name="表31.A2" office:value-type="string">
            <text:p text:style-name="P2"/>
          </table:table-cell>
        </table:table-row>
        <table:table-row>
          <table:table-cell table:style-name="表31.A2" office:value-type="string">
            <text:p text:style-name="P9"><text:a xlink:type="simple" xlink:href="http://localhost/Eclipse_Luna/Cake_IFM11/fx_test/fx_tester_T_1_V2" text:style-name="Internet_20_link" text:visited-style-name="Visited_20_Internet_20_Link">http://localhost/Eclipse_Luna/Cake_IFM11/fx_test/fx_tester_T_1_V2</text:a>?_Tester_T_1__Order_Genre=_Tester_T_1__Order_Genre__BUY&amp;Tester_T_<text:soft-page-break/>1__Source_CSV_File_Name=(slice-by-day).(AUDJPY-M5).(2020-05-13).(20200530_134010_951771).csv&amp;Tester_T_1__Source_CSV_Dpath=C:\WORKS_2\WS\WS_Others.prog\prog\D-7\2_2\VIRTUAL\Admin_Projects\curr\data\csv_raw\(slice-by-day).(AUDJPY-M5).(2020-05-13_2020-05-21).(20200530_134010_951771)</text:p>
          </table:table-cell>
        </table:table-row>
        <table:table-row>
          <table:table-cell table:style-name="表31.A2" office:value-type="string">
            <text:p text:style-name="P2"/>
          </table:table-cell>
        </table:table-row>
      </table:table>
      <text:list xml:id="list37622154" text:continue-numbering="true" text:style-name="L53">
        <text:list-item>
          <text:p text:style-name="P82">TASK-1 </text:p>
          <text:list>
            <text:list-item>
              <text:list>
                <text:list-item>
                  <text:p text:style-name="P82">//_20200529_185258:next (FxTestController)</text:p>
                </text:list-item>
                <text:list-item>
                  <text:p text:style-name="P82">TASKS-29.2 : get : list of bardatas</text:p>
                </text:list-item>
                <text:list-item>
                  <text:p text:style-name="P82">csv</text:p>
                  <text:list>
                    <text:list-item>
                      <text:p text:style-name="P82"/>
                    </text:list-item>
                  </text:list>
                </text:list-item>
              </text:list>
            </text:list-item>
            <text:list-item>
              <text:p text:style-name="P82">T-1.1 : review the situation</text:p>
              <text:list>
                <text:list-item>
                  <text:p text:style-name="P82">wri<text:span text:style-name="T25">te log : //_20200530_130239:tmp</text:span></text:p>
                </text:list-item>
                <text:list-item>
                  <text:p text:style-name="P145">==&gt; OK</text:p>
                </text:list-item>
              </text:list>
            </text:list-item>
            <text:list-item>
              <text:p text:style-name="P82"><text:span text:style-name="T2">#_ </text:span><text:span text:style-name="T25">SEG-1 : gen → slicded csv files</text:span></text:p>
              <text:list>
                <text:list-item>
                  <text:p text:style-name="P145">S-1.1 : source csvfile</text:p>
                </text:list-item>
              </text:list>
            </text:list-item>
          </text:list>
        </text:list-item>
      </text:list>
      <table:table table:name="表32" table:style-name="表32">
        <table:table-column table:style-name="表32.A"/>
        <table:table-row>
          <table:table-cell table:style-name="表32.A1" office:value-type="string">
            <text:p text:style-name="P2"><text:a xlink:type="simple" xlink:href="http://localhost/Eclipse_Luna/Cake_IFM11/fx_admin/slice_Raw_Data?param_Slice_Raw_Data__Fname_Raw_File_Src=44_5.1_10_rawdata.(AUDJPY).(Period-M5).(NumOfUnits-55000).(Bars-55000" text:style-name="Internet_20_link" text:visited-style-name="Visited_20_Internet_20_Link">http://localhost/Eclipse_Luna/Cake_IFM11/fx_admin/slice_Raw_Data?param_Slice_Raw_Data__Fname_Raw_File_Src=</text:a><text:a xlink:type="simple" xlink:href="http://localhost/Eclipse_Luna/Cake_IFM11/fx_admin/slice_Raw_Data?param_Slice_Raw_Data__Fname_Raw_File_Src=44_5.1_10_rawdata.(AUDJPY).(Period-M5).(NumOfUnits-55000).(Bars-55000" text:style-name="Internet_20_link" text:visited-style-name="Visited_20_Internet_20_Link"><text:span text:style-name="T10">44_5.1_10_rawdata.(AUDJPY).(Period-M5).(NumOfUnits-55000).(Bars-55000</text:span></text:a><text:a xlink:type="simple" xlink:href="http://localhost/Eclipse_Luna/Cake_IFM11/fx_admin/slice_Raw_Data?param_Slice_Raw_Data__Fname_Raw_File_Src=44_5.1_10_rawdata.(AUDJPY).(Period-M5).(NumOfUnits-55000).(Bars-55000).20200521_154244.[SLICE-1_0515-0521].csv" text:style-name="Internet_20_link" text:visited-style-name="Visited_20_Internet_20_Link">).20200521_154244.[SLICE-1_0513-0521].csv</text:a></text:p>
          </table:table-cell>
        </table:table-row>
        <table:table-row>
          <table:table-cell table:style-name="表32.A2" office:value-type="string">
            <text:p text:style-name="P2"/>
          </table:table-cell>
        </table:table-row>
        <table:table-row>
          <table:table-cell table:style-name="表32.A2" office:value-type="string">
            <text:p text:style-name="P2">(slice-by-day).(AUDJPY-M5).(2020-05-13_2020-05-21).(20200530_134010_951771)</text:p>
          </table:table-cell>
        </table:table-row>
        <table:table-row>
          <table:table-cell table:style-name="表32.A2" office:value-type="string">
            <text:p text:style-name="P2"/>
          </table:table-cell>
        </table:table-row>
      </table:table>
      <text:p text:style-name="P9"/>
      <text:list xml:id="list37621214" text:continue-numbering="true" text:style-name="L53">
        <text:list-item>
          <text:list>
            <text:list-item>
              <text:p text:style-name="P145">SEG-2 : new param ==&gt; dpath for source csv file</text:p>
              <text:list>
                <text:list-item>
                  <text:p text:style-name="P145">S-2.1 : //_20200528_132032:head</text:p>
                  <text:list>
                    <text:list-item>
                      <text:p text:style-name="P145">CODE</text:p>
                    </text:list-item>
                    <text:list-item>
                      <text:p text:style-name="P145">TEST ==&gt; </text:p>
                    </text:list-item>
                  </text:list>
                </text:list-item>
              </text:list>
            </text:list-item>
            <text:list-item>
              <text:p text:style-name="P145">T-1.2 : review ==&gt; Libfx::get_ListOf_BarDatas</text:p>
              <text:list>
                <text:list-item>
                  <text:p text:style-name="P145">new FUNC : Libfx::get_ListOf_BarDatas__V2</text:p>
                  <text:list>
                    <text:list-item>
                      <text:p text:style-name="P145">DUP / sig / labels / skeleton / </text:p>
                    </text:list-item>
                    <text:list-item>
                      <text:p text:style-name="P145"><text:soft-page-break/>caller </text:p>
                    </text:list-item>
                    <text:list-item>
                      <text:p text:style-name="P145">==&gt; OK</text:p>
                    </text:list-item>
                  </text:list>
                </text:list-item>
              </text:list>
            </text:list-item>
            <text:list-item>
              <text:p text:style-name="P145">T-1.3 : get_ListOf_BarDatas__V2</text:p>
              <text:list>
                <text:list-item>
                  <text:p text:style-name="P145">convert : //_20200530_143426:tmp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8004386239700985889" text:style-name="L54">
        <text:list-item>
          <text:p text:style-name="P83">TASK : testing</text:p>
          <text:list>
            <text:list-item>
              <text:p text:style-name="P83">//_20200530_143853:next (FxTestController)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530_143931</text:span></text:p>
      <text:p text:style-name="P29"/>
      <text:p text:style-name="P11"/>
      <text:p text:style-name="P18"/>
      <text:p text:style-name="P9"><text:span text:style-name="T5">10.2.2_4</text:span>---------------------------------------------------------------------------</text:p>
      <text:p text:style-name="P23">[5] res free# JVEMV6 44#10.2.2_XX / 44. currency / 10. prog-php / 2. tester / 2. <text:s/>tester_1__V2 / 20200531_130022</text:p>
      <text:p text:style-name="P7"/>
      <text:p text:style-name="P9">[do] <text:span text:style-name="T1">#_ </text:span></text:p>
      <text:list xml:id="list804170645163325112" text:style-name="L55">
        <text:list-item>
          <text:p text:style-name="P84">REVIEW </text:p>
        </text:list-item>
        <text:list-item>
          <text:p text:style-name="P84">TASK-1 : testing</text:p>
          <text:list>
            <text:list-item>
              <text:list>
                <text:list-item>
                  <text:p text:style-name="P84">//_20200530_143853:next (FxTestController)</text:p>
                </text:list-item>
              </text:list>
            </text:list-item>
            <text:list-item>
              <text:p text:style-name="P84">T-1.1 </text:p>
              <text:list>
                <text:list-item>
                  <text:p text:style-name="P84">draw : flowchart</text:p>
                  <text:list>
                    <text:list-item>
                      <text:p text:style-name="P84">ref : </text:p>
                      <text:list>
                        <text:list-item>
                          <text:p text:style-name="P84"><text:a xlink:type="simple" xlink:href="http://benfranklin.chips.jp/cake_apps/Cake_IFM11/images/view/38216" text:style-name="Internet_20_link" text:visited-style-name="Visited_20_Internet_20_Link">http://benfranklin.chips.jp/cake_apps/Cake_IFM11/images/view/38216</text:a> &lt;== this</text:p>
                        </text:list-item>
                        <text:list-item>
                          <text:p text:style-name="P84"><text:a xlink:type="simple" xlink:href="http://benfranklin.chips.jp/cake_apps/Cake_IFM11/images/view/38217" text:style-name="Internet_20_link" text:visited-style-name="Visited_20_Internet_20_Link">http://benfranklin.chips.jp/cake_apps/Cake_IFM11/images/view/38217</text:a></text:p>
                        </text:list-item>
                        <text:list-item>
                          <text:p text:style-name="P84"><text:soft-page-break/><text:a xlink:type="simple" xlink:href="http://benfranklin.chips.jp/cake_apps/Cake_IFM11/images/view/38215" text:style-name="Internet_20_link" text:visited-style-name="Visited_20_Internet_20_Link">http://benfranklin.chips.jp/cake_apps/Cake_IFM11/images/view/38215</text:a></text:p>
                        </text:list-item>
                      </text:list>
                    </text:list-item>
                    <text:list-item>
                      <text:p text:style-name="P84">SEG-1 : while-loop ==&gt; to a func</text:p>
                      <text:list>
                        <text:list-item>
                          <text:p text:style-name="P84">S-1.1</text:p>
                          <text:list>
                            <text:list-item>
                              <text:p text:style-name="P84">//_20200531_132021:tmp</text:p>
                            </text:list-item>
                            <text:list-item>
                              <text:p text:style-name="P84">fx_tester_T_1__Order_Buy__V2__While_Loop</text:p>
                            </text:list-item>
                          </text:list>
                        </text:list-item>
                        <text:list-item>
                          <text:p text:style-name="P84">TEST ==&gt; </text:p>
                          <text:list>
                            <text:list-item>
                              <text:p text:style-name="P84">==&gt; OK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4">SEG-2 : new FILE : PD.php (pattern detecter)</text:p>
                      <text:list>
                        <text:list-item>
                          <text:p text:style-name="P84">S-2.1 : new FILE : PD.php</text:p>
                          <text:list>
                            <text:list-item>
                              <text:p text:style-name="P84">DUP</text:p>
                            </text:list-item>
                            <text:list-item>
                              <text:p text:style-name="P84">==&gt; OK</text:p>
                            </text:list-item>
                          </text:list>
                        </text:list-item>
                        <text:list-item>
                          <text:p text:style-name="P84">S-2.2 : new FUNC : dp_All()</text:p>
                          <text:list>
                            <text:list-item>
                              <text:p text:style-name="P84">==&gt; OK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7284695879417479663" text:style-name="L56">
        <text:list-item>
          <text:p text:style-name="P85">TASK : while-loop ==&gt; add → for-loop</text:p>
          <text:list>
            <text:list-item>
              <text:p text:style-name="P85">//_20200531_142253:next</text:p>
            </text:list-item>
          </text:list>
        </text:list-item>
      </text:list>
      <text:p text:style-name="P9"/>
      <text:p text:style-name="P9">[further]</text:p>
      <text:p text:style-name="P19"><text:span text:style-name="T21"><text:line-break/></text:span><text:span text:style-name="T22">[/ XXX] 20200531_142418</text:span></text:p>
      <text:p text:style-name="P29"/>
      <text:p text:style-name="P18"/>
      <text:p text:style-name="P7"/>
      <text:p text:style-name="P9"><text:span text:style-name="T5">10.2.2_5</text:span>---------------------------------------------------------------------------</text:p>
      <text:p text:style-name="P23">[6] res free# JVEMV6 44#10.2.2_XX / 44. currency / 10. prog-php / 2. tester / 2. <text:s/>tester_1__V2 / 20200601_092631</text:p>
      <text:p text:style-name="P7"/>
      <text:p text:style-name="P9"><text:soft-page-break/>[do] <text:span text:style-name="T1">#_ </text:span></text:p>
      <text:list xml:id="list7457414637587608680" text:style-name="L57">
        <text:list-item>
          <text:p text:style-name="P86">REVIEW </text:p>
        </text:list-item>
        <text:list-item>
          <text:p text:style-name="P86">TASK-1 : while-loop ==&gt; add → for-loop</text:p>
          <text:list>
            <text:list-item>
              <text:list>
                <text:list-item>
                  <text:p text:style-name="P86">//_20200531_142253:next</text:p>
                </text:list-item>
              </text:list>
            </text:list-item>
            <text:list-item>
              <text:p text:style-name="P86"><text:span text:style-name="T1">#_ </text:span>T-1.1 </text:p>
              <text:list>
                <text:list-item>
                  <text:p text:style-name="P86">for-loop ==&gt; start coding</text:p>
                </text:list-item>
                <text:list-item>
                  <text:p text:style-name="P86">==&gt; OK</text:p>
                </text:list-item>
              </text:list>
            </text:list-item>
            <text:list-item>
              <text:p text:style-name="P86"><text:span text:style-name="T1">#_ </text:span>T-1.2 : for-loop ==&gt; to a func</text:p>
              <text:list>
                <text:list-item>
                  <text:p text:style-name="P86">new FUNC : fx_tester_T_1__Order_Buy__V2__For_Loop</text:p>
                  <text:list>
                    <text:list-item>
                      <text:p text:style-name="P86">//_20200601_093740:caller</text:p>
                    </text:list-item>
                    <text:list-item>
                      <text:p text:style-name="P86">//_20200601_093744:head</text:p>
                    </text:list-item>
                    <text:list-item>
                      <text:p text:style-name="P86">//_20200601_093747:wl</text:p>
                    </text:list-item>
                  </text:list>
                </text:list-item>
                <text:list-item>
                  <text:p text:style-name="P86">debug : //debug:20200601_094308</text:p>
                </text:list-item>
                <text:list-item>
                  <text:p text:style-name="P86">TEST ==&gt; </text:p>
                  <text:list>
                    <text:list-item>
                      <text:p text:style-name="P86">==&gt; OK</text:p>
                    </text:list-item>
                  </text:list>
                </text:list-item>
              </text:list>
            </text:list-item>
            <text:list-item>
              <text:p text:style-name="P86"><text:span text:style-name="T1">#_ </text:span>T-1.3 : “position ==&gt; taken ?” → in the for-loop</text:p>
              <text:list>
                <text:list-item>
                  <text:p text:style-name="P86"><text:span text:style-name="T1">#_ </text:span>CODE</text:p>
                </text:list-item>
                <text:list-item>
                  <text:p text:style-name="P86">TEST </text:p>
                  <text:list>
                    <text:list-item>
                      <text:p text:style-name="P86">==&gt; OK</text:p>
                    </text:list-item>
                  </text:list>
                </text:list-item>
              </text:list>
            </text:list-item>
            <text:list-item>
              <text:p text:style-name="P86"><text:span text:style-name="T1">#_ </text:span>T-1.4 : loop ==&gt; get total num</text:p>
              <text:list>
                <text:list-item>
                  <text:p text:style-name="P86">CODE : //_20200601_101537:tmp</text:p>
                </text:list-item>
                <text:list-item>
                  <text:p text:style-name="P86">TEST </text:p>
                  <text:list>
                    <text:list-item>
                      <text:p text:style-name="P86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4363768515156198837" text:style-name="L58">
        <text:list-item>
          <text:p text:style-name="P87">TASK : pattern detection</text:p>
          <text:list>
            <text:list-item>
              <text:p text:style-name="P87">//_20200601_101636:next</text:p>
            </text:list-item>
            <text:list-item>
              <text:p text:style-name="P87">ref : //_20200601_101723:ref</text:p>
            </text:list-item>
          </text:list>
        </text:list-item>
      </text:list>
      <text:p text:style-name="P9">[further]</text:p>
      <text:p text:style-name="P19"><text:span text:style-name="T21"><text:line-break/></text:span><text:soft-page-break/><text:span text:style-name="T22">[/ XXX] </text:span></text:p>
      <text:p text:style-name="P29"/>
      <text:p text:style-name="P18"/>
      <text:p text:style-name="P9"><text:span text:style-name="T5">10.2.2_6</text:span>---------------------------------------------------------------------------</text:p>
      <text:p text:style-name="P23">[7] res free# JVEMV6 44#10.2.2_XX / 44. currency / 10. prog-php / 2. tester / 2. <text:s/>tester_1__V2 / 20200601_140503</text:p>
      <text:p text:style-name="P7"/>
      <text:p text:style-name="P9">[do] <text:span text:style-name="T1">#_ </text:span></text:p>
      <text:list xml:id="list5600396989735591984" text:style-name="L59">
        <text:list-item>
          <text:p text:style-name="P88">REVIEW </text:p>
        </text:list-item>
        <text:list-item>
          <text:p text:style-name="P88">TASK-1 </text:p>
          <text:list>
            <text:list-item>
              <text:list>
                <text:list-item>
                  <text:p text:style-name="P179">pattern detection</text:p>
                  <text:list>
                    <text:list-item>
                      <text:p text:style-name="P88">//_20200601_101636:next</text:p>
                    </text:list-item>
                    <text:list-item>
                      <text:p text:style-name="P88">ref : //_20200601_101723:ref</text:p>
                    </text:list-item>
                  </text:list>
                </text:list-item>
              </text:list>
            </text:list-item>
            <text:list-item>
              <text:p text:style-name="P88">T-1.1</text:p>
              <text:list>
                <text:list-item>
                  <text:p text:style-name="P88">CODING : C/P</text:p>
                </text:list-item>
                <text:list-item>
                  <text:p text:style-name="P88">TEST ==&gt; OK</text:p>
                </text:list-item>
              </text:list>
            </text:list-item>
            <text:list-item>
              <text:p text:style-name="P88"><text:span text:style-name="T1">#_ </text:span>T-1.2 : “//_20200601_142250:tmp” → “j2 : Y : 1” </text:p>
              <text:list>
                <text:list-item>
                  <text:list>
                    <text:list-item>
                      <text:p text:style-name="P88">ref : <text:a xlink:type="simple" xlink:href="http://benfranklin.chips.jp/cake_apps/Cake_IFM11/images/view/38216" text:style-name="Internet_20_link" text:visited-style-name="Visited_20_Internet_20_Link">http://benfranklin.chips.jp/cake_apps/Cake_IFM11/images/view/38216</text:a></text:p>
                    </text:list-item>
                  </text:list>
                </text:list-item>
                <text:list-item>
                  <text:p text:style-name="P88">CODE : //_20200601_142250:tmp</text:p>
                </text:list-item>
                <text:list-item>
                  <text:p text:style-name="P88">TEST</text:p>
                  <text:list>
                    <text:list-item>
                      <text:p text:style-name="P88">==&gt; OK</text:p>
                    </text:list-item>
                  </text:list>
                </text:list-item>
              </text:list>
            </text:list-item>
            <text:list-item>
              <text:p text:style-name="P88">T-1.3: “j2 : Y : 2” : flag</text:p>
              <text:list>
                <text:list-item>
                  <text:p text:style-name="P88"><text:span text:style-name="T1">#_ </text:span>CODE </text:p>
                </text:list-item>
                <text:list-item>
                  <text:p text:style-name="P88">TEST ==&gt; OK</text:p>
                </text:list-item>
              </text:list>
            </text:list-item>
            <text:list-item>
              <text:p text:style-name="P88">T-1.4 : “step : 2 : j2 : choice-1 : Y : 3” → position</text:p>
              <text:list>
                <text:list-item>
                  <text:p text:style-name="P88">CODE : //_20200601_150706:tmp</text:p>
                </text:list-item>
                <text:list-item>
                  <text:p text:style-name="P88">TEST ==&gt; OK</text:p>
                </text:list-item>
              </text:list>
            </text:list-item>
            <text:list-item>
              <text:p text:style-name="P88"><text:soft-page-break/>T-1.5 : “step : 2 : j2 : choice-1 : Y : 4” → flag </text:p>
              <text:list>
                <text:list-item>
                  <text:p text:style-name="P88">CODE : //_20200601_151123:tmp</text:p>
                </text:list-item>
                <text:list-item>
                  <text:p text:style-name="P88">TEST ==&gt; OK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6209721328279024982" text:style-name="L60">
        <text:list-item>
          <text:p text:style-name="P89">TASK : for-loop index ==&gt; return var $i → ($i * 2) ==&gt;</text:p>
          <text:list>
            <text:list-item>
              <text:p text:style-name="P89">==&gt; in while-loop → add line</text:p>
              <text:list>
                <text:list-item>
                  <text:p text:style-name="P89">“if $i &gt; $lenOf_LO_BarDatas ==&gt; break while-loop”</text:p>
                </text:list-item>
              </text:list>
            </text:list-item>
            <text:list-item>
              <text:p text:style-name="P89">//_20200601_152352:tmp (FxTestController)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01_152719</text:span></text:p>
      <text:p text:style-name="P29"/>
      <text:p text:style-name="P18"/>
      <text:p text:style-name="P9"><text:span text:style-name="T5">10.2.2_7</text:span>---------------------------------------------------------------------------</text:p>
      <text:p text:style-name="P23">[8] res free# JVEMV6 44#10.2.2_XX / 44. currency / 10. prog-php / 2. tester / 2. <text:s/>tester_1__V2 / 20200603_161359</text:p>
      <text:p text:style-name="P7"/>
      <text:p text:style-name="P9">[do] <text:span text:style-name="T1">#_ </text:span></text:p>
      <text:list xml:id="list3336257575443381638" text:style-name="L61">
        <text:list-item>
          <text:p text:style-name="P90">REVIEW </text:p>
          <text:list>
            <text:list-item>
              <text:p text:style-name="P90">==&gt; OK</text:p>
            </text:list-item>
          </text:list>
        </text:list-item>
        <text:list-item>
          <text:p text:style-name="P90">TASK-1 : for-loop index ==&gt; return var $i → ($i * 2) ==&gt;</text:p>
          <text:list>
            <text:list-item>
              <text:list>
                <text:list-item>
                  <text:p text:style-name="P90">==&gt; in while-loop → add line</text:p>
                  <text:list>
                    <text:list-item>
                      <text:p text:style-name="P90">“if $i &gt; $lenOf_LO_BarDatas ==&gt; break while-loop”</text:p>
                    </text:list-item>
                  </text:list>
                </text:list-item>
                <text:list-item>
                  <text:p text:style-name="P90">//_20200601_152352:tmp (FxTestController)</text:p>
                </text:list-item>
              </text:list>
            </text:list-item>
            <text:list-item>
              <text:p text:style-name="P90"><text:span text:style-name="T1">#_ </text:span>T-1.1 : //coding:20200603_162120</text:p>
              <text:list>
                <text:list-item>
                  <text:p text:style-name="P90">debug : $idxOf_ForLoop_Last ==&gt; show the val in the while-loop</text:p>
                </text:list-item>
                <text:list-item>
                  <text:p text:style-name="P90">==&gt; OK</text:p>
                </text:list-item>
              </text:list>
            </text:list-item>
            <text:list-item>
              <text:p text:style-name="P90">T-1.2 :</text:p>
              <text:list>
                <text:list-item>
                  <text:list>
                    <text:list-item>
                      <text:p text:style-name="P90"><text:soft-page-break/>fx_tester_T_1__Order_Buy__V2__For_Loop</text:p>
                      <text:list>
                        <text:list-item>
                          <text:p text:style-name="P90">==&gt; return val → add param ~~&gt; $idxOf_Position_Start</text:p>
                        </text:list-item>
                      </text:list>
                    </text:list-item>
                  </text:list>
                </text:list-item>
                <text:list-item>
                  <text:p text:style-name="P90">CODE : </text:p>
                  <text:list>
                    <text:list-item>
                      <text:p text:style-name="P90">//coding:20200603_162557 ==&gt; receiver line</text:p>
                    </text:list-item>
                    <text:list-item>
                      <text:p text:style-name="P90">//code:20200603_162633 ==&gt; func</text:p>
                    </text:list-item>
                  </text:list>
                </text:list-item>
                <text:list-item>
                  <text:p text:style-name="P90">TEST : debug “$idxOf_Position_Start”</text:p>
                  <text:list>
                    <text:list-item>
                      <text:p text:style-name="P90">==&gt; OK</text:p>
                    </text:list-item>
                  </text:list>
                </text:list-item>
              </text:list>
            </text:list-item>
            <text:list-item>
              <text:p text:style-name="P90">T-1.3 : </text:p>
              <text:list>
                <text:list-item>
                  <text:list>
                    <text:list-item>
                      <text:p text:style-name="P90">$idxOf_Position_Start ==&gt; </text:p>
                    </text:list-item>
                    <text:list-item>
                      <text:p text:style-name="P90">//coding:20200603_163513 ==&gt; receiver line</text:p>
                    </text:list-item>
                  </text:list>
                </text:list-item>
                <text:list-item>
                  <text:p text:style-name="P90">CODE</text:p>
                </text:list-item>
                <text:list-item>
                  <text:p text:style-name="P90">TEST</text:p>
                  <text:list>
                    <text:list-item>
                      <text:p text:style-name="P90">==&gt; search “$idxOf_ForLoop_Start ==&gt; updated”</text:p>
                    </text:list-item>
                    <text:list-item>
                      <text:p text:style-name="P90">==&gt; OK</text:p>
                    </text:list-item>
                  </text:list>
                </text:list-item>
              </text:list>
            </text:list-item>
            <text:list-item>
              <text:p text:style-name="P90">T-1.4 :</text:p>
              <text:list>
                <text:list-item>
                  <text:list>
                    <text:list-item>
                      <text:p text:style-name="P90">while loop : “$idxOf_ForLoop_Start” ==&gt; if this gets larger than length of $lo_BarDatas ==&gt; break the while loop</text:p>
                    </text:list-item>
                  </text:list>
                </text:list-item>
                <text:list-item>
                  <text:p text:style-name="P90">CODE</text:p>
                  <text:list>
                    <text:list-item>
                      <text:p text:style-name="P90">//code:20200603_164105 ==&gt; while loop</text:p>
                    </text:list-item>
                  </text:list>
                </text:list-item>
                <text:list-item>
                  <text:p text:style-name="P90">TEST</text:p>
                  <text:list>
                    <text:list-item>
                      <text:p text:style-name="P90">==&gt; search “$idxOf_ForLoop_Start &gt;= ”</text:p>
                    </text:list-item>
                    <text:list-item>
                      <text:p text:style-name="P90">==&gt; OK</text:p>
                    </text:list-item>
                  </text:list>
                </text:list-item>
              </text:list>
            </text:list-item>
            <text:list-item>
              <text:p text:style-name="P90">T-1.5 : review </text:p>
              <text:list>
                <text:list-item>
                  <text:list>
                    <text:list-item>
                      <text:p text:style-name="P90">“j2 : choice-1 : Y : 3” ==&gt; init position</text:p>
                    </text:list-item>
                  </text:list>
                </text:list-item>
                <text:list-item>
                  <text:p text:style-name="P90"/>
                </text:list-item>
              </text:list>
            </text:list-item>
          </text:list>
        </text:list-item>
      </text:list>
      <text:p text:style-name="P9">[next]</text:p>
      <text:list xml:id="list6801374807287664725" text:style-name="L62">
        <text:list-item>
          <text:p text:style-name="P91">TASK-1 : “j2 : choice-1 : Y : 3”</text:p>
          <text:list>
            <text:list-item>
              <text:p text:style-name="P91">==&gt; further</text:p>
            </text:list-item>
            <text:list-item>
              <text:p text:style-name="P91">//next:20200603_164949 [FxTestController</text:p>
            </text:list-item>
          </text:list>
        </text:list-item>
      </text:list>
      <text:p text:style-name="P9">[further]</text:p>
      <text:p text:style-name="P19"><text:soft-page-break/><text:span text:style-name="T21"><text:line-break/></text:span><text:span text:style-name="T22">[/ XXX] </text:span></text:p>
      <text:p text:style-name="P29"/>
      <text:p text:style-name="P18"/>
      <text:p text:style-name="P11"/>
      <text:p text:style-name="P9"><text:span text:style-name="T5">10.2.2_8</text:span>---------------------------------------------------------------------------</text:p>
      <text:p text:style-name="P23">[9] res free# JVEMV6 44#10.2.2_XX / 44. currency / 10. prog-php / 2. tester / 2. <text:s/>tester_1__V2 / 20200604_121814</text:p>
      <text:p text:style-name="P7"/>
      <text:p text:style-name="P9">[do] <text:span text:style-name="T1">#_ </text:span></text:p>
      <text:list xml:id="list870617495206096860" text:style-name="L63">
        <text:list-item>
          <text:p text:style-name="P92">REVIEW </text:p>
        </text:list-item>
        <text:list-item>
          <text:p text:style-name="P92">TASK-1 : “j2 : choice-1 : Y : 3”</text:p>
          <text:list>
            <text:list-item>
              <text:list>
                <text:list-item>
                  <text:p text:style-name="P92">==&gt; further</text:p>
                </text:list-item>
                <text:list-item>
                  <text:p text:style-name="P92">//next:20200603_164949 [FxTestController </text:p>
                  <text:list>
                    <text:list-item>
                      <text:p text:style-name="P92">fx_tester_T_1__Order_Buy__V2__For_Loop</text:p>
                    </text:list-item>
                  </text:list>
                </text:list-item>
                <text:list-item>
                  <text:p text:style-name="P92">ref : </text:p>
                  <text:list>
                    <text:list-item>
                      <text:p text:style-name="P92">LibEaTester::fx_tester_T_1__Exec</text:p>
                    </text:list-item>
                    <text:list-item>
                      <text:p text:style-name="P92">LibEaTester::loop_J1_N (position not taken)</text:p>
                      <text:list>
                        <text:list-item>
                          <text:p text:style-name="P92">//ref:20200604_122301</text:p>
                        </text:list-item>
                        <text:list-item>
                          <text:p text:style-name="P92"/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92">T-1.1 : new FUNC ==&gt; set_Vals_To_Pos($i, $bardata) : void</text:p>
              <text:list>
                <text:list-item>
                  <text:p text:style-name="P92">CODE</text:p>
                  <text:list>
                    <text:list-item>
                      <text:p text:style-name="P92">LibEaTester_2 : //head:20200604_123006</text:p>
                    </text:list-item>
                    <text:list-item>
                      <text:p text:style-name="P92">caller line : //code:20200604_123320</text:p>
                    </text:list-item>
                    <text:list-item>
                      <text:p text:style-name="P92"><text:span text:style-name="T1">#_ </text:span>new globa vars : //code:20200604_123320</text:p>
                      <text:list>
                        <text:list-item>
                          <text:p text:style-name="P92">$val_TP, $val_SL, $val_SPREAD</text:p>
                        </text:list-item>
                      </text:list>
                    </text:list-item>
                  </text:list>
                </text:list-item>
                <text:list-item>
                  <text:p text:style-name="P92">TEST ==&gt; </text:p>
                  <text:list>
                    <text:list-item>
                      <text:p text:style-name="P92">ADD : new CONS</text:p>
                      <text:list>
                        <text:list-item>
                          <text:p text:style-name="P92">//code:20200604_125131</text:p>
                        </text:list-item>
                      </text:list>
                    </text:list-item>
                    <text:list-item>
                      <text:p text:style-name="P92"><text:soft-page-break/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4991111219894272494" text:style-name="L64">
        <text:list-item>
          <text:p text:style-name="P93">TASK : continue ==&gt; “j1 : Y : 2” ~</text:p>
          <text:list>
            <text:list-item>
              <text:p text:style-name="P93">//next:20200604_131159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04_131022</text:span></text:p>
      <text:p text:style-name="P29"/>
      <text:p text:style-name="P18"/>
      <text:p text:style-name="P9"><text:span text:style-name="T5">10.2.2_9</text:span>---------------------------------------------------------------------------</text:p>
      <text:p text:style-name="P23">[10] res free# JVEMV6 44#10.2.2_XX / 44. currency / 10. prog-php / 2. tester / 2. <text:s/>tester_1__V2 / 20200604_173644</text:p>
      <text:p text:style-name="P7"/>
      <text:p text:style-name="P9">[do] <text:span text:style-name="T1">#_ </text:span></text:p>
      <text:list xml:id="list3962249272790958006" text:style-name="L65">
        <text:list-item>
          <text:p text:style-name="P94"><text:span text:style-name="T1">#_ </text:span>REVIEW </text:p>
        </text:list-item>
        <text:list-item>
          <text:p text:style-name="P94">TASK-1 : “j2 : Y : 5”</text:p>
          <text:list>
            <text:list-item>
              <text:list>
                <text:list-item>
                  <text:p text:style-name="P94">//code:20200604_174850</text:p>
                </text:list-item>
              </text:list>
            </text:list-item>
            <text:list-item>
              <text:p text:style-name="P94">T-1.1 : new FUNC ==&gt; “is_SL()” </text:p>
              <text:list>
                <text:list-item>
                  <text:p text:style-name="P94">CODE</text:p>
                </text:list-item>
                <text:list-item>
                  <text:p text:style-name="P94">TEST : search ==&gt; “is_SL ==&gt; ”</text:p>
                  <text:list>
                    <text:list-item>
                      <text:p text:style-name="P94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628768545530418126" text:style-name="L66">
        <text:list-item>
          <text:p text:style-name="P95">TASK : “j3.1 : N : 2”</text:p>
          <text:list>
            <text:list-item>
              <text:p text:style-name="P95">//next:20200604_181437<text:tab/>: FxTestController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04_181625</text:span></text:p>
      <text:p text:style-name="P11"/>
      <text:p text:style-name="P18"><text:soft-page-break/></text:p>
      <text:p text:style-name="P9"><text:span text:style-name="T5">10.2.2_10</text:span>---------------------------------------------------------------------------</text:p>
      <text:p text:style-name="P23">[11] res free# JVEMV6 44#10.2.2_XX / 44. currency / 10. prog-php / 2. tester / 2. <text:s/>tester_1__V2 / 20200605_122507</text:p>
      <text:p text:style-name="P9"/>
      <text:p text:style-name="P9">[do] <text:span text:style-name="T1">#_ </text:span></text:p>
      <text:list xml:id="list5701186863740776185" text:style-name="L67">
        <text:list-item>
          <text:p text:style-name="P96"><text:span text:style-name="T1">#_ </text:span>REVIEW ==&gt; OK</text:p>
        </text:list-item>
        <text:list-item>
          <text:p text:style-name="P96">TASK-1 : “j3.1 : N : 2”</text:p>
          <text:list>
            <text:list-item>
              <text:list>
                <text:list-item>
                  <text:p text:style-name="P96">//next:20200604_181437<text:tab/>: FxTestController <text:s text:c="2"/></text:p>
                </text:list-item>
              </text:list>
            </text:list-item>
            <text:list-item>
              <text:p text:style-name="P96">T-1.1 : “j3.1 : N : 1”</text:p>
              <text:list>
                <text:list-item>
                  <text:p text:style-name="P96">==&gt; OK </text:p>
                </text:list-item>
              </text:list>
            </text:list-item>
            <text:list-item>
              <text:p text:style-name="P96">T-1.2 : new FUNC ==&gt; “LibEaTester_2::is_TP”</text:p>
              <text:list>
                <text:list-item>
                  <text:list>
                    <text:list-item>
                      <text:p text:style-name="P96">//code:20200605_123445</text:p>
                    </text:list-item>
                  </text:list>
                </text:list-item>
                <text:list-item>
                  <text:p text:style-name="P96">DUP / sig / labels</text:p>
                </text:list-item>
                <text:list-item>
                  <text:p text:style-name="P96">caller</text:p>
                </text:list-item>
                <text:list-item>
                  <text:p text:style-name="P96">TEST</text:p>
                  <text:list>
                    <text:list-item>
                      <text:p text:style-name="P96">==&gt; OK</text:p>
                    </text:list-item>
                  </text:list>
                </text:list-item>
              </text:list>
            </text:list-item>
            <text:list-item>
              <text:p text:style-name="P96">==&gt; OK : ~ “j2 : choice-1 : j3-2 : 2 : N : 1”</text:p>
            </text:list-item>
          </text:list>
        </text:list-item>
      </text:list>
      <text:p text:style-name="P9"/>
      <text:p text:style-name="P9">[next]</text:p>
      <text:list xml:id="list6605569166428649511" text:style-name="L68">
        <text:list-item>
          <text:p text:style-name="P97">TASK : “j2 : choice-1 : j3-2 : 2 : N : 2” ~</text:p>
          <text:list>
            <text:list-item>
              <text:p text:style-name="P97">//next:20200605_125122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05_124912</text:span></text:p>
      <text:p text:style-name="P29"/>
      <text:p text:style-name="P18"/>
      <text:p text:style-name="P9"><text:span text:style-name="T5">10.2.2_11</text:span>---------------------------------------------------------------------------</text:p>
      <text:p text:style-name="P23">[12] res free# JVEMV6 44#10.2.2_XX / 44. currency / 10. prog-php / 2. tester / <text:soft-page-break/>2. <text:s/>tester_1__V2 / 20200606_112507</text:p>
      <text:p text:style-name="P9">[do] <text:span text:style-name="T1">#_ </text:span></text:p>
      <text:list xml:id="list8464204547819353047" text:style-name="L69">
        <text:list-item>
          <text:p text:style-name="P98"><text:span text:style-name="T1">#_ </text:span>REVIEW <text:s/></text:p>
        </text:list-item>
        <text:list-item>
          <text:p text:style-name="P98">TASK-1 : “j2 : choice-1 : j3-2 : 2 : N : 2” ~</text:p>
          <text:list>
            <text:list-item>
              <text:list>
                <text:list-item>
                  <text:p text:style-name="P98">//next:20200605_125122</text:p>
                </text:list-item>
                <text:list-item>
                  <text:p text:style-name="P98">==&gt; update pos</text:p>
                </text:list-item>
              </text:list>
            </text:list-item>
            <text:list-item>
              <text:p text:style-name="P98">T-1.1 : new FUNC : update_Pos($_bardata, $_pos, $_strOf_Position_Type, $_dpath_Log, $_fname_Log) / LibEaTester_2</text:p>
              <text:list>
                <text:list-item>
                  <text:p text:style-name="P98">CODE : <text:span text:style-name="T25">//code:20200606_113647</text:span></text:p>
                  <text:list>
                    <text:list-item>
                      <text:p text:style-name="P98">sig / labels</text:p>
                      <text:list>
                        <text:list-item>
                          <text:p text:style-name="P98">//caller:20200606_113407</text:p>
                        </text:list-item>
                        <text:list-item>
                          <text:p text:style-name="P98">//head:20200606_113413</text:p>
                        </text:list-item>
                        <text:list-item>
                          <text:p text:style-name="P98">//wl:20200606_113416</text:p>
                        </text:list-item>
                      </text:list>
                    </text:list-item>
                    <text:list-item>
                      <text:p text:style-name="P98">caller</text:p>
                    </text:list-item>
                    <text:list-item>
                      <text:p text:style-name="P98">debug line</text:p>
                    </text:list-item>
                  </text:list>
                </text:list-item>
                <text:list-item>
                  <text:p text:style-name="P98">TEST </text:p>
                  <text:list>
                    <text:list-item>
                      <text:p text:style-name="P98">==&gt; OK</text:p>
                    </text:list-item>
                  </text:list>
                </text:list-item>
              </text:list>
            </text:list-item>
            <text:list-item>
              <text:p text:style-name="P98">T-1.2 : “j3-3” → trail start ?</text:p>
            </text:list-item>
          </text:list>
        </text:list-item>
      </text:list>
      <text:p text:style-name="P9"/>
      <text:p text:style-name="P9">[next]</text:p>
      <text:list xml:id="list6111076374200946164" text:style-name="L70">
        <text:list-item>
          <text:p text:style-name="P99">TASK : this == T-1.2 : “j3-3” → trail start ?</text:p>
          <text:list>
            <text:list-item>
              <text:p text:style-name="P99">//next:20200606_115039:n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06_115133</text:span></text:p>
      <text:p text:style-name="P29"/>
      <text:p text:style-name="P18"/>
      <text:p text:style-name="P9"><text:span text:style-name="T5">10.2.2_12</text:span>---------------------------------------------------------------------------</text:p>
      <text:p text:style-name="P23"><text:soft-page-break/>[13] res free# JVEMV6 44#10.2.2_XX / 44. currency / 10. prog-php / 2. tester / 2. <text:s/>tester_1__V2 / 20200606_180332</text:p>
      <text:p text:style-name="P9"/>
      <text:p text:style-name="P9">[do] <text:span text:style-name="T1">#_ </text:span></text:p>
      <text:list xml:id="list244007086954940299" text:style-name="L71">
        <text:list-item>
          <text:p text:style-name="P100">REVIEW </text:p>
        </text:list-item>
        <text:list-item>
          <text:p text:style-name="P100">TASK-1 : this == T-1.2 : “j3-3” → trail start ?</text:p>
          <text:list>
            <text:list-item>
              <text:list>
                <text:list-item>
                  <text:p text:style-name="P100">//next:20200606_115039:n</text:p>
                </text:list-item>
              </text:list>
            </text:list-item>
            <text:list-item>
              <text:p text:style-name="P100">T-1.1 : new FUNC ==&gt; is_Trailing($_bardata, $pos, $_strOf_Position_Type, $_dpath_Log, $_fname_Log)</text:p>
              <text:list>
                <text:list-item>
                  <text:p text:style-name="P100">CODE</text:p>
                  <text:list>
                    <text:list-item>
                      <text:p text:style-name="P100">DUP / sig / labels</text:p>
                    </text:list-item>
                    <text:list-item>
                      <text:p text:style-name="P100">caller</text:p>
                    </text:list-item>
                    <text:list-item>
                      <text:p text:style-name="P100">debug ==&gt; skeleton</text:p>
                    </text:list-item>
                  </text:list>
                </text:list-item>
                <text:list-item>
                  <text:p text:style-name="P100"><text:span text:style-name="T1">#_ </text:span>SEG-1</text:p>
                  <text:list>
                    <text:list-item>
                      <text:list>
                        <text:list-item>
                          <text:p text:style-name="P100">when init-ing $pos ==&gt; set “trail_starting_pr”, as well</text:p>
                        </text:list-item>
                        <text:list-item>
                          <text:p text:style-name="P100">“j2 : choice-1 : Y : 3”</text:p>
                        </text:list-item>
                      </text:list>
                    </text:list-item>
                    <text:list-item>
                      <text:p text:style-name="P100">S-1.1 </text:p>
                      <text:list>
                        <text:list-item>
                          <text:p text:style-name="P100">CODE</text:p>
                          <text:list>
                            <text:list-item>
                              <text:p text:style-name="P100">//code:20200606_181945:c</text:p>
                            </text:list-item>
                            <text:list-item>
                              <text:p text:style-name="P100">LibEaTester_2::set_Vals_To_Pos__First_Occasion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00">S-1.2 : LibEaTester::show_Basic_Pos_Data__Build_Lines</text:p>
                      <text:list>
                        <text:list-item>
                          <text:p text:style-name="P100">CODE : //code:20200606_183214:c</text:p>
                        </text:list-item>
                      </text:list>
                    </text:list-item>
                    <text:list-item>
                      <text:p text:style-name="P100"><text:span text:style-name="T1">#_ </text:span>TEST </text:p>
                      <text:list>
                        <text:list-item>
                          <text:p text:style-name="P100">==&gt; OK</text:p>
                        </text:list-item>
                      </text:list>
                    </text:list-item>
                  </text:list>
                </text:list-item>
                <text:list-item>
                  <text:p text:style-name="P100">TEST</text:p>
                  <text:list>
                    <text:list-item>
                      <text:p text:style-name="P100">==&gt; OK</text:p>
                    </text:list-item>
                  </text:list>
                </text:list-item>
              </text:list>
            </text:list-item>
            <text:list-item>
              <text:p text:style-name="P100">T-1.2 : func ==&gt; coding </text:p>
              <text:list>
                <text:list-item>
                  <text:p text:style-name="P100">CODE : //head:20200606_181307</text:p>
                </text:list-item>
                <text:list-item>
                  <text:p text:style-name="P100">TEST</text:p>
                  <text:list>
                    <text:list-item>
                      <text:p text:style-name="P100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><text:soft-page-break/>[next]</text:p>
      <text:list xml:id="list209657995135730468" text:style-name="L72">
        <text:list-item>
          <text:p text:style-name="P101">TASK : “j3-3 : N : 2”</text:p>
          <text:list>
            <text:list-item>
              <text:p text:style-name="P101">//next:20200606_185920:n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06_185935</text:span></text:p>
      <text:p text:style-name="P29"/>
      <text:p text:style-name="P24"/>
      <text:p text:style-name="P9"><text:span text:style-name="T5">10.2.2_13</text:span>---------------------------------------------------------------------------</text:p>
      <text:p text:style-name="P23">[14] res free# JVEMV6 44#10.2.2_XX / 44. currency / 10. prog-php / 2. tester / 2. <text:s/>tester_1__V2 / 20200607_150816</text:p>
      <text:p text:style-name="P7"/>
      <text:p text:style-name="P9">[do] <text:span text:style-name="T1">#_ </text:span></text:p>
      <text:list xml:id="list2032990035715445930" text:style-name="L73">
        <text:list-item>
          <text:p text:style-name="P102">REVIEW <text:s/></text:p>
          <text:list>
            <text:list-item>
              <text:p text:style-name="P102">==&gt; OK</text:p>
            </text:list-item>
          </text:list>
        </text:list-item>
        <text:list-item>
          <text:p text:style-name="P102">SEG-1</text:p>
          <text:list>
            <text:list-item>
              <text:list>
                <text:list-item>
                  <text:p text:style-name="P102">add for-loop var ==&gt; “statusOf_For_Loop_Exit”</text:p>
                </text:list-item>
                <text:list-item>
                  <text:p text:style-name="P102">//code:20200607_153129 (CONS.php)</text:p>
                </text:list-item>
                <text:list-item>
                  <text:p text:style-name="P102">//code:20200607_153202:c (controller)</text:p>
                </text:list-item>
              </text:list>
            </text:list-item>
            <text:list-item>
              <text:p text:style-name="P102">S-1.1 </text:p>
              <text:list>
                <text:list-item>
                  <text:p text:style-name="P102">CODE : basics</text:p>
                </text:list-item>
                <text:list-item>
                  <text:p text:style-name="P102">TEST ==&gt; OK</text:p>
                </text:list-item>
              </text:list>
            </text:list-item>
            <text:list-item>
              <text:p text:style-name="P102">S-1.1</text:p>
              <text:list>
                <text:list-item>
                  <text:p text:style-name="P102">CODE : exit status ==&gt; use a dummy val</text:p>
                  <text:list>
                    <text:list-item>
                      <text:p text:style-name="P102">//test:20200607_154149:t</text:p>
                    </text:list-item>
                  </text:list>
                </text:list-item>
                <text:list-item>
                  <text:p text:style-name="P102">TEST ==&gt; OK</text:p>
                </text:list-item>
                <text:list-item>
                  <text:p text:style-name="P102">CODE ==&gt; comment out testing lines</text:p>
                </text:list-item>
                <text:list-item>
                  <text:p text:style-name="P102">TEST ==&gt; OK</text:p>
                </text:list-item>
              </text:list>
            </text:list-item>
          </text:list>
        </text:list-item>
        <text:list-item>
          <text:p text:style-name="P102">SEG-2</text:p>
          <text:list>
            <text:list-item>
              <text:list>
                <text:list-item>
                  <text:p text:style-name="P102"><text:soft-page-break/>if for-loop exit status is X ==&gt; while-loop also breaks</text:p>
                </text:list-item>
              </text:list>
            </text:list-item>
            <text:list-item>
              <text:p text:style-name="P102"><text:span text:style-name="T1">#_ </text:span>S-2.1 : var</text:p>
              <text:list>
                <text:list-item>
                  <text:p text:style-name="P102"><text:span text:style-name="T1">#_ </text:span>CODE : <text:s/>CONS.php</text:p>
                  <text:list>
                    <text:list-item>
                      <text:p text:style-name="P102">//code:20200607_155050:c (CONS.php)</text:p>
                    </text:list-item>
                  </text:list>
                </text:list-item>
                <text:list-item>
                  <text:p text:style-name="P102"><text:span text:style-name="T1">#_ </text:span>CODE : while-loop</text:p>
                  <text:list>
                    <text:list-item>
                      <text:p text:style-name="P102">unpack : //code:20200607_155156:c</text:p>
                    </text:list-item>
                  </text:list>
                </text:list-item>
                <text:list-item>
                  <text:p text:style-name="P102"><text:span text:style-name="T1">#_ </text:span>CODE : for-loop func → return val</text:p>
                  <text:list>
                    <text:list-item>
                      <text:p text:style-name="P102">//code:20200607_155305:c (controller</text:p>
                    </text:list-item>
                  </text:list>
                </text:list-item>
                <text:list-item>
                  <text:p text:style-name="P102">CO: receiver line (while loop) </text:p>
                  <text:list>
                    <text:list-item>
                      <text:p text:style-name="P102"><text:span text:style-name="T1">#_ </text:span>//code:20200607_155156:c ==&gt; unpack</text:p>
                    </text:list-item>
                    <text:list-item>
                      <text:p text:style-name="P102">//code:20200607_155707:c ==&gt; break if so</text:p>
                    </text:list-item>
                  </text:list>
                </text:list-item>
                <text:list-item>
                  <text:p text:style-name="P102"><text:span text:style-name="T1">#_ </text:span>TEST ==&gt; //test:20200607_154149:t</text:p>
                  <text:list>
                    <text:list-item>
                      <text:p text:style-name="P102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02">TASK-1 : “j3-3 : N : 2”</text:p>
          <text:list>
            <text:list-item>
              <text:list>
                <text:list-item>
                  <text:p text:style-name="P102">//next:20200606_185920:n</text:p>
                </text:list-item>
              </text:list>
            </text:list-item>
            <text:list-item>
              <text:p text:style-name="P102">T-1.1</text:p>
            </text:list-item>
          </text:list>
        </text:list-item>
      </text:list>
      <text:p text:style-name="P9"/>
      <text:p text:style-name="P9">[next]</text:p>
      <text:list xml:id="list5544573333896614573" text:style-name="L74">
        <text:list-item>
          <text:p text:style-name="P103">TASK : “j3-3 : N : 2”</text:p>
          <text:list>
            <text:list-item>
              <text:p text:style-name="P103">//next:20200606_185920:n</text:p>
            </text:list-item>
          </text:list>
        </text:list-item>
      </text:list>
      <text:p text:style-name="P9"/>
      <text:p text:style-name="P9">[further]</text:p>
      <text:p text:style-name="P9"><text:span text:style-name="T21"><text:line-break/></text:span><text:span text:style-name="T22">[/ XXX] </text:span></text:p>
      <text:p text:style-name="P7"/>
      <text:p text:style-name="P18"/>
      <text:p text:style-name="P7"/>
      <text:p text:style-name="P9"><text:span text:style-name="T5">10.2.2_14</text:span>---------------------------------------------------------------------------</text:p>
      <text:p text:style-name="P23">[15] res free# JVEMV6 44#10.2.2_XX / 44. currency / 10. prog-php / 2. tester / <text:soft-page-break/>2. <text:s/>tester_1__V2 / 20200608_122617</text:p>
      <text:p text:style-name="P7"/>
      <text:p text:style-name="P9">[do] <text:span text:style-name="T1">#_ </text:span></text:p>
      <text:list xml:id="list5844788452387501638" text:style-name="L75">
        <text:list-item>
          <text:p text:style-name="P104">REVIEW </text:p>
          <text:list>
            <text:list-item>
              <text:p text:style-name="P104">==&gt; OK</text:p>
            </text:list-item>
          </text:list>
        </text:list-item>
        <text:list-item>
          <text:p text:style-name="P104">TASK-1 : “j3-3 : N : 2” ==&gt; update → pos</text:p>
          <text:list>
            <text:list-item>
              <text:list>
                <text:list-item>
                  <text:p text:style-name="P104">//next:20200606_185920:n</text:p>
                </text:list-item>
              </text:list>
            </text:list-item>
            <text:list-item>
              <text:p text:style-name="P104"><text:span text:style-name="T1">#_ </text:span>T-1.1 </text:p>
              <text:list>
                <text:list-item>
                  <text:p text:style-name="P104">CODE</text:p>
                </text:list-item>
                <text:list-item>
                  <text:p text:style-name="P104">TEST</text:p>
                  <text:list>
                    <text:list-item>
                      <text:p text:style-name="P104">==&gt; OK</text:p>
                    </text:list-item>
                  </text:list>
                </text:list-item>
              </text:list>
            </text:list-item>
            <text:list-item>
              <text:p text:style-name="P104"><text:span text:style-name="T1">#_ </text:span>T-1.2 : review ==&gt; update_Pos()</text:p>
            </text:list-item>
            <text:list-item>
              <text:p text:style-name="P104"><text:span text:style-name="T1">#_ </text:span>T-1.3 : new FUNC ==&gt; update_Pos__First_Bar</text:p>
              <text:list>
                <text:list-item>
                  <text:p text:style-name="P104">CODE</text:p>
                  <text:list>
                    <text:list-item>
                      <text:p text:style-name="P104">DUP</text:p>
                    </text:list-item>
                    <text:list-item>
                      <text:p text:style-name="P104">labels</text:p>
                    </text:list-item>
                    <text:list-item>
                      <text:p text:style-name="P104">caller : //code:20200608_135549</text:p>
                    </text:list-item>
                    <text:list-item>
                      <text:p text:style-name="P104">skeleton : //code:20200608_135648:c</text:p>
                    </text:list-item>
                  </text:list>
                </text:list-item>
                <text:list-item>
                  <text:p text:style-name="P104">TEST </text:p>
                  <text:list>
                    <text:list-item>
                      <text:p text:style-name="P104">==&gt; OK</text:p>
                    </text:list-item>
                  </text:list>
                </text:list-item>
              </text:list>
            </text:list-item>
            <text:list-item>
              <text:p text:style-name="P104"><text:span text:style-name="T1">#_ </text:span>T-1.4 : “current” params ==&gt; update </text:p>
              <text:list>
                <text:list-item>
                  <text:p text:style-name="P104">CODE : //code:20200608_140904:c</text:p>
                </text:list-item>
                <text:list-item>
                  <text:p text:style-name="P104">TEST</text:p>
                  <text:list>
                    <text:list-item>
                      <text:p text:style-name="P104">==&gt; <text:span text:style-name="T30">PROBLEM</text:span> : post-function line → $pos-&gt;cu_pr ~~&gt; not changed</text:p>
                    </text:list-item>
                    <text:list-item>
                      <text:p text:style-name="P104">TRY ==&gt; flash $msg bar</text:p>
                      <text:list>
                        <text:list-item>
                          <text:p text:style-name="P104">==&gt; OK 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8"/>
      <text:p text:style-name="P9">[next]</text:p>
      <text:list xml:id="list7076590589761395978" text:style-name="L76">
        <text:list-item>
          <text:p text:style-name="P105"><text:soft-page-break/>TASK : next loop</text:p>
          <text:list>
            <text:list-item>
              <text:p text:style-name="P105">set val for ==&gt; “$statusOf_For_Loop_Execution”</text:p>
              <text:list>
                <text:list-item>
                  <text:p text:style-name="P105">//next:20200608_141713:n</text:p>
                </text:list-item>
              </text:list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08_141956</text:span></text:p>
      <text:p text:style-name="P29"/>
      <text:p text:style-name="P18"/>
      <text:p text:style-name="P9"><text:span text:style-name="T5">10.2.2_15</text:span>---------------------------------------------------------------------------</text:p>
      <text:p text:style-name="P23">[16] res free# JVEMV6 44#10.2.2_XX / 44. currency / 10. prog-php / 2. tester / 2. <text:s/>tester_1__V2 / 20200609_162633</text:p>
      <text:p text:style-name="P7"/>
      <text:p text:style-name="P9">[do] <text:span text:style-name="T1">#_ </text:span></text:p>
      <text:list xml:id="list7852388273573753478" text:style-name="L77">
        <text:list-item>
          <text:p text:style-name="P106">REVIEW </text:p>
          <text:list>
            <text:list-item>
              <text:p text:style-name="P106"/>
            </text:list-item>
          </text:list>
        </text:list-item>
        <text:list-item>
          <text:p text:style-name="P106">TASK-1 : next loop</text:p>
          <text:list>
            <text:list-item>
              <text:list>
                <text:list-item>
                  <text:p text:style-name="P106">set val for ==&gt; “$statusOf_For_Loop_Execution”</text:p>
                </text:list-item>
                <text:list-item>
                  <text:p text:style-name="P106">//next:20200608_141713:n</text:p>
                </text:list-item>
              </text:list>
            </text:list-item>
            <text:list-item>
              <text:p text:style-name="P106"><text:span text:style-name="T1">#_ </text:span>T-1.1 : set ==&gt; val </text:p>
              <text:list>
                <text:list-item>
                  <text:list>
                    <text:list-item>
                      <text:p text:style-name="P106">//next:20200608_141713:n</text:p>
                    </text:list-item>
                  </text:list>
                </text:list-item>
                <text:list-item>
                  <text:p text:style-name="P106">CODE</text:p>
                </text:list-item>
              </text:list>
            </text:list-item>
            <text:list-item>
              <text:p text:style-name="P106"><text:span text:style-name="T1">#_ </text:span>T-1.2 : debug </text:p>
              <text:list>
                <text:list-item>
                  <text:list>
                    <text:list-item>
                      <text:p text:style-name="P106">//code:20200609_163152:c</text:p>
                    </text:list-item>
                  </text:list>
                </text:list-item>
                <text:list-item>
                  <text:p text:style-name="P106">CODE</text:p>
                </text:list-item>
              </text:list>
            </text:list-item>
            <text:list-item>
              <text:p text:style-name="P106">TEST </text:p>
              <text:list>
                <text:list-item>
                  <text:p text:style-name="P106">==&gt; OK</text:p>
                </text:list-item>
              </text:list>
            </text:list-item>
          </text:list>
        </text:list-item>
        <text:list-item>
          <text:p text:style-name="P106">TASK-2</text:p>
          <text:list>
            <text:list-item>
              <text:list>
                <text:list-item>
                  <text:p text:style-name="P106">each choice of each judging node ==&gt; if not yet coded → add {“break” or “continue”}, statusOf_For_Loop_Execution, <text:soft-page-break/>statusOf_For_Loop_Exit</text:p>
                </text:list-item>
                <text:list-item>
                  <text:p text:style-name="P106">“j1 : Y”</text:p>
                </text:list-item>
                <text:list-item>
                  <text:p text:style-name="P106">“j2 : N”</text:p>
                </text:list-item>
                <text:list-item>
                  <text:p text:style-name="P106">“j3-2 : 2 : Y”</text:p>
                </text:list-item>
                <text:list-item>
                  <text:p text:style-name="P106">“j3-3 : Y”</text:p>
                </text:list-item>
              </text:list>
            </text:list-item>
            <text:list-item>
              <text:p text:style-name="P106"/>
            </text:list-item>
          </text:list>
        </text:list-item>
      </text:list>
      <text:p text:style-name="P9"/>
      <text:p text:style-name="P9">[next]</text:p>
      <text:list xml:id="list6752380254270095036" text:style-name="L78">
        <text:list-item>
          <text:p text:style-name="P107">TASK : this → TASK-2</text:p>
          <text:list>
            <text:list-item>
              <text:p text:style-name="P107">“j1 : Y”</text:p>
            </text:list-item>
            <text:list-item>
              <text:p text:style-name="P107">//next:20200604_131159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09_164907</text:span></text:p>
      <text:p text:style-name="P11"/>
      <text:p text:style-name="P18"/>
      <text:p text:style-name="P9"><text:span text:style-name="T5">10.2.2_16</text:span>---------------------------------------------------------------------------</text:p>
      <text:p text:style-name="P23">[17] res free# JVEMV6 44#10.2.2_XX / 44. currency / 10. prog-php / 2. tester / 2. <text:s/>tester_1__V2 / 20200610_113043</text:p>
      <text:p text:style-name="P7"/>
      <text:p text:style-name="P9">[do] <text:span text:style-name="T1">#_ </text:span></text:p>
      <text:list xml:id="list4316940084907217630" text:style-name="L79">
        <text:list-item>
          <text:p text:style-name="P108">REVIEW </text:p>
        </text:list-item>
        <text:list-item>
          <text:p text:style-name="P108">TASK-1 : each choice of each judging node ==&gt; if not yet coded → add {“break” or “continue”}, statusOf_For_Loop_Execution, statusOf_For_Loop_Exit</text:p>
          <text:list>
            <text:list-item>
              <text:p text:style-name="P108">T-1.1 : “j1 : Y”</text:p>
              <text:list>
                <text:list-item>
                  <text:list>
                    <text:list-item>
                      <text:p text:style-name="P108">//next:20200604_131159</text:p>
                    </text:list-item>
                    <text:list-item>
                      <text:p text:style-name="P108">==&gt; “break”</text:p>
                    </text:list-item>
                  </text:list>
                </text:list-item>
                <text:list-item>
                  <text:p text:style-name="P108">CODE : //next:20200604_131159</text:p>
                </text:list-item>
                <text:list-item>
                  <text:p text:style-name="P108"><text:soft-page-break/>TEST </text:p>
                  <text:list>
                    <text:list-item>
                      <text:p text:style-name="P108">==&gt; OK</text:p>
                    </text:list-item>
                  </text:list>
                </text:list-item>
              </text:list>
            </text:list-item>
            <text:list-item>
              <text:p text:style-name="P108">T-1.2 : “j2 : N” : </text:p>
              <text:list>
                <text:list-item>
                  <text:p text:style-name="P108">CODE : </text:p>
                  <text:list>
                    <text:list-item>
                      <text:p text:style-name="P108">//code:20200610_115412:c</text:p>
                      <text:list>
                        <text:list-item>
                          <text:p text:style-name="P108">debugm a.o.</text:p>
                        </text:list-item>
                      </text:list>
                    </text:list-item>
                    <text:list-item>
                      <text:p text:style-name="P108">//code:20200610_115528:c</text:p>
                      <text:list>
                        <text:list-item>
                          <text:p text:style-name="P108">for-loop condition ==&gt; dummy : false</text:p>
                        </text:list-item>
                      </text:list>
                    </text:list-item>
                  </text:list>
                </text:list-item>
                <text:list-item>
                  <text:p text:style-name="P108">TEST</text:p>
                  <text:list>
                    <text:list-item>
                      <text:p text:style-name="P108">==&gt; OK </text:p>
                    </text:list-item>
                  </text:list>
                </text:list-item>
                <text:list-item>
                  <text:p text:style-name="P108">CODE : dummy ==&gt; remove</text:p>
                </text:list-item>
                <text:list-item>
                  <text:p text:style-name="P108">TEST</text:p>
                  <text:list>
                    <text:list-item>
                      <text:p text:style-name="P108">==&gt; OK </text:p>
                    </text:list-item>
                  </text:list>
                </text:list-item>
              </text:list>
            </text:list-item>
            <text:list-item>
              <text:p text:style-name="P108">“j3-2 : 2 : Y”</text:p>
            </text:list-item>
          </text:list>
        </text:list-item>
        <text:list-item>
          <text:p text:style-name="P108">“j3-3 : Y”</text:p>
        </text:list-item>
      </text:list>
      <text:p text:style-name="P9"/>
      <text:p text:style-name="P9">[next]</text:p>
      <text:list xml:id="list3704818767504090663" text:style-name="L80">
        <text:list-item>
          <text:p text:style-name="P109">TASK : continue</text:p>
          <text:list>
            <text:list-item>
              <text:list>
                <text:list-item>
                  <text:p text:style-name="P109">each choice of each judging node ==&gt; if not yet coded → add {“break” or “continue”}, statusOf_For_Loop_Execution, statusOf_For_Loop_Exit</text:p>
                </text:list-item>
              </text:list>
            </text:list-item>
            <text:list-item>
              <text:p text:style-name="P109">“step : 2 : j2 : choice-1 : j3-1 : 2 : Y”</text:p>
              <text:list>
                <text:list-item>
                  <text:p text:style-name="P109">//next:20200610_122943:n</text:p>
                </text:list-item>
              </text:list>
            </text:list-item>
            <text:list-item>
              <text:p text:style-name="P109">“j3-2 : 2 : Y”</text:p>
            </text:list-item>
            <text:list-item>
              <text:p text:style-name="P109">“j3-3 : Y”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10_122823</text:span></text:p>
      <text:p text:style-name="P11"/>
      <text:p text:style-name="P18"/>
      <text:p text:style-name="P9"><text:soft-page-break/><text:span text:style-name="T5">10.2.2_17</text:span>---------------------------------------------------------------------------</text:p>
      <text:p text:style-name="P23">[18] res free# JVEMV6 44#10.2.2_XX / 44. currency / 10. prog-php / 2. tester / 2. <text:s/>tester_1__V2 / 20200613_143513</text:p>
      <text:p text:style-name="P7"/>
      <text:p text:style-name="P9">[do] <text:span text:style-name="T1">#_ </text:span></text:p>
      <text:list xml:id="list1612030723525448687" text:style-name="L81">
        <text:list-item>
          <text:p text:style-name="P110">REVIEW </text:p>
          <text:list>
            <text:list-item>
              <text:p text:style-name="P110"/>
            </text:list-item>
          </text:list>
        </text:list-item>
        <text:list-item>
          <text:p text:style-name="P110">TASK-1 : continue</text:p>
          <text:list>
            <text:list-item>
              <text:list>
                <text:list-item>
                  <text:list>
                    <text:list-item>
                      <text:p text:style-name="P110">each choice of each judging node ==&gt; if not yet coded → add {“break” or “continue”}, statusOf_For_Loop_Execution, statusOf_For_Loop_Exit</text:p>
                    </text:list-item>
                    <text:list-item>
                      <text:p text:style-name="P110">“j3-3 : Y”“step : 2 : j2 : choice-1 : j3-1 : 2 : Y”</text:p>
                      <text:list>
                        <text:list-item>
                          <text:p text:style-name="P110">//next:20200610_122943:n</text:p>
                        </text:list-item>
                      </text:list>
                    </text:list-item>
                    <text:list-item>
                      <text:p text:style-name="P110"><text:span text:style-name="T1">#_ </text:span>“j3-2 : 2 : Y”</text:p>
                    </text:list-item>
                    <text:list-item>
                      <text:p text:style-name="P110"><text:span text:style-name="T1">#_ </text:span>“j3-3 : Y”</text:p>
                    </text:list-item>
                  </text:list>
                </text:list-item>
              </text:list>
            </text:list-item>
            <text:list-item>
              <text:p text:style-name="P110"><text:span text:style-name="T1">#_ </text:span>T-1.1 : “step : 2 : j2 : choice-1 : j3-1 : 2 : Y”</text:p>
              <text:list>
                <text:list-item>
                  <text:list>
                    <text:list-item>
                      <text:p text:style-name="P110">ref : //ref:20200613_143927:r</text:p>
                    </text:list-item>
                  </text:list>
                </text:list-item>
                <text:list-item>
                  <text:p text:style-name="P110">CODE</text:p>
                  <text:list>
                    <text:list-item>
                      <text:p text:style-name="P110"><text:span text:style-name="T1">#_ </text:span>set val : $statusOf_For_Loop_Execution</text:p>
                      <text:list>
                        <text:list-item>
                          <text:p text:style-name="P110">$statusOf_For_Loop_Execution__J3bar1_Y1</text:p>
                        </text:list-item>
                      </text:list>
                    </text:list-item>
                    <text:list-item>
                      <text:p text:style-name="P110">if close ==&gt; set dummy val</text:p>
                    </text:list-item>
                  </text:list>
                </text:list-item>
                <text:list-item>
                  <text:p text:style-name="P110">TEST </text:p>
                  <text:list>
                    <text:list-item>
                      <text:p text:style-name="P110">==&gt; OK</text:p>
                    </text:list-item>
                    <text:list-item>
                      <text:p text:style-name="P110">dummy codes ==&gt; c/o</text:p>
                      <text:list>
                        <text:list-item>
                          <text:p text:style-name="P110">=&gt; TEST 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10"><text:span text:style-name="T1">#_ </text:span>T-1.2 : “j3-2 : 2 : Y”</text:p>
              <text:list>
                <text:list-item>
                  <text:list>
                    <text:list-item>
                      <text:p text:style-name="P110">//code:20200613_145831:c</text:p>
                    </text:list-item>
                  </text:list>
                </text:list-item>
                <text:list-item>
                  <text:p text:style-name="P110">CODE</text:p>
                  <text:list>
                    <text:list-item>
                      <text:p text:style-name="P180"><text:span text:style-name="T1">#_ </text:span>&gt; set val : $statusOf_For_Loop_Execution</text:p>
                      <text:list>
                        <text:list-item>
                          <text:p text:style-name="P110">$statusOf_For_Loop_Execution__J3bar2_Y1</text:p>
                        </text:list-item>
                      </text:list>
                    </text:list-item>
                    <text:list-item>
                      <text:p text:style-name="P110"><text:soft-page-break/><text:span text:style-name="T1">#_ </text:span>&gt; if close ==&gt; set dummy val</text:p>
                    </text:list-item>
                  </text:list>
                </text:list-item>
                <text:list-item>
                  <text:p text:style-name="P110">TEST </text:p>
                  <text:list>
                    <text:list-item>
                      <text:p text:style-name="P110">==&gt; OK</text:p>
                    </text:list-item>
                  </text:list>
                </text:list-item>
                <text:list-item>
                  <text:p text:style-name="P110"><text:span text:style-name="T1">#_ </text:span>post-TEST : comment out </text:p>
                  <text:list>
                    <text:list-item>
                      <text:p text:style-name="P110">==&gt; OK</text:p>
                    </text:list-item>
                  </text:list>
                </text:list-item>
              </text:list>
            </text:list-item>
            <text:list-item>
              <text:p text:style-name="P110"><text:span text:style-name="T1">#_ </text:span>T-1.3 : “j3-3 : Y”</text:p>
              <text:list>
                <text:list-item>
                  <text:list>
                    <text:list-item>
                      <text:p text:style-name="P110">//code:20200613_150624:c</text:p>
                    </text:list-item>
                  </text:list>
                </text:list-item>
                <text:list-item>
                  <text:p text:style-name="P110">CODE</text:p>
                  <text:list>
                    <text:list-item>
                      <text:p text:style-name="P110"><text:span text:style-name="T1">#_ </text:span>&gt; set val : $statusOf_For_Loop_Execution</text:p>
                      <text:list>
                        <text:list-item>
                          <text:p text:style-name="P110">$statusOf_For_Loop_Execution__J3bar3_Y1</text:p>
                        </text:list-item>
                      </text:list>
                    </text:list-item>
                    <text:list-item>
                      <text:p text:style-name="P110"><text:span text:style-name="T1">#_ </text:span>&gt; if close ==&gt; set dummy val</text:p>
                    </text:list-item>
                  </text:list>
                </text:list-item>
                <text:list-item>
                  <text:p text:style-name="P110">TEST</text:p>
                  <text:list>
                    <text:list-item>
                      <text:p text:style-name="P110">==&gt; OK</text:p>
                    </text:list-item>
                  </text:list>
                </text:list-item>
                <text:list-item>
                  <text:p text:style-name="P110">post-TEST ==&gt; c/o</text:p>
                  <text:list>
                    <text:list-item>
                      <text:p text:style-name="P110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3821078953349150632" text:style-name="L82">
        <text:list-item>
          <text:p text:style-name="P111">TASK : “j1 : Y : 2” ~ (position taken)</text:p>
          <text:list>
            <text:list-item>
              <text:p text:style-name="P111">//next:20200613_151214:n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</text:span><text:span text:style-name="T23">20200613_151510</text:span></text:p>
      <text:p text:style-name="P11"/>
      <text:p text:style-name="P18"/>
      <text:p text:style-name="P11"/>
      <text:p text:style-name="P9"><text:span text:style-name="T5">10.2.2_18</text:span>---------------------------------------------------------------------------</text:p>
      <text:p text:style-name="P23">[19] res free# JVEMV6 44#10.2.2_XX / 44. currency / 10. prog-php / 2. tester / 2. <text:s/>tester_1__V2 / 20200614_125052</text:p>
      <text:p text:style-name="P7"/>
      <text:p text:style-name="P9"><text:soft-page-break/>[do] <text:span text:style-name="T1">#_ </text:span></text:p>
      <text:list xml:id="list231715338582115070" text:style-name="L83">
        <text:list-item>
          <text:p text:style-name="P112">REVIEW <text:s/></text:p>
          <text:list>
            <text:list-item>
              <text:p text:style-name="P112"/>
            </text:list-item>
          </text:list>
        </text:list-item>
        <text:list-item>
          <text:p text:style-name="P112">TASK-1 : “j1 : Y : 2” ~ (position taken)</text:p>
          <text:list>
            <text:list-item>
              <text:list>
                <text:list-item>
                  <text:p text:style-name="P112">//next:20200613_151214:n</text:p>
                </text:list-item>
              </text:list>
            </text:list-item>
            <text:list-item>
              <text:p text:style-name="P112">T-1.1 : new FUNC ==&gt; judge_Bar_SL_TP_Trail__BUY($bardata, $pos, $_dpath_Log_Fx_Tester__Full, $_fname_Log_Fx_Tester)</text:p>
              <text:list>
                <text:list-item>
                  <text:p text:style-name="P112">CODE</text:p>
                  <text:list>
                    <text:list-item>
                      <text:p text:style-name="P112">sig / labels / caller</text:p>
                    </text:list-item>
                    <text:list-item>
                      <text:p text:style-name="P112">dummy val</text:p>
                    </text:list-item>
                  </text:list>
                </text:list-item>
                <text:list-item>
                  <text:p text:style-name="P112">TEST </text:p>
                  <text:list>
                    <text:list-item>
                      <text:p text:style-name="P112">==&gt; OK</text:p>
                    </text:list-item>
                  </text:list>
                </text:list-item>
              </text:list>
            </text:list-item>
            <text:list-item>
              <text:p text:style-name="P112">T-1.2 : func ==&gt; coding</text:p>
              <text:list>
                <text:list-item>
                  <text:list>
                    <text:list-item>
                      <text:p text:style-name="P112">debug ==&gt; param vals</text:p>
                    </text:list-item>
                  </text:list>
                </text:list-item>
                <text:list-item>
                  <text:p text:style-name="P112">CODE : //code:20200614_132656:c</text:p>
                </text:list-item>
                <text:list-item>
                  <text:p text:style-name="P112">TEST</text:p>
                  <text:list>
                    <text:list-item>
                      <text:p text:style-name="P112">==&gt; OK</text:p>
                    </text:list-item>
                  </text:list>
                </text:list-item>
              </text:list>
            </text:list-item>
            <text:list-item>
              <text:p text:style-name="P112">T-1.3 : coding : is SL</text:p>
              <text:list>
                <text:list-item>
                  <text:list>
                    <text:list-item>
                      <text:p text:style-name="P112">//code:20200614_134638:c</text:p>
                    </text:list-item>
                  </text:list>
                </text:list-item>
                <text:list-item>
                  <text:p text:style-name="P112">CODE</text:p>
                </text:list-item>
                <text:list-item>
                  <text:p text:style-name="P112">TEST</text:p>
                  <text:list>
                    <text:list-item>
                      <text:p text:style-name="P112">==&gt; OK</text:p>
                    </text:list-item>
                  </text:list>
                </text:list-item>
              </text:list>
            </text:list-item>
            <text:list-item>
              <text:p text:style-name="P112">T-1.4 : is TP</text:p>
              <text:list>
                <text:list-item>
                  <text:list>
                    <text:list-item>
                      <text:p text:style-name="P112">//code:20200614_135039:c</text:p>
                    </text:list-item>
                  </text:list>
                </text:list-item>
                <text:list-item>
                  <text:p text:style-name="P112">CODE</text:p>
                </text:list-item>
                <text:list-item>
                  <text:p text:style-name="P112">TEST</text:p>
                  <text:list>
                    <text:list-item>
                      <text:p text:style-name="P112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8342080792697751691" text:style-name="L84">
        <text:list-item>
          <text:p text:style-name="P113">TASK : “is Trail”</text:p>
          <text:list>
            <text:list-item>
              <text:p text:style-name="P113"><text:soft-page-break/>//code:20200614_135508:c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14_135518</text:span></text:p>
      <text:p text:style-name="P29"/>
      <text:p text:style-name="P18"/>
      <text:p text:style-name="P9"><text:span text:style-name="T5">10.2.2_19</text:span>---------------------------------------------------------------------------</text:p>
      <text:p text:style-name="P23">[20] res free# JVEMV6 44#10.2.2_XX / 44. currency / 10. prog-php / 2. tester / 2. <text:s/>tester_1__V2 / 20200615_134356</text:p>
      <text:p text:style-name="P7"/>
      <text:p text:style-name="P9">[do] <text:span text:style-name="T1">#_ </text:span></text:p>
      <text:list xml:id="list1824531048393415381" text:style-name="L85">
        <text:list-item>
          <text:p text:style-name="P114">REVIEW </text:p>
        </text:list-item>
        <text:list-item>
          <text:p text:style-name="P114">TASK-1 : “is Trail”</text:p>
          <text:list>
            <text:list-item>
              <text:list>
                <text:list-item>
                  <text:p text:style-name="P114">//code:20200614_135508:c</text:p>
                </text:list-item>
                <text:list-item>
                  <text:p text:style-name="P114">ref ==&gt; //head:20200606_181307</text:p>
                </text:list-item>
              </text:list>
            </text:list-item>
            <text:list-item>
              <text:p text:style-name="P114">T-1.1</text:p>
              <text:list>
                <text:list-item>
                  <text:p text:style-name="P114">CODE : //code:20200614_135508:c</text:p>
                </text:list-item>
                <text:list-item>
                  <text:p text:style-name="P114">TEST </text:p>
                  <text:list>
                    <text:list-item>
                      <text:p text:style-name="P114">==&gt; OK</text:p>
                    </text:list-item>
                  </text:list>
                </text:list-item>
                <text:list-item>
                  <text:p text:style-name="P114">TEST : for-loop “$idxOf_Position_Start = $i * 3” ==&gt; to “$i * 2”</text:p>
                  <text:list>
                    <text:list-item>
                      <text:p text:style-name="P114">==&gt; OK</text:p>
                    </text:list-item>
                  </text:list>
                </text:list-item>
              </text:list>
            </text:list-item>
            <text:list-item>
              <text:p text:style-name="P114">PROBLEM</text:p>
              <text:list>
                <text:list-item>
                  <text:list>
                    <text:list-item>
                      <text:p text:style-name="P114">“is taken” ==&gt; before “judge_Bar_SL_TP_Trail__BUY”</text:p>
                      <text:list>
                        <text:list-item>
                          <text:p text:style-name="P114">==&gt; set “current price” → i.e. new bar, opening price</text:p>
                        </text:list-item>
                        <text:list-item>
                          <text:p text:style-name="P114">//next:20200613_151214:n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7171789386458754648" text:style-name="L86">
        <text:list-item>
          <text:p text:style-name="P115">TASK : this → “PROBLEM” ==&gt; coding</text:p>
          <text:list>
            <text:list-item>
              <text:p text:style-name="P115">//next:20200615_141145:n (cont.)</text:p>
            </text:list-item>
            <text:list-item>
              <text:p text:style-name="P115">update_Pos // LibEaTester_2</text:p>
              <text:list>
                <text:list-item>
                  <text:p text:style-name="P115"><text:soft-page-break/>//head:20200606_113413</text:p>
                </text:list-item>
              </text:list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15_141241</text:span></text:p>
      <text:p text:style-name="P11"/>
      <text:p text:style-name="P18"/>
      <text:p text:style-name="P11"/>
      <text:p text:style-name="P9"><text:span text:style-name="T5">10.2.2_20</text:span>---------------------------------------------------------------------------</text:p>
      <text:p text:style-name="P23">[21] res free# JVEMV6 44#10.2.2_XX / 44. currency / 10. prog-php / 2. tester / 2. <text:s/>tester_1__V2 / 20200615_161622</text:p>
      <text:p text:style-name="P11"/>
      <text:p text:style-name="P9">[do] <text:span text:style-name="T1">#_ </text:span></text:p>
      <text:list xml:id="list7137428907336623882" text:style-name="L87">
        <text:list-item>
          <text:p text:style-name="P116">REVIEW </text:p>
        </text:list-item>
        <text:list-item>
          <text:p text:style-name="P116">TASK-1 : prev → “PROBLEM” ==&gt; coding</text:p>
          <text:list>
            <text:list-item>
              <text:list>
                <text:list-item>
                  <text:p text:style-name="P116">//next:20200615_141145:n (cont.)</text:p>
                </text:list-item>
                <text:list-item>
                  <text:p text:style-name="P116">update_Pos // LibEaTester_2</text:p>
                  <text:list>
                    <text:list-item>
                      <text:p text:style-name="P116">//head:20200606_113413</text:p>
                    </text:list-item>
                  </text:list>
                </text:list-item>
              </text:list>
            </text:list-item>
            <text:list-item>
              <text:p text:style-name="P116">T-1.1 </text:p>
              <text:list>
                <text:list-item>
                  <text:list>
                    <text:list-item>
                      <text:p text:style-name="P116">update_Pos // LibEaTester_2 ==&gt; use (no content line)</text:p>
                    </text:list-item>
                  </text:list>
                </text:list-item>
                <text:list-item>
                  <text:p text:style-name="P116"><text:span text:style-name="T1">#_ </text:span>CODE</text:p>
                </text:list-item>
                <text:list-item>
                  <text:p text:style-name="P116">TEST</text:p>
                  <text:list>
                    <text:list-item>
                      <text:p text:style-name="P116">==&gt; OK</text:p>
                    </text:list-item>
                  </text:list>
                </text:list-item>
              </text:list>
            </text:list-item>
            <text:list-item>
              <text:p text:style-name="P116">T-1.2</text:p>
              <text:list>
                <text:list-item>
                  <text:list>
                    <text:list-item>
                      <text:p text:style-name="P116">update_Pos() ==&gt; coding</text:p>
                    </text:list-item>
                    <text:list-item>
                      <text:p text:style-name="P116">current idx, price</text:p>
                    </text:list-item>
                  </text:list>
                </text:list-item>
                <text:list-item>
                  <text:p text:style-name="P155"><text:span text:style-name="T17">#_ </text:span><text:span text:style-name="T15">CODE : </text:span><text:span text:style-name="T31">//code:20200615_163128:c</text:span></text:p>
                </text:list-item>
                <text:list-item>
                  <text:p text:style-name="P116">TEST</text:p>
                  <text:list>
                    <text:list-item>
                      <text:p text:style-name="P116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<text:soft-page-break/>[next]</text:p>
      <text:list xml:id="list7642248450807709397" text:style-name="L88">
        <text:list-item>
          <text:p text:style-name="P117">TASK</text:p>
          <text:list>
            <text:list-item>
              <text:p text:style-name="P160"><text:span text:style-name="T16">if “</text:span><text:span text:style-name="T32">judge_Bar_SL_TP_Trail__BUY</text:span><text:span text:style-name="T16">” ==&gt; neither of 3 status</text:span></text:p>
              <text:list>
                <text:list-item>
                  <text:p text:style-name="P117">→ continue the for-loop</text:p>
                </text:list-item>
                <text:list-item>
                  <text:p text:style-name="P149">//next:20200615_164609:n</text:p>
                </text:list-item>
                <text:list-item>
                  <text:p text:style-name="P117"/>
                </text:list-item>
              </text:list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15_164632</text:span></text:p>
      <text:p text:style-name="P11"/>
      <text:p text:style-name="P18"/>
      <text:p text:style-name="P9"><text:span text:style-name="T5">10.2.2_21</text:span>---------------------------------------------------------------------------</text:p>
      <text:p text:style-name="P23">[22] res free# JVEMV6 44#10.2.2_XX / 44. currency / 10. prog-php / 2. tester / 2. <text:s/>tester_1__V2 / 20200616_110422</text:p>
      <text:p text:style-name="P11"/>
      <text:p text:style-name="P9">[do] <text:span text:style-name="T1">#_ </text:span></text:p>
      <text:list xml:id="list5881507997337130781" text:style-name="L89">
        <text:list-item>
          <text:p text:style-name="P118">REVIEW </text:p>
        </text:list-item>
        <text:list-item>
          <text:p text:style-name="P118">TASK-1 : if “<text:span text:style-name="T32">judge_Bar_SL_TP_Trail__BUY</text:span>” ==&gt; neither of 3 status</text:p>
          <text:list>
            <text:list-item>
              <text:list>
                <text:list-item>
                  <text:p text:style-name="P118">→ continue the for-loop</text:p>
                </text:list-item>
                <text:list-item>
                  <text:p text:style-name="P150">//next:20200615_164609:n</text:p>
                </text:list-item>
              </text:list>
            </text:list-item>
            <text:list-item>
              <text:p text:style-name="P161"><text:span text:style-name="T18">#_ </text:span><text:span text:style-name="T16">T-1.1 : set default ==&gt; “</text:span><text:span text:style-name="T33">$strOf_BarResult__Within</text:span><text:span text:style-name="T16">”</text:span></text:p>
              <text:list>
                <text:list-item>
                  <text:p text:style-name="P118">CODE </text:p>
                </text:list-item>
                <text:list-item>
                  <text:p text:style-name="P118">TEST ==&gt; OK</text:p>
                </text:list-item>
              </text:list>
            </text:list-item>
            <text:list-item>
              <text:p text:style-name="P118">T-1.2 : “j4” ==&gt; judge</text:p>
              <text:list>
                <text:list-item>
                  <text:p text:style-name="P156"><text:span text:style-name="T17">#_ </text:span><text:span text:style-name="T15">CODE : </text:span><text:span text:style-name="T31">//code:20200616_111328:c</text:span></text:p>
                  <text:list>
                    <text:list-item>
                      <text:p text:style-name="P118">upto ==&gt; “Y/N : 2”</text:p>
                    </text:list-item>
                  </text:list>
                </text:list-item>
                <text:list-item>
                  <text:p text:style-name="P118">TEST </text:p>
                  <text:list>
                    <text:list-item>
                      <text:p text:style-name="P118">==&gt; OK</text:p>
                    </text:list-item>
                  </text:list>
                </text:list-item>
              </text:list>
            </text:list-item>
            <text:list-item>
              <text:p text:style-name="P118">T-1.3 : “j4 : Y : 3” → continue the loop</text:p>
              <text:list>
                <text:list-item>
                  <text:p text:style-name="P156"><text:span text:style-name="T17">#_ </text:span><text:span text:style-name="T15">CODE : </text:span><text:span text:style-name="T31">//code:20200616_112306:c</text:span></text:p>
                </text:list-item>
                <text:list-item>
                  <text:p text:style-name="P118"><text:soft-page-break/>TEST </text:p>
                  <text:list>
                    <text:list-item>
                      <text:p text:style-name="P118">==&gt; OK</text:p>
                    </text:list-item>
                  </text:list>
                </text:list-item>
              </text:list>
            </text:list-item>
            <text:list-item>
              <text:p text:style-name="P118">PROBLEM</text:p>
              <text:list>
                <text:list-item>
                  <text:list>
                    <text:list-item>
                      <text:p text:style-name="P118">“$idxOf_ForLoop_Start ==&gt; updated”</text:p>
                      <text:list>
                        <text:list-item>
                          <text:p text:style-name="P118">==&gt; the val is the number, which is the last index in the for-loop</text:p>
                        </text:list-item>
                        <text:list-item>
                          <text:p text:style-name="P118">==&gt; should be → $pos-&gt;st_idx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6590597540935806868" text:style-name="L90">
        <text:list-item>
          <text:p text:style-name="P119">TASK : this ==&gt; PROBLEM</text:p>
          <text:list>
            <text:list-item>
              <text:p text:style-name="P162">//next:20200616_114510:n</text:p>
            </text:list-item>
          </text:list>
        </text:list-item>
        <text:list-item>
          <text:p text:style-name="P119">TASK-2 : post-for-break</text:p>
          <text:list>
            <text:list-item>
              <text:p text:style-name="P119"><text:span text:style-name="T31">//next:20200616_114358:n</text:span> <text:s/>// controller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16_114543</text:span></text:p>
      <text:p text:style-name="P11"/>
      <text:p text:style-name="P18"/>
      <text:p text:style-name="P9"><text:span text:style-name="T5">10.2.2_22</text:span>---------------------------------------------------------------------------</text:p>
      <text:p text:style-name="P23">[23] res free# JVEMV6 44#10.2.2_XX / 44. currency / 10. prog-php / 2. tester / 2. <text:s/>tester_1__V2 / 20200618_170846</text:p>
      <text:p text:style-name="P11"/>
      <text:p text:style-name="P9">[do] <text:span text:style-name="T1">#_ </text:span></text:p>
      <text:list xml:id="list5781895439619077310" text:style-name="L91">
        <text:list-item>
          <text:p text:style-name="P120"><text:span text:style-name="T1">#_ </text:span>REVIEW </text:p>
        </text:list-item>
        <text:list-item>
          <text:p text:style-name="P120">TASK-1 : this ==&gt; PROBLEM</text:p>
          <text:list>
            <text:list-item>
              <text:list>
                <text:list-item>
                  <text:list>
                    <text:list-item>
                      <text:p text:style-name="P163">//next:20200616_114510:n</text:p>
                    </text:list-item>
                  </text:list>
                </text:list-item>
              </text:list>
            </text:list-item>
            <text:list-item>
              <text:p text:style-name="P120">T-1.1 </text:p>
              <text:list>
                <text:list-item>
                  <text:p text:style-name="P120">CODE : add ==&gt; debug code, show $pos st_idx</text:p>
                  <text:list>
                    <text:list-item>
                      <text:p text:style-name="P151">//code:20200618_171436:c</text:p>
                    </text:list-item>
                  </text:list>
                </text:list-item>
                <text:list-item>
                  <text:p text:style-name="P120">TEST</text:p>
                  <text:list>
                    <text:list-item>
                      <text:p text:style-name="P120"><text:soft-page-break/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20">TASK-2 : post-for-break</text:p>
          <text:list>
            <text:list-item>
              <text:list>
                <text:list-item>
                  <text:p text:style-name="P120"><text:span text:style-name="T31">//next:20200616_114358:n</text:span> <text:s/>// controller</text:p>
                </text:list-item>
              </text:list>
            </text:list-item>
            <text:list-item>
              <text:p text:style-name="P120"/>
            </text:list-item>
          </text:list>
        </text:list-item>
      </text:list>
      <text:p text:style-name="P9"/>
      <text:p text:style-name="P9">[next]</text:p>
      <text:list xml:id="list3745009586431679799" text:style-name="L92">
        <text:list-item>
          <text:p text:style-name="P121">TASK : this ==&gt; TASK-2 → post for-break</text:p>
          <text:list>
            <text:list-item>
              <text:p text:style-name="P152">//next:20200618_172639:n</text:p>
            </text:list-item>
            <text:list-item>
              <text:p text:style-name="P121">==&gt; case of “Trail” → let's start coding (see ==&gt; flowchart memo, #2)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</text:span></text:p>
      <text:p text:style-name="P11"/>
      <text:p text:style-name="P18"/>
      <text:p text:style-name="P9"><text:span text:style-name="T5">10.2.2_23</text:span>---------------------------------------------------------------------------</text:p>
      <text:p text:style-name="P23">[24] res free# JVEMV6 44#10.2.2_XX / 44. currency / 10. prog-php / 2. tester / 2. <text:s/>tester_1__V2 / 20200619_160352</text:p>
      <text:p text:style-name="P11"/>
      <text:p text:style-name="P9">[do] <text:span text:style-name="T1">#_ </text:span></text:p>
      <text:list xml:id="list991382647363942266" text:style-name="L93">
        <text:list-item>
          <text:p text:style-name="P122"><text:span text:style-name="T1">#_ </text:span>REVIEW <text:s/></text:p>
        </text:list-item>
        <text:list-item>
          <text:p text:style-name="P122">TASK-1 : post for-break</text:p>
          <text:list>
            <text:list-item>
              <text:list>
                <text:list-item>
                  <text:p text:style-name="P153">//next:20200618_172639:n</text:p>
                </text:list-item>
                <text:list-item>
                  <text:p text:style-name="P122">==&gt; case of “Trail” → let's start coding (see ==&gt; flowchart memo, #2)</text:p>
                </text:list-item>
              </text:list>
            </text:list-item>
            <text:list-item>
              <text:p text:style-name="P122">T-1.1</text:p>
              <text:list>
                <text:list-item>
                  <text:p text:style-name="P122">CODE</text:p>
                  <text:list>
                    <text:list-item>
                      <text:p text:style-name="P122">skeleton</text:p>
                    </text:list-item>
                  </text:list>
                </text:list-item>
                <text:list-item>
                  <text:p text:style-name="P122">TEST</text:p>
                  <text:list>
                    <text:list-item>
                      <text:p text:style-name="P122">==&gt; OK</text:p>
                    </text:list-item>
                  </text:list>
                </text:list-item>
              </text:list>
            </text:list-item>
            <text:list-item>
              <text:p text:style-name="P122"><text:span text:style-name="T1">#_ </text:span>T-1.2 : if “trail” ==&gt; debug values</text:p>
              <text:list>
                <text:list-item>
                  <text:p text:style-name="P157"><text:soft-page-break/><text:span text:style-name="T15">CODE : </text:span><text:span text:style-name="T31">//debug:20200619_163356:d</text:span></text:p>
                </text:list-item>
                <text:list-item>
                  <text:p text:style-name="P122">TEST</text:p>
                  <text:list>
                    <text:list-item>
                      <text:p text:style-name="P122">==&gt; OK</text:p>
                    </text:list-item>
                  </text:list>
                </text:list-item>
              </text:list>
            </text:list-item>
            <text:list-item>
              <text:p text:style-name="P122">T-1.3 : SL, TP ==&gt; update</text:p>
              <text:list>
                <text:list-item>
                  <text:list>
                    <text:list-item>
                      <text:p text:style-name="P122">“step : 2 : j5 : choice-1(Trail) : 2”</text:p>
                    </text:list-item>
                  </text:list>
                </text:list-item>
                <text:list-item>
                  <text:p text:style-name="P122"><text:span text:style-name="T1">#_ </text:span>CODE </text:p>
                </text:list-item>
                <text:list-item>
                  <text:p text:style-name="P122">TEST </text:p>
                  <text:list>
                    <text:list-item>
                      <text:p text:style-name="P122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5199423843756532960" text:style-name="L94">
        <text:list-item>
          <text:p text:style-name="P123">TASK : “j5 : choice-1(Trail) : 3”</text:p>
          <text:list>
            <text:list-item>
              <text:p text:style-name="P123">//next:20200619_170455:n <text:s text:c="2"/>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19_170541</text:span></text:p>
      <text:p text:style-name="P11"/>
      <text:p text:style-name="P18"/>
      <text:p text:style-name="P9"><text:span text:style-name="T5">10.2.2_24</text:span>---------------------------------------------------------------------------</text:p>
      <text:p text:style-name="P23">[25] res free# JVEMV6 44#10.2.2_XX / 44. currency / 10. prog-php / 2. tester / 2. <text:s/>tester_1__V2 / 20200620_113752</text:p>
      <text:p text:style-name="P11"/>
      <text:p text:style-name="P9">[do] <text:span text:style-name="T1">#_ </text:span></text:p>
      <text:list xml:id="list2233728823148055503" text:style-name="L95">
        <text:list-item>
          <text:p text:style-name="P124">REVIEW </text:p>
        </text:list-item>
        <text:list-item>
          <text:p text:style-name="P158"><text:span text:style-name="T15">SEG-1 : “j5 : choice-1(Trail) : 2” ==&gt; “</text:span><text:span text:style-name="T34">j5 : choice-1(Trail) : 2</text:span><text:span text:style-name="T15">” → as well</text:span></text:p>
          <text:list>
            <text:list-item>
              <text:p text:style-name="P124">S-1.1</text:p>
              <text:list>
                <text:list-item>
                  <text:p text:style-name="P158"><text:span text:style-name="T15">CODE : </text:span><text:span text:style-name="T19">//code:20200620_114800:c</text:span><text:span text:style-name="T15"> <text:s/></text:span></text:p>
                </text:list-item>
                <text:list-item>
                  <text:p text:style-name="P124">TEST</text:p>
                  <text:list>
                    <text:list-item>
                      <text:p text:style-name="P124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58"><text:span text:style-name="T15">SEG-2 : update “</text:span><text:span text:style-name="T20">pos-&gt;SL,TP</text:span><text:span text:style-name="T15">” ==&gt; conditional</text:span></text:p>
          <text:list>
            <text:list-item>
              <text:p text:style-name="P124">S-2.1</text:p>
              <text:list>
                <text:list-item>
                  <text:p text:style-name="P158"><text:soft-page-break/><text:span text:style-name="T15">CODE : </text:span><text:span text:style-name="T19">//code:20200620_115732:c</text:span><text:span text:style-name="T15"> <text:s/></text:span></text:p>
                </text:list-item>
                <text:list-item>
                  <text:p text:style-name="P124">TEST</text:p>
                  <text:list>
                    <text:list-item>
                      <text:p text:style-name="P124">==&gt; OK</text:p>
                    </text:list-item>
                  </text:list>
                </text:list-item>
                <text:list-item>
                  <text:p text:style-name="P158"><text:span text:style-name="T15">TEST : </text:span><text:span text:style-name="T19">//test:20200620_120258:t</text:span><text:span text:style-name="T15"> <text:s/></text:span></text:p>
                  <text:list>
                    <text:list-item>
                      <text:p text:style-name="P124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24">TASK-1 : “j5 : choice-1(Trail) : 3”</text:p>
          <text:list>
            <text:list-item>
              <text:list>
                <text:list-item>
                  <text:p text:style-name="P124">//next:20200619_170455:n</text:p>
                </text:list-item>
              </text:list>
            </text:list-item>
            <text:list-item>
              <text:p text:style-name="P124">T-1.1</text:p>
              <text:list>
                <text:list-item>
                  <text:p text:style-name="P124"/>
                </text:list-item>
              </text:list>
            </text:list-item>
          </text:list>
        </text:list-item>
      </text:list>
      <text:p text:style-name="P9"/>
      <text:p text:style-name="P9">[next]</text:p>
      <text:list xml:id="list5281382026535985611" text:style-name="L96">
        <text:list-item>
          <text:p text:style-name="P125">TASK : this ==&gt; TASK-1</text:p>
          <text:list>
            <text:list-item>
              <text:p text:style-name="P125"><text:span text:style-name="T31">//next:20200620_120543:n</text:span> <text:s text:c="2"/>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20_120606</text:span></text:p>
      <text:p text:style-name="P11"/>
      <text:p text:style-name="P18"/>
      <text:p text:style-name="P9"><text:span text:style-name="T5">10.2.2_25</text:span>---------------------------------------------------------------------------</text:p>
      <text:p text:style-name="P23">[26] res free# JVEMV6 44#10.2.2_XX / 44. currency / 10. prog-php / 2. tester / 2. <text:s/>tester_1__V2 / 20200621_112426</text:p>
      <text:p text:style-name="P11"/>
      <text:p text:style-name="P9">[do] <text:span text:style-name="T1">#_ </text:span></text:p>
      <text:list xml:id="list8808138474630655442" text:style-name="L97">
        <text:list-item>
          <text:p text:style-name="P126">REVIEW </text:p>
        </text:list-item>
        <text:list-item>
          <text:p text:style-name="P126">TASK-1 : “j5 : choice-1(Trail) : 3”</text:p>
          <text:list>
            <text:list-item>
              <text:list>
                <text:list-item>
                  <text:p text:style-name="P126"><text:span text:style-name="T31">//next:20200620_120543:n</text:span> <text:s text:c="3"/></text:p>
                </text:list-item>
              </text:list>
            </text:list-item>
            <text:list-item>
              <text:p text:style-name="P126">T-1.1 : “step : 2 : j5.1-1 : Y : 1”</text:p>
              <text:list>
                <text:list-item>
                  <text:p text:style-name="P126">CODE </text:p>
                </text:list-item>
                <text:list-item>
                  <text:p text:style-name="P126">TEST</text:p>
                  <text:list>
                    <text:list-item>
                      <text:p text:style-name="P126"><text:soft-page-break/>==&gt; OK</text:p>
                    </text:list-item>
                  </text:list>
                </text:list-item>
              </text:list>
            </text:list-item>
            <text:list-item>
              <text:p text:style-name="P126">T-1.2 : “step : 2 : j5.1-1 : Y : 2”</text:p>
              <text:list>
                <text:list-item>
                  <text:p text:style-name="P159"><text:span text:style-name="T15">CODE : </text:span><text:span text:style-name="T31">//code:20200621_120039:c</text:span><text:span text:style-name="T15"> <text:s/></text:span></text:p>
                </text:list-item>
                <text:list-item>
                  <text:p text:style-name="P126">TEST</text:p>
                  <text:list>
                    <text:list-item>
                      <text:p text:style-name="P126">==&gt; OK</text:p>
                    </text:list-item>
                  </text:list>
                </text:list-item>
              </text:list>
            </text:list-item>
            <text:list-item>
              <text:p text:style-name="P126">T-1.3 : “step : 2 : j5.1-1 : Y : 3”</text:p>
              <text:list>
                <text:list-item>
                  <text:p text:style-name="P126">CODE : //code:20200621_121020:c</text:p>
                </text:list-item>
                <text:list-item>
                  <text:p text:style-name="P126">TEST</text:p>
                  <text:list>
                    <text:list-item>
                      <text:p text:style-name="P126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437976825148352975" text:style-name="L98">
        <text:list-item>
          <text:p text:style-name="P127">TASK : “step : 2 : j5.1-1 : Y : 4”</text:p>
          <text:list>
            <text:list-item>
              <text:p text:style-name="P127">//next:20200621_121506:n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21_121528</text:span></text:p>
      <text:p text:style-name="P11"/>
      <text:p text:style-name="P18"/>
      <text:p text:style-name="P9"><text:span text:style-name="T5">10.2.2_26</text:span>---------------------------------------------------------------------------</text:p>
      <text:p text:style-name="P23">[27] res free# JVEMV6 44#10.2.2_XX / 44. currency / 10. prog-php / 2. tester / 2. <text:s/>tester_1__V2 / 20200622_131904</text:p>
      <text:p text:style-name="P11"/>
      <text:p text:style-name="P9">[do] <text:span text:style-name="T1">#_ </text:span></text:p>
      <text:list xml:id="list4448810953596613251" text:style-name="L99">
        <text:list-item>
          <text:p text:style-name="P128">REVIEW </text:p>
        </text:list-item>
        <text:list-item>
          <text:p text:style-name="P128">TASK-1 : “step : 2 : j5.1-1 : Y : 4”</text:p>
          <text:list>
            <text:list-item>
              <text:list>
                <text:list-item>
                  <text:p text:style-name="P128">//next:20200621_121506:n</text:p>
                </text:list-item>
              </text:list>
            </text:list-item>
            <text:list-item>
              <text:p text:style-name="P128">T-1.1</text:p>
              <text:list>
                <text:list-item>
                  <text:p text:style-name="P128">CODE : //next:20200621_121506:n</text:p>
                </text:list-item>
                <text:list-item>
                  <text:p text:style-name="P128">TEST </text:p>
                  <text:list>
                    <text:list-item>
                      <text:p text:style-name="P128">==&gt; search “(for)(step : 2 : j5.1-1 : Y : 2)”</text:p>
                    </text:list-item>
                    <text:list-item>
                      <text:p text:style-name="P128"><text:soft-page-break/>==&gt; search “(for)(step : 2 : j5 : others)”</text:p>
                    </text:list-item>
                    <text:list-item>
                      <text:p text:style-name="P128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5603907140078499958" text:style-name="L100">
        <text:list-item>
          <text:p text:style-name="P129">TASK</text:p>
          <text:list>
            <text:list-item>
              <text:p text:style-name="P129">“(for)(step : 2 : j5.1-1 : N : 1)”</text:p>
              <text:list>
                <text:list-item>
                  <text:p text:style-name="P129">==&gt; case of trail not updating</text:p>
                </text:list-item>
              </text:list>
            </text:list-item>
            <text:list-item>
              <text:p text:style-name="P129">//next:20200622_134838:n</text:p>
              <text:list>
                <text:list-item>
                  <text:p text:style-name="P129">==&gt; case of SL</text:p>
                </text:list-item>
              </text:list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22_134914</text:span></text:p>
      <text:p text:style-name="P11"/>
      <text:p text:style-name="P18"/>
      <text:p text:style-name="P9"><text:span text:style-name="T5">10.2.2_27</text:span>---------------------------------------------------------------------------</text:p>
      <text:p text:style-name="P23">[28] res free# JVEMV6 44#10.2.2_XX / 44. currency / 10. prog-php / 2. tester / 2. <text:s/>tester_1__V2 / 20200623_105420</text:p>
      <text:p text:style-name="P11"/>
      <text:p text:style-name="P9">[do] <text:span text:style-name="T1">#_ </text:span></text:p>
      <text:list xml:id="list5205247021603933924" text:style-name="L101">
        <text:list-item>
          <text:p text:style-name="P130">REVIEW </text:p>
          <text:list>
            <text:list-item>
              <text:p text:style-name="P130">PROBLEM</text:p>
              <text:list>
                <text:list-item>
                  <text:p text:style-name="P130">“[FxTestController.php : 1015] (for)(step : 2 : j1 : Y : 4)<text:line-break/>bar result ==&gt; Trail”</text:p>
                </text:list-item>
                <text:list-item>
                  <text:p text:style-name="P130">==&gt; after this → loop continues</text:p>
                </text:list-item>
                <text:list-item>
                  <text:p text:style-name="P130">//fix:20200623_110432:f (cont.)</text:p>
                </text:list-item>
                <text:list-item>
                  <text:p text:style-name="P130">TEST : //debug:20200623_110526:d</text:p>
                  <text:list>
                    <text:list-item>
                      <text:p text:style-name="P130">fix logging codes</text:p>
                    </text:list-item>
                    <text:list-item>
                      <text:p text:style-name="P130">==&gt; log_fx_tester.(T-1).(Order-Buy-V2).(20200623_111655_128104).log</text:p>
                      <text:list>
                        <text:list-item>
                          <text:p text:style-name="P130">:645</text:p>
                        </text:list-item>
                      </text:list>
                    </text:list-item>
                    <text:list-item>
                      <text:p text:style-name="P130"><text:soft-page-break/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30">TASK-1 </text:p>
          <text:list>
            <text:list-item>
              <text:list>
                <text:list-item>
                  <text:p text:style-name="P130">“(for)(step : 2 : j5.1-1 : N : 1)”</text:p>
                  <text:list>
                    <text:list-item>
                      <text:p text:style-name="P130">==&gt; case of trail not updating</text:p>
                    </text:list-item>
                  </text:list>
                </text:list-item>
                <text:list-item>
                  <text:p text:style-name="P130">//next:20200622_134838:n</text:p>
                  <text:list>
                    <text:list-item>
                      <text:p text:style-name="P130">==&gt; case of SL</text:p>
                    </text:list-item>
                  </text:list>
                </text:list-item>
              </text:list>
            </text:list-item>
            <text:list-item>
              <text:p text:style-name="P130">T-1.1</text:p>
            </text:list-item>
          </text:list>
        </text:list-item>
      </text:list>
      <text:p text:style-name="P9">[next]</text:p>
      <text:list xml:id="list2315709777098109198" text:style-name="L102">
        <text:list-item>
          <text:p text:style-name="P131">TASK</text:p>
          <text:list>
            <text:list-item>
              <text:p text:style-name="P131">“(for)(step : 2 : j5.1-1 : N : 1)”</text:p>
              <text:list>
                <text:list-item>
                  <text:p text:style-name="P131">==&gt; case of trail not updating</text:p>
                </text:list-item>
                <text:list-item>
                  <text:p text:style-name="P131">//next:20200623_112457:n</text:p>
                </text:list-item>
              </text:list>
            </text:list-item>
            <text:list-item>
              <text:p text:style-name="P131">//next:20200622_134838:n</text:p>
              <text:list>
                <text:list-item>
                  <text:p text:style-name="P131">==&gt; case of SL</text:p>
                </text:list-item>
              </text:list>
            </text:list-item>
          </text:list>
        </text:list-item>
      </text:list>
      <text:p text:style-name="P9"/>
      <text:p text:style-name="P9">[further]</text:p>
      <text:p text:style-name="P19"><text:span text:style-name="T21"><text:line-break/></text:span><text:span text:style-name="T22">[/ XXX] 20200623_112556</text:span></text:p>
      <text:p text:style-name="P11"/>
      <text:p text:style-name="P18"/>
      <text:p text:style-name="P9"><text:span text:style-name="T5">10.2.2_28</text:span>---------------------------------------------------------------------------</text:p>
      <text:p text:style-name="P23">[29] res free# JVEMV6 44#10.2.2_XX / 44. currency / 10. prog-php / 2. tester / 2. <text:s/>tester_1__V2 / 20200624_170239</text:p>
      <text:p text:style-name="P11"/>
      <text:p text:style-name="P9">[do] <text:span text:style-name="T1">#_ </text:span></text:p>
      <text:list xml:id="list49041896547663875" text:style-name="L103">
        <text:list-item>
          <text:p text:style-name="P132">REVIEW </text:p>
        </text:list-item>
        <text:list-item>
          <text:p text:style-name="P132">TASK-1 : </text:p>
          <text:list>
            <text:list-item>
              <text:list>
                <text:list-item>
                  <text:p text:style-name="P132">“(for)(step : 2 : j5.1-1 : N : 1)”</text:p>
                  <text:list>
                    <text:list-item>
                      <text:p text:style-name="P132">==&gt; case of trail not updating</text:p>
                    </text:list-item>
                    <text:list-item>
                      <text:p text:style-name="P132"><text:soft-page-break/>//next:20200623_112457:n</text:p>
                    </text:list-item>
                  </text:list>
                </text:list-item>
                <text:list-item>
                  <text:p text:style-name="P132">//next:20200622_134838:n</text:p>
                  <text:list>
                    <text:list-item>
                      <text:p text:style-name="P132">==&gt; case of SL</text:p>
                    </text:list-item>
                  </text:list>
                </text:list-item>
              </text:list>
            </text:list-item>
            <text:list-item>
              <text:p text:style-name="P132">T-1.1</text:p>
              <text:list>
                <text:list-item>
                  <text:p text:style-name="P132">CODE : “step : 2 : j5.1-1 : N : 2”</text:p>
                </text:list-item>
                <text:list-item>
                  <text:p text:style-name="P132">TEST </text:p>
                  <text:list>
                    <text:list-item>
                      <text:p text:style-name="P132">==&gt; OK</text:p>
                    </text:list-item>
                  </text:list>
                </text:list-item>
              </text:list>
            </text:list-item>
            <text:list-item>
              <text:p text:style-name="P132">T-1.2</text:p>
              <text:list>
                <text:list-item>
                  <text:p text:style-name="P132"><text:span text:style-name="T1">#_ </text:span>CODE : “step : 2 : j5.1-1 : N : 3”</text:p>
                </text:list-item>
                <text:list-item>
                  <text:p text:style-name="P132">TEST </text:p>
                  <text:list>
                    <text:list-item>
                      <text:p text:style-name="P132">==&gt; OK</text:p>
                    </text:list-item>
                  </text:list>
                </text:list-item>
              </text:list>
            </text:list-item>
            <text:list-item>
              <text:p text:style-name="P132">T-1.3 : “step : 2 : j5.1-2(SL)”</text:p>
              <text:list>
                <text:list-item>
                  <text:p text:style-name="P132">CODE : //code:20200624_172551:c</text:p>
                  <text:list>
                    <text:list-item>
                      <text:p text:style-name="P132">skeleton</text:p>
                    </text:list-item>
                  </text:list>
                </text:list-item>
                <text:list-item>
                  <text:p text:style-name="P132">TEST</text:p>
                  <text:list>
                    <text:list-item>
                      <text:p text:style-name="P132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6389402881059776632" text:style-name="L104">
        <text:list-item>
          <text:p text:style-name="P133">TASK : “step : 2 : j5.1-2(SL) : 2”</text:p>
          <text:list>
            <text:list-item>
              <text:p text:style-name="P133">//next:20200624_173926:n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24_173952</text:span></text:p>
      <text:p text:style-name="P11"/>
      <text:p text:style-name="P9"><text:span text:style-name="T35">@@@</text:span></text:p>
      <text:p text:style-name="P9"><text:span text:style-name="T5">10.2.2_29</text:span>---------------------------------------------------------------------------</text:p>
      <text:p text:style-name="P23">[30] res free# JVEMV6 44#10.2.2_XX / 44. currency / 10. prog-php / 2. tester / 2. <text:s/>tester_1__V2 / XXX</text:p>
      <text:p text:style-name="P11"/>
      <text:p text:style-name="P9">[do] <text:span text:style-name="T1">#_ </text:span></text:p>
      <text:list xml:id="list9194022506597439845" text:style-name="L113">
        <text:list-item>
          <text:p text:style-name="P136"><text:soft-page-break/>REVIEW </text:p>
        </text:list-item>
        <text:list-item>
          <text:p text:style-name="P136">TASK-1</text:p>
        </text:list-item>
      </text:list>
      <text:p text:style-name="P9"/>
      <text:p text:style-name="P9">[next]</text:p>
      <text:list xml:id="list2702279712487918901" text:style-name="L112">
        <text:list-item>
          <text:p text:style-name="P135">TASK</text:p>
        </text:list-item>
      </text:list>
      <text:p text:style-name="P9">[further]</text:p>
      <text:p text:style-name="P19"><text:span text:style-name="T21"><text:line-break/></text:span><text:span text:style-name="T22">[/ XXX] </text:span></text:p>
      <text:p text:style-name="P11"/>
      <text:p text:style-name="P11"/>
      <text:p text:style-name="P7">------------------------------------------------ [TEMPLATE] 20191224_144528</text:p>
      <text:p text:style-name="P9"><text:span text:style-name="T5">XX</text:span>---------------------------------------------------------------------------</text:p>
      <text:p text:style-name="P23">res free# JVEMV6 44#10.2_XX / 44. currency / 10. prog-php / 2. tester / <text:s/>XXXX</text:p>
      <text:p text:style-name="P23"/>
      <text:p text:style-name="P9">[do] <text:span text:style-name="T1">#_ </text:span></text:p>
      <text:list xml:id="list37627253" text:continue-list="list1824531048393415381" text:style-name="L85">
        <text:list-item>
          <text:p text:style-name="P114">REVIEW </text:p>
        </text:list-item>
        <text:list-item>
          <text:p text:style-name="P114">TASK-1</text:p>
        </text:list-item>
      </text:list>
      <text:p text:style-name="P9"/>
      <text:p text:style-name="P9">[next]</text:p>
      <text:list xml:id="list7954324107878271595" text:style-name="L105">
        <text:list-item>
          <text:p text:style-name="P134">TASK</text:p>
        </text:list-item>
      </text:list>
      <text:p text:style-name="P9">[further]</text:p>
      <text:p text:style-name="P19"><text:span text:style-name="T21"><text:line-break/></text:span><text:span text:style-name="T22">[/ XXX] </text:span></text:p>
      <text:p text:style-name="P29"/>
      <text:p text:style-name="P29"/>
      <text:p text:style-name="P29"/>
      <text:p text:style-name="P7">/ ------------------------------------------------ [TEMPLATE] 20191224_144528 /</text:p>
      <text:p text:style-name="P7"/>
      <text:p text:style-name="P7">/ ------------------------------------------------ [TASKS] 20200414_154140 /</text:p>
      <text:p text:style-name="P7"><text:soft-page-break/></text:p>
      <text:p text:style-name="P13">------------------------------------------------------- [STEPS : start] 20191224_114459</text:p>
      <text:list xml:id="list3819499605901469382" text:style-name="L106">
        <text:list-item>
          <text:p text:style-name="P146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">pushd C:\WORKS_2\WS\Eclipse_Luna\Cake_IFM11 &amp;&amp; s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  <table:table-row>
          <table:table-cell table:style-name="表2.A2" office:value-type="string">
            <text:p text:style-name="P1">r c &amp;&amp; g l --grep=44#10.2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</table:table>
      <text:list xml:id="list37621097" text:continue-numbering="true" text:style-name="L106">
        <text:list-item>
          <text:p text:style-name="P146"/>
        </text:list-item>
      </text:list>
      <text:p text:style-name="P13">/ ------------------------------------------------------- [STEPS : start] 20191224_114459 /</text:p>
      <text:p text:style-name="P7"/>
      <text:p text:style-name="P12">------------------------------------------------------- [STEPS : closing] 20191220_142139</text:p>
      <text:list xml:id="list8185840983321640441" text:style-name="L107">
        <text:list-item>
          <text:p text:style-name="P34"/>
        </text:list-item>
      </text:list>
      <table:table table:name="表5" table:style-name="表5">
        <table:table-column table:style-name="表5.A"/>
        <table:table-row>
          <table:table-cell table:style-name="表5.A1" office:value-type="string">
            <text:p text:style-name="P1">###</text:p>
          </table:table-cell>
        </table:table-row>
        <table:table-row>
          <table:table-cell table:style-name="表5.A2" office:value-type="string">
            <text:p text:style-name="P32">r oj &amp;&amp; s &amp;&amp; r c &amp;&amp; s</text:p>
          </table:table-cell>
        </table:table-row>
        <table:table-row>
          <table:table-cell table:style-name="表5.A3" office:value-type="string">
            <text:p text:style-name="P1">doc</text:p>
            <text:list xml:id="list4188858864961674353" text:style-name="L108">
              <text:list-item>
                <text:p text:style-name="P173">M – w &gt; a (new window)</text:p>
              </text:list-item>
              <text:list-item>
                <text:p text:style-name="P173">doc 2 : select → session number</text:p>
              </text:list-item>
              <text:list-item>
                <text:p text:style-name="P173">doc 1</text:p>
                <text:list>
                  <text:list-item>
                    <text:p text:style-name="P173">DUP → template</text:p>
                  </text:list-item>
                  <text:list-item>
                    <text:p text:style-name="P173">session num → paste</text:p>
                  </text:list-item>
                  <text:list-item>
                    <text:p text:style-name="P173">datetime ==&gt; change to “XXX”</text:p>
                  </text:list-item>
                  <text:list-item>
                    <text:p text:style-name="P173">session num → update</text:p>
                  </text:list-item>
                </text:list>
              </text:list-item>
              <text:list-item>
                <text:p text:style-name="P173">doc 2 : select → session string</text:p>
              </text:list-item>
              <text:list-item>
                <text:p text:style-name="P177">==&gt; to git</text:p>
              </text:list-item>
            </text:list>
          </table:table-cell>
        </table:table-row>
        <table:table-row>
          <table:table-cell table:style-name="表5.A4" office:value-type="string">
            <text:p text:style-name="P1">git</text:p>
            <text:list xml:id="list2473066209385286391" text:style-name="L109">
              <text:list-item>
                <text:p text:style-name="P174">commit</text:p>
                <text:list>
                  <text:list-item>
                    <text:p text:style-name="P174">jve</text:p>
                  </text:list-item>
                  <text:list-item>
                    <text:p text:style-name="P174">cake</text:p>
                  </text:list-item>
                </text:list>
              </text:list-item>
            </text:list>
          </table:table-cell>
        </table:table-row>
        <table:table-row>
          <table:table-cell table:style-name="表5.A3" office:value-type="string">
            <text:p text:style-name="P33"><office:annotation office:name="__Annotation__8900_564638208"><dc:creator>iwabuchi ken</dc:creator><dc:date>2020-06-18T17:30:51.05</dc:date><text:p text:style-name="P181"><text:span text:style-name="T36">https://stackoverflow.com/questions/357315/get-list-of-passed-arguments-in-windows-batch-script-bat</text:span></text:p></office:annotation>C:<office:annotation-end office:name="__Annotation__8900_564638208"/>\WORKS_2\WS\WS_Others.JVEMV6\JVEMV6\44_currency\10_prog-php\2_tester\end_all.bat <text:span text:style-name="T9">[29] res free# JVEMV6 44#10.2.2_XX / 44. currency / 10. prog-php / 2. tester / 2. <text:s/>tester_1__V2 / 20200624_170239</text:span></text:p>
          </table:table-cell>
        </table:table-row>
        <table:table-row>
          <table:table-cell table:style-name="表5.A3" office:value-type="string">
            <text:p text:style-name="P1"/>
          </table:table-cell>
        </table:table-row>
        <table:table-row>
          <table:table-cell table:style-name="表5.A3" office:value-type="string">
            <text:p text:style-name="P1">doc</text:p>
            <text:list xml:id="list8611449891805529704" text:style-name="L110">
              <text:list-item>
                <text:p text:style-name="P175">doc 1 : select → git push, echo</text:p>
              </text:list-item>
              <text:list-item>
                <text:p text:style-name="P175"><text:soft-page-break/>console : paste</text:p>
              </text:list-item>
            </text:list>
          </table:table-cell>
        </table:table-row>
        <table:table-row>
          <table:table-cell table:style-name="表5.A3" office:value-type="string">
            <text:p text:style-name="P26"><text:span text:style-name="T11">C:\WORKS_2\WS\WS_Others.JVEMV6\JVEMV6\37_miscs\12_programmin</text:span><text:span text:style-name="T11">g\3_fx-log-file\end_apps.bat &amp;&amp; echo.&gt;&gt; C:\WORKS_2\shortcuts_docs\start_log_JVE_44_10_2.[fx-php-tester].bat &amp;&amp; </text:span><text:span text:style-name="T29">r oj &amp;&amp; e &amp;&amp; p &amp;&amp; r c &amp;&amp; e &amp;&amp; p</text:span></text:p>
          </table:table-cell>
        </table:table-row>
        <table:table-row>
          <table:table-cell table:style-name="表5.A9" office:value-type="string">
            <text:p text:style-name="P28">C:\WORKS_2\a.bat &amp;&amp; r oj &amp;&amp; git add -A &amp;&amp; git commit -m ^"<text:span text:style-name="T13">[21] res free# </text:span><text:span text:style-name="T13">JVEMV6 44#10.2.2_XX / 44. currency / 10. prog-php / 2. tester / 2. <text:s/></text:span><text:span text:style-name="T13">tester_1__V2 / 20200615_161622</text:span>^" &amp;&amp; e &amp;&amp; p</text:p>
          </table:table-cell>
        </table:table-row>
        <table:table-row>
          <table:table-cell table:style-name="表5.A9" office:value-type="string">
            <text:p text:style-name="P28">C:\WORKS_2\a.bat &amp;&amp; r c &amp;&amp; git add -A &amp;&amp; git commit -m ^"<text:span text:style-name="T13">[20] res free# </text:span><text:span text:style-name="T13">JVEMV6 44#10.2.2_XX / 44. currency / 10. prog-php / 2. tester / 2. <text:s/></text:span><text:span text:style-name="T13">tester_1__V2 / 20200615_134356</text:span>^" &amp;&amp; e &amp;&amp; p</text:p>
          </table:table-cell>
        </table:table-row>
        <table:table-row>
          <table:table-cell table:style-name="表5.A3" office:value-type="string">
            <text:p text:style-name="P25">echo.&gt;&gt; C:\WORKS_2\shortcuts_docs\start_log_JVE_44_10_2.[fx-php-tester].bat</text:p>
          </table:table-cell>
        </table:table-row>
        <table:table-row>
          <table:table-cell table:style-name="表5.A3" office:value-type="string">
            <text:p text:style-name="P1">close</text:p>
            <text:list xml:id="list1854159422679595023" text:style-name="L111">
              <text:list-item>
                <text:p text:style-name="P176">eclipse</text:p>
              </text:list-item>
              <text:list-item>
                <text:p text:style-name="P176">mt4</text:p>
              </text:list-item>
              <text:list-item>
                <text:p text:style-name="P176">folders</text:p>
              </text:list-item>
              <text:list-item>
                <text:p text:style-name="P176">sakura files</text:p>
              </text:list-item>
              <text:list-item>
                <text:p text:style-name="P176">docs</text:p>
              </text:list-item>
            </text:list>
          </table:table-cell>
        </table:table-row>
      </table:table>
      <text:list xml:id="list37622179" text:continue-list="list8185840983321640441" text:style-name="L107">
        <text:list-item>
          <text:p text:style-name="P34">git</text:p>
          <text:list>
            <text:list-item>
              <text:p text:style-name="P34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oj &amp;&amp; s &amp;&amp; r c &amp;&amp; s</text:p>
          </table:table-cell>
        </table:table-row>
        <table:table-row>
          <table:table-cell table:style-name="表1.A3" office:value-type="string">
            <text:p text:style-name="P27"><text:span text:style-name="T11">C:\WORKS_2\WS\WS_Others.JVEMV6\JVEMV6\37_miscs\12_programming\3_fx-log-file\end_apps.bat &amp;&amp; echo.&gt;&gt; C:\WORKS_2\shortcuts_docs\start_log_JVE_44_10_2.[fx-php-tester].bat &amp;&amp; </text:span><text:span text:style-name="T29">r oj &amp;&amp; e &amp;&amp; p &amp;&amp; r c &amp;&amp; e &amp;&amp; p</text:span></text:p>
          </table:table-cell>
        </table:table-row>
        <table:table-row>
          <table:table-cell table:style-name="表1.A4" office:value-type="string">
            <text:p text:style-name="P1">r oj &amp;&amp; s</text:p>
          </table:table-cell>
        </table:table-row>
        <table:table-row>
          <table:table-cell table:style-name="表1.A4" office:value-type="string">
            <text:p text:style-name="P1"/>
          </table:table-cell>
        </table:table-row>
        <table:table-row>
          <table:table-cell table:style-name="表1.A4" office:value-type="string">
            <text:p text:style-name="P1">r c &amp;&amp; g l</text:p>
          </table:table-cell>
        </table:table-row>
        <table:table-row>
          <table:table-cell table:style-name="表1.A4" office:value-type="string">
            <text:p text:style-name="P1"/>
          </table:table-cell>
        </table:table-row>
      </table:table>
      <text:list xml:id="list37633388" text:continue-numbering="true" text:style-name="L107">
        <text:list-item>
          <text:list>
            <text:list-item>
              <text:p text:style-name="P34">push</text:p>
            </text:list-item>
          </text:list>
        </text:list-item>
      </text:list>
      <table:table table:name="表10" table:style-name="表10">
        <table:table-column table:style-name="表10.A"/>
        <text:soft-page-break/>
        <table:table-row>
          <table:table-cell table:style-name="表10.A1" office:value-type="string">
            <text:p text:style-name="P1">r oj &amp;&amp; e &amp;&amp; p &amp;&amp; r c &amp;&amp; e &amp;&amp; p &amp;&amp; <text:span text:style-name="T8">C:\WORKS_2\WS\WS_Others.JVEMV6\JVEMV6\37_miscs\12_programmin</text:span><text:span text:style-name="T8">g\3_fx-log-file\end_apps.bat</text:span></text:p>
          </table:table-cell>
        </table:table-row>
        <table:table-row>
          <table:table-cell table:style-name="表10.A2" office:value-type="string">
            <text:p text:style-name="P25">echo.&gt;&gt; C:\WORKS_2\shortcuts_docs\start_log_JVE_44_10_2.[fx-php-tester].bat</text:p>
          </table:table-cell>
        </table:table-row>
        <table:table-row>
          <table:table-cell table:style-name="表10.A2" office:value-type="string">
            <text:p text:style-name="P25"/>
          </table:table-cell>
        </table:table-row>
        <table:table-row>
          <table:table-cell table:style-name="表10.A2" office:value-type="string">
            <text:p text:style-name="P1"/>
          </table:table-cell>
        </table:table-row>
        <table:table-row>
          <table:table-cell table:style-name="表10.A2" office:value-type="string">
            <text:p text:style-name="P25">echo.&gt;&gt; C:\WORKS_2\shortcuts_docs\start_log_JVE_44_10_2.[fx-php-tester].bat</text:p>
          </table:table-cell>
        </table:table-row>
        <table:table-row>
          <table:table-cell table:style-name="表10.A2" office:value-type="string">
            <text:p text:style-name="P25"/>
          </table:table-cell>
        </table:table-row>
      </table:table>
      <text:list xml:id="list37620386" text:continue-numbering="true" text:style-name="L107">
        <text:list-item>
          <text:p text:style-name="P34">move “<text:span text:style-name="T6">@@@</text:span>”</text:p>
        </text:list-item>
        <text:list-item>
          <text:p text:style-name="P147">DUP : template</text:p>
        </text:list-item>
      </text:list>
      <text:p text:style-name="P7"/>
      <text:p text:style-name="P7">/ <text:span text:style-name="T7">------------------------------------------------------- [STEPS : closing] 20191220_142139 /</text:span></text:p>
      <text:p text:style-name="P14"/>
      <text:p text:style-name="P13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ＭＳ Ｐゴシック1" style:font-size-asian="10pt" style:font-name-complex="Courier New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ＭＳ Ｐ明朝" style:font-size-asian="10pt" style:font-weight-asian="bold" style:font-name-complex="Mangal" style:font-size-complex="10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06-24T17:40:54.91</dc:date>
    <dc:creator>iwabuchi ken</dc:creator>
    <meta:editing-duration>P7DT15H8M49S</meta:editing-duration>
    <meta:editing-cycles>1076</meta:editing-cycles>
    <meta:generator>OpenOffice/4.1.3$Win32 OpenOffice.org_project/413m1$Build-9783</meta:generator>
    <meta:document-statistic meta:table-count="32" meta:image-count="0" meta:object-count="3" meta:page-count="69" meta:paragraph-count="1511" meta:word-count="6504" meta:character-count="4729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1.586cm" svg:height="6.517cm" xlink:href="." xlink:type="simple" chart:class="chart:line" chart:style-name="ch1">
        <chart:legend chart:legend-position="end" svg:x="9.025cm" svg:y="1.898cm" style:legend-expansion="high" chart:style-name="ch2"/>
        <chart:plot-area chart:style-name="ch3" chart:data-source-has-labels="both" svg:x="0.681cm" svg:y="0.655cm" svg:width="7.882cm" svg:height="5.312cm">
          <chartooo:coordinate-region svg:x="1.382cm" svg:y="0.867cm" svg:width="6.478cm" svg:height="4.888cm"/>
          <chart:axis chart:dimension="x" chart:name="primary-x" chart:style-name="ch4" chartooo:axis-type="auto">
            <chartooo:date-scale/>
            <chart:categories table:cell-range-address="local-table.$B$1:.$G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G$2" chart:label-cell-address="local-table.$A$2" chart:class="chart:line">
            <chart:data-point chart:repeated="6"/>
          </chart:series>
          <chart:series chart:style-name="ch8" chart:values-cell-range-address="local-table.$B$3:.$G$3" chart:label-cell-address="local-table.$A$3" chart:class="chart:line">
            <chart:data-point chart:repeated="6"/>
          </chart:series>
          <chart:series chart:style-name="ch9" chart:values-cell-range-address="local-table.$B$4:.$G$4" chart:label-cell-address="local-table.$A$4" chart:class="chart:line">
            <chart:data-point chart:repeated="6"/>
          </chart:series>
          <chart:series chart:style-name="ch10" chart:values-cell-range-address="local-table.$B$5:.$G$5" chart:label-cell-address="local-table.$A$5" chart:class="chart:line">
            <chart:data-point chart:repeated="6"/>
          </chart:series>
          <chart:series chart:style-name="ch11" chart:values-cell-range-address="local-table.$B$6:.$G$6" chart:label-cell-address="local-table.$A$6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-level.-6</text:p>
              </table:table-cell>
              <table:table-cell office:value-type="string">
                <text:p>w-level.-5</text:p>
              </table:table-cell>
              <table:table-cell office:value-type="string">
                <text:p>w-level.-4</text:p>
              </table:table-cell>
              <table:table-cell office:value-type="string">
                <text:p>w-level.-3</text:p>
              </table:table-cell>
              <table:table-cell office:value-type="string">
                <text:p>w-level.-2</text:p>
              </table:table-cell>
              <table:table-cell office:value-type="string">
                <text:p>w-level.-1</text:p>
              </table:table-cell>
            </table:table-row>
          </table:table-header-rows>
          <table:table-rows>
            <table:table-row>
              <table:table-cell office:value-type="string">
                <text:p>plus-1</text:p>
              </table:table-cell>
              <table:table-cell office:value-type="float" office:value="-1">
                <text:p>-1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plus-2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minus-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minus-2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inus-3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503cm" svg:height="5.908cm" xlink:href="." xlink:type="simple" chart:class="chart:line" chart:style-name="ch1">
        <chart:legend chart:legend-position="end" svg:x="8.233cm" svg:y="2.118cm" style:legend-expansion="high" chart:style-name="ch2"/>
        <chart:plot-area chart:style-name="ch3" chart:data-source-has-labels="both" svg:x="0.66cm" svg:y="0.607cm" svg:width="7.153cm" svg:height="4.763cm">
          <chartooo:coordinate-region svg:x="1.361cm" svg:y="0.819cm" svg:width="5.749cm" svg:height="4.339cm"/>
          <chart:axis chart:dimension="x" chart:name="primary-x" chart:style-name="ch4" chartooo:axis-type="auto">
            <chartooo:date-scale/>
            <chart:categories table:cell-range-address="local-table.$B$1:.$J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J$2" chart:label-cell-address="local-table.$A$2" chart:class="chart:line">
            <chart:data-point chart:repeated="9"/>
          </chart:series>
          <chart:series chart:style-name="ch8" chart:values-cell-range-address="local-table.$B$3:.$J$3" chart:label-cell-address="local-table.$A$3" chart:class="chart:line">
            <chart:data-point chart:repeated="9"/>
          </chart:series>
          <chart:series chart:style-name="ch9" chart:values-cell-range-address="local-table.$B$4:.$J$4" chart:label-cell-address="local-table.$A$4" chart:class="chart:line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-level.-9</text:p>
              </table:table-cell>
              <table:table-cell office:value-type="string">
                <text:p>w-level.-8</text:p>
              </table:table-cell>
              <table:table-cell office:value-type="string">
                <text:p>w-level.-7</text:p>
              </table:table-cell>
              <table:table-cell office:value-type="string">
                <text:p>w-level.-6</text:p>
              </table:table-cell>
              <table:table-cell office:value-type="string">
                <text:p>w-level.-5</text:p>
              </table:table-cell>
              <table:table-cell office:value-type="string">
                <text:p>w-level.-4</text:p>
              </table:table-cell>
              <table:table-cell office:value-type="string">
                <text:p>w-level.-3</text:p>
              </table:table-cell>
              <table:table-cell office:value-type="string">
                <text:p>w-level.-2</text:p>
              </table:table-cell>
              <table:table-cell office:value-type="string">
                <text:p>w-level.-1</text:p>
              </table:table-cell>
            </table:table-row>
          </table:table-header-rows>
          <table:table-rows>
            <table:table-row>
              <table:table-cell office:value-type="string">
                <text:p>plus-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lus-2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lus-3</text:p>
              </table:table-cell>
              <table:table-cell office:value-type="float" office:value="-2">
                <text:p>-2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8">
      <number:number number:decimal-places="5"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08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fals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9.702cm" svg:height="5.457cm" xlink:href="." xlink:type="simple" chart:class="chart:line" chart:style-name="ch1">
        <chart:legend chart:legend-position="end" svg:x="7.141cm" svg:y="1.106cm" style:legend-expansion="high" chart:style-name="ch2"/>
        <chart:plot-area chart:style-name="ch3" chart:data-source-has-labels="both" svg:x="0.644cm" svg:y="0.571cm" svg:width="6.109cm" svg:height="4.357cm">
          <chartooo:coordinate-region svg:x="1.279cm" svg:y="0.784cm" svg:width="4.837cm" svg:height="3.512cm"/>
          <chart:axis chart:dimension="x" chart:name="primary-x" chart:style-name="ch4" chartooo:axis-type="auto">
            <chartooo:date-scale/>
            <chart:categories table:cell-range-address="local-table.$B$1:.$J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J$2" chart:label-cell-address="local-table.$A$2" chart:class="chart:line">
            <chart:data-point chart:repeated="9"/>
          </chart:series>
          <chart:series chart:style-name="ch8" chart:values-cell-range-address="local-table.$B$3:.$J$3" chart:label-cell-address="local-table.$A$3" chart:class="chart:line">
            <chart:data-point chart:repeated="9"/>
          </chart:series>
          <chart:series chart:style-name="ch9" chart:values-cell-range-address="local-table.$B$4:.$J$4" chart:label-cell-address="local-table.$A$4" chart:class="chart:line">
            <chart:data-point chart:repeated="9"/>
          </chart:series>
          <chart:series chart:style-name="ch10" chart:values-cell-range-address="local-table.$B$5:.$J$5" chart:label-cell-address="local-table.$A$5" chart:class="chart:line">
            <chart:data-point chart:repeated="9"/>
          </chart:series>
          <chart:series chart:style-name="ch11" chart:values-cell-range-address="local-table.$B$6:.$J$6" chart:label-cell-address="local-table.$A$6" chart:class="chart:line">
            <chart:data-point chart:repeated="9"/>
          </chart:series>
          <chart:series chart:style-name="ch12" chart:values-cell-range-address="local-table.$B$7:.$J$7" chart:label-cell-address="local-table.$A$7" chart:class="chart:line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orce.-9</text:p>
              </table:table-cell>
              <table:table-cell office:value-type="string">
                <text:p>Force.-8</text:p>
              </table:table-cell>
              <table:table-cell office:value-type="string">
                <text:p>Force.-7</text:p>
              </table:table-cell>
              <table:table-cell office:value-type="string">
                <text:p>Force.-6</text:p>
              </table:table-cell>
              <table:table-cell office:value-type="string">
                <text:p>Force.-5</text:p>
              </table:table-cell>
              <table:table-cell office:value-type="string">
                <text:p>Force.-4</text:p>
              </table:table-cell>
              <table:table-cell office:value-type="string">
                <text:p>Force.-3</text:p>
              </table:table-cell>
              <table:table-cell office:value-type="string">
                <text:p>Force.-2</text:p>
              </table:table-cell>
              <table:table-cell office:value-type="string">
                <text:p>Force.-1</text:p>
              </table:table-cell>
            </table:table-row>
          </table:table-header-rows>
          <table:table-rows>
            <table:table-row>
              <table:table-cell office:value-type="string">
                <text:p>minus-1</text:p>
              </table:table-cell>
              <table:table-cell office:value-type="float" office:value="4.33605">
                <text:p>4.33605</text:p>
              </table:table-cell>
              <table:table-cell office:value-type="float" office:value="4.74155">
                <text:p>4.74155</text:p>
              </table:table-cell>
              <table:table-cell office:value-type="float" office:value="2.4156">
                <text:p>2.4156</text:p>
              </table:table-cell>
              <table:table-cell office:value-type="float" office:value="4.9528">
                <text:p>4.9528</text:p>
              </table:table-cell>
              <table:table-cell office:value-type="float" office:value="11.2793">
                <text:p>11.2793</text:p>
              </table:table-cell>
              <table:table-cell office:value-type="float" office:value="11.0967">
                <text:p>11.0967</text:p>
              </table:table-cell>
              <table:table-cell office:value-type="float" office:value="10.7166">
                <text:p>10.7166</text:p>
              </table:table-cell>
              <table:table-cell office:value-type="float" office:value="7.953">
                <text:p>7.953</text:p>
              </table:table-cell>
              <table:table-cell office:value-type="float" office:value="4.9868">
                <text:p>4.9868</text:p>
              </table:table-cell>
            </table:table-row>
            <table:table-row>
              <table:table-cell office:value-type="string">
                <text:p>plus-1</text:p>
              </table:table-cell>
              <table:table-cell office:value-type="float" office:value="-0.4726">
                <text:p>-0.4726</text:p>
              </table:table-cell>
              <table:table-cell office:value-type="float" office:value="-0.0578">
                <text:p>-0.0578</text:p>
              </table:table-cell>
              <table:table-cell office:value-type="float" office:value="0.4532">
                <text:p>0.4532</text:p>
              </table:table-cell>
              <table:table-cell office:value-type="float" office:value="0.78375">
                <text:p>0.78375</text:p>
              </table:table-cell>
              <table:table-cell office:value-type="float" office:value="0.1912">
                <text:p>0.1912</text:p>
              </table:table-cell>
              <table:table-cell office:value-type="float" office:value="0.32955">
                <text:p>0.32955</text:p>
              </table:table-cell>
              <table:table-cell office:value-type="float" office:value="0.14495">
                <text:p>0.14495</text:p>
              </table:table-cell>
              <table:table-cell office:value-type="float" office:value="0.2964">
                <text:p>0.2964</text:p>
              </table:table-cell>
              <table:table-cell office:value-type="float" office:value="0.94135">
                <text:p>0.94135</text:p>
              </table:table-cell>
            </table:table-row>
            <table:table-row>
              <table:table-cell office:value-type="string">
                <text:p>plus-2</text:p>
              </table:table-cell>
              <table:table-cell office:value-type="float" office:value="0.3955">
                <text:p>0.3955</text:p>
              </table:table-cell>
              <table:table-cell office:value-type="float" office:value="0.1539">
                <text:p>0.1539</text:p>
              </table:table-cell>
              <table:table-cell office:value-type="float" office:value="0.65205">
                <text:p>0.65205</text:p>
              </table:table-cell>
              <table:table-cell office:value-type="float" office:value="1.01475">
                <text:p>1.01475</text:p>
              </table:table-cell>
              <table:table-cell office:value-type="float" office:value="1.537">
                <text:p>1.537</text:p>
              </table:table-cell>
              <table:table-cell office:value-type="float" office:value="2.3829">
                <text:p>2.3829</text:p>
              </table:table-cell>
              <table:table-cell office:value-type="float" office:value="2.5434">
                <text:p>2.5434</text:p>
              </table:table-cell>
              <table:table-cell office:value-type="float" office:value="2.2388">
                <text:p>2.2388</text:p>
              </table:table-cell>
              <table:table-cell office:value-type="float" office:value="2.6838">
                <text:p>2.6838</text:p>
              </table:table-cell>
            </table:table-row>
            <table:table-row>
              <table:table-cell office:value-type="string">
                <text:p>plus-3</text:p>
              </table:table-cell>
              <table:table-cell office:value-type="float" office:value="1.8502">
                <text:p>1.8502</text:p>
              </table:table-cell>
              <table:table-cell office:value-type="float" office:value="3.9083">
                <text:p>3.9083</text:p>
              </table:table-cell>
              <table:table-cell office:value-type="float" office:value="3.50445">
                <text:p>3.50445</text:p>
              </table:table-cell>
              <table:table-cell office:value-type="float" office:value="4.25365">
                <text:p>4.25365</text:p>
              </table:table-cell>
              <table:table-cell office:value-type="float" office:value="3.59195">
                <text:p>3.59195</text:p>
              </table:table-cell>
              <table:table-cell office:value-type="float" office:value="3.3561">
                <text:p>3.3561</text:p>
              </table:table-cell>
              <table:table-cell office:value-type="float" office:value="6.1776">
                <text:p>6.1776</text:p>
              </table:table-cell>
              <table:table-cell office:value-type="float" office:value="4.9068">
                <text:p>4.9068</text:p>
              </table:table-cell>
              <table:table-cell office:value-type="float" office:value="7.2695">
                <text:p>7.2695</text:p>
              </table:table-cell>
            </table:table-row>
            <table:table-row>
              <table:table-cell office:value-type="string">
                <text:p>plus-4</text:p>
              </table:table-cell>
              <table:table-cell office:value-type="float" office:value="-0.3366">
                <text:p>-0.3366</text:p>
              </table:table-cell>
              <table:table-cell office:value-type="float" office:value="0.0238">
                <text:p>0.0238</text:p>
              </table:table-cell>
              <table:table-cell office:value-type="float" office:value="-0.52675">
                <text:p>-0.52675</text:p>
              </table:table-cell>
              <table:table-cell office:value-type="float" office:value="0.79355">
                <text:p>0.79355</text:p>
              </table:table-cell>
              <table:table-cell office:value-type="float" office:value="-0.1705">
                <text:p>-0.1705</text:p>
              </table:table-cell>
              <table:table-cell office:value-type="float" office:value="0.31365">
                <text:p>0.31365</text:p>
              </table:table-cell>
              <table:table-cell office:value-type="float" office:value="0.3094">
                <text:p>0.3094</text:p>
              </table:table-cell>
              <table:table-cell office:value-type="float" office:value="0.8827">
                <text:p>0.8827</text:p>
              </table:table-cell>
              <table:table-cell office:value-type="float" office:value="0.60435">
                <text:p>0.60435</text:p>
              </table:table-cell>
            </table:table-row>
            <table:table-row>
              <table:table-cell office:value-type="string">
                <text:p>minus-2</text:p>
              </table:table-cell>
              <table:table-cell office:value-type="float" office:value="4.6683">
                <text:p>4.6683</text:p>
              </table:table-cell>
              <table:table-cell office:value-type="float" office:value="4.3026">
                <text:p>4.3026</text:p>
              </table:table-cell>
              <table:table-cell office:value-type="float" office:value="3.894">
                <text:p>3.894</text:p>
              </table:table-cell>
              <table:table-cell office:value-type="float" office:value="4.38275">
                <text:p>4.38275</text:p>
              </table:table-cell>
              <table:table-cell office:value-type="float" office:value="4.72395">
                <text:p>4.72395</text:p>
              </table:table-cell>
              <table:table-cell office:value-type="float" office:value="6.29965">
                <text:p>6.29965</text:p>
              </table:table-cell>
              <table:table-cell office:value-type="float" office:value="5.2934">
                <text:p>5.2934</text:p>
              </table:table-cell>
              <table:table-cell office:value-type="float" office:value="4.33605">
                <text:p>4.33605</text:p>
              </table:table-cell>
              <table:table-cell office:value-type="float" office:value="4.74155">
                <text:p>4.7415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